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mm"/>
    </style:style>
    <style:style style:name="co2" style:family="table-column">
      <style:table-column-properties fo:break-before="auto" style:column-width="70.0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4.48mm"/>
    </style:style>
    <style:style style:name="co5" style:family="table-column">
      <style:table-column-properties fo:break-before="auto" style:column-width="31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9mm"/>
    </style:style>
    <style:style style:name="co8" style:family="table-column">
      <style:table-column-properties fo:break-before="auto" style:column-width="43.69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62.34mm"/>
    </style:style>
    <style:style style:name="co11" style:family="table-column">
      <style:table-column-properties fo:break-before="auto" style:column-width="71.12mm"/>
    </style:style>
    <style:style style:name="co12" style:family="table-column">
      <style:table-column-properties fo:break-before="auto" style:column-width="26.67mm"/>
    </style:style>
    <style:style style:name="co13" style:family="table-column">
      <style:table-column-properties fo:break-before="auto" style:column-width="29.42mm"/>
    </style:style>
    <style:style style:name="co14" style:family="table-column">
      <style:table-column-properties fo:break-before="auto" style:column-width="42.58mm"/>
    </style:style>
    <style:style style:name="co15" style:family="table-column">
      <style:table-column-properties fo:break-before="auto" style:column-width="29.14mm"/>
    </style:style>
    <style:style style:name="co16" style:family="table-column">
      <style:table-column-properties fo:break-before="auto" style:column-width="63.71mm"/>
    </style:style>
    <style:style style:name="co17" style:family="table-column">
      <style:table-column-properties fo:break-before="auto" style:column-width="85.11mm"/>
    </style:style>
    <style:style style:name="co18" style:family="table-column">
      <style:table-column-properties fo:break-before="auto" style:column-width="34.08mm"/>
    </style:style>
    <style:style style:name="co19" style:family="table-column">
      <style:table-column-properties fo:break-before="auto" style:column-width="27.78mm"/>
    </style:style>
    <style:style style:name="co20" style:family="table-column">
      <style:table-column-properties fo:break-before="auto" style:column-width="64.81mm"/>
    </style:style>
    <style:style style:name="co21" style:family="table-column">
      <style:table-column-properties fo:break-before="auto" style:column-width="82.09mm"/>
    </style:style>
    <style:style style:name="co22" style:family="table-column">
      <style:table-column-properties fo:break-before="auto" style:column-width="33.27mm"/>
    </style:style>
    <style:style style:name="co23" style:family="table-column">
      <style:table-column-properties fo:break-before="auto" style:column-width="81mm"/>
    </style:style>
    <style:style style:name="co24" style:family="table-column">
      <style:table-column-properties fo:break-before="auto" style:column-width="69.2mm"/>
    </style:style>
    <style:style style:name="co25" style:family="table-column">
      <style:table-column-properties fo:break-before="auto" style:column-width="38.21mm"/>
    </style:style>
    <style:style style:name="co26" style:family="table-column">
      <style:table-column-properties fo:break-before="auto" style:column-width="52.19mm"/>
    </style:style>
    <style:style style:name="co27" style:family="table-column">
      <style:table-column-properties fo:break-before="auto" style:column-width="31.06mm"/>
    </style:style>
    <style:style style:name="co28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6. HTG MXD - Chime Bank - TPMXN Zentral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ChimeBank_Zentralia_S</text:p>
          </table:table-cell>
          <table:table-cell/>
          <table:table-cell office:value-type="float" office:value="3413547" calcext:value-type="float">
            <text:p>3413547</text:p>
          </table:table-cell>
          <table:table-cell office:value-type="string" calcext:value-type="string">
            <text:p>bucior.6</text:p>
          </table:table-cell>
          <table:table-cell office:value-type="string" calcext:value-type="string">
            <text:p>Luis Antonio Bucio Rivera</text:p>
          </table:table-cell>
        </table:table-row>
        <table:table-row table:style-name="ro1">
          <table:table-cell office:value-type="float" office:value="1622793" calcext:value-type="float">
            <text:p>1622793</text:p>
          </table:table-cell>
          <table:table-cell office:value-type="string" calcext:value-type="string">
            <text:p>Cecilia Isabel Lopez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377676" calcext:value-type="float">
            <text:p>3377676</text:p>
          </table:table-cell>
          <table:table-cell office:value-type="string" calcext:value-type="string">
            <text:p>hernandezo.35</text:p>
          </table:table-cell>
          <table:table-cell office:value-type="string" calcext:value-type="string">
            <text:p>Rene Antonio Hernandez Ojeda</text:p>
          </table:table-cell>
        </table:table-row>
        <table:table-row table:style-name="ro1">
          <table:table-cell office:value-type="float" office:value="1625426" calcext:value-type="float">
            <text:p>1625426</text:p>
          </table:table-cell>
          <table:table-cell office:value-type="string" calcext:value-type="string">
            <text:p>Erick Ernesto Jacobo Herr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367109" calcext:value-type="float">
            <text:p>3367109</text:p>
          </table:table-cell>
          <table:table-cell office:value-type="string" calcext:value-type="string">
            <text:p>alvaradol.10</text:p>
          </table:table-cell>
          <table:table-cell office:value-type="string" calcext:value-type="string">
            <text:p>Katya Alvarado Lopez</text:p>
          </table:table-cell>
        </table:table-row>
        <table:table-row table:style-name="ro1">
          <table:table-cell office:value-type="float" office:value="2132268" calcext:value-type="float">
            <text:p>2132268</text:p>
          </table:table-cell>
          <table:table-cell office:value-type="string" calcext:value-type="string">
            <text:p>Julio Diego Gonzalez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367013" calcext:value-type="float">
            <text:p>3367013</text:p>
          </table:table-cell>
          <table:table-cell office:value-type="string" calcext:value-type="string">
            <text:p>gasparr.6</text:p>
          </table:table-cell>
          <table:table-cell office:value-type="string" calcext:value-type="string">
            <text:p>Nestor De Jesus Gaspar Rodriguez</text:p>
          </table:table-cell>
        </table:table-row>
        <table:table-row table:style-name="ro1">
          <table:table-cell office:value-type="float" office:value="2290580" calcext:value-type="float">
            <text:p>2290580</text:p>
          </table:table-cell>
          <table:table-cell office:value-type="string" calcext:value-type="string">
            <text:p>Luis Adrian Uribe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354216" calcext:value-type="float">
            <text:p>3354216</text:p>
          </table:table-cell>
          <table:table-cell office:value-type="string" calcext:value-type="string">
            <text:p>beltranm.21</text:p>
          </table:table-cell>
          <table:table-cell office:value-type="string" calcext:value-type="string">
            <text:p>Angel Beltran Martinez</text:p>
          </table:table-cell>
        </table:table-row>
        <table:table-row table:style-name="ro1">
          <table:table-cell office:value-type="float" office:value="2448691" calcext:value-type="float">
            <text:p>2448691</text:p>
          </table:table-cell>
          <table:table-cell office:value-type="string" calcext:value-type="string">
            <text:p>Gina Jazmin Nava Prie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ChimeBank_Zentralia_A</text:p>
          </table:table-cell>
          <table:table-cell/>
          <table:table-cell office:value-type="float" office:value="3343273" calcext:value-type="float">
            <text:p>3343273</text:p>
          </table:table-cell>
          <table:table-cell office:value-type="string" calcext:value-type="string">
            <text:p>leyvar.10</text:p>
          </table:table-cell>
          <table:table-cell office:value-type="string" calcext:value-type="string">
            <text:p>Ariadna Carolina Leyva Ramos</text:p>
          </table:table-cell>
        </table:table-row>
        <table:table-row table:style-name="ro1">
          <table:table-cell office:value-type="float" office:value="2641301" calcext:value-type="float">
            <text:p>2641301</text:p>
          </table:table-cell>
          <table:table-cell office:value-type="string" calcext:value-type="string">
            <text:p>Edgar Alberto Stanford Guzm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321351" calcext:value-type="float">
            <text:p>3321351</text:p>
          </table:table-cell>
          <table:table-cell office:value-type="string" calcext:value-type="string">
            <text:p>bonillas.13</text:p>
          </table:table-cell>
          <table:table-cell office:value-type="string" calcext:value-type="string">
            <text:p>Natalia Bonilla Solis</text:p>
          </table:table-cell>
        </table:table-row>
        <table:table-row table:style-name="ro1">
          <table:table-cell office:value-type="float" office:value="2674378" calcext:value-type="float">
            <text:p>2674378</text:p>
          </table:table-cell>
          <table:table-cell office:value-type="string" calcext:value-type="string">
            <text:p>Reyna Del Carmen Cortes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276431" calcext:value-type="float">
            <text:p>3276431</text:p>
          </table:table-cell>
          <table:table-cell office:value-type="string" calcext:value-type="string">
            <text:p>lechugav.7</text:p>
          </table:table-cell>
          <table:table-cell office:value-type="string" calcext:value-type="string">
            <text:p>Mario Alberto Lechuga Villalobos</text:p>
          </table:table-cell>
        </table:table-row>
        <table:table-row table:style-name="ro1">
          <table:table-cell office:value-type="float" office:value="2674492" calcext:value-type="float">
            <text:p>2674492</text:p>
          </table:table-cell>
          <table:table-cell office:value-type="string" calcext:value-type="string">
            <text:p>Oscar Omar Vidal Aguil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276425" calcext:value-type="float">
            <text:p>3276425</text:p>
          </table:table-cell>
          <table:table-cell office:value-type="string" calcext:value-type="string">
            <text:p>munozr.31</text:p>
          </table:table-cell>
          <table:table-cell office:value-type="string" calcext:value-type="string">
            <text:p>Gil Muñoz Rojas</text:p>
          </table:table-cell>
        </table:table-row>
        <table:table-row table:style-name="ro1">
          <table:table-cell office:value-type="float" office:value="2694883" calcext:value-type="float">
            <text:p>2694883</text:p>
          </table:table-cell>
          <table:table-cell office:value-type="string" calcext:value-type="string">
            <text:p>Eva Araceli Rodriguez Ort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4"/>
          <table:table-cell office:value-type="float" office:value="3276422" calcext:value-type="float">
            <text:p>3276422</text:p>
          </table:table-cell>
          <table:table-cell office:value-type="string" calcext:value-type="string">
            <text:p>vargasl.20</text:p>
          </table:table-cell>
          <table:table-cell office:value-type="string" calcext:value-type="string">
            <text:p>Anwar Vargas Limon</text:p>
          </table:table-cell>
        </table:table-row>
        <table:table-row table:style-name="ro1">
          <table:table-cell office:value-type="float" office:value="2694888" calcext:value-type="float">
            <text:p>2694888</text:p>
          </table:table-cell>
          <table:table-cell office:value-type="string" calcext:value-type="string">
            <text:p>Jorge Jesus Vazquez Alvar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ChimeBank_Zentralia_R</text:p>
          </table:table-cell>
          <table:table-cell/>
          <table:table-cell office:value-type="float" office:value="2167491" calcext:value-type="float">
            <text:p>2167491</text:p>
          </table:table-cell>
          <table:table-cell office:value-type="string" calcext:value-type="string">
            <text:p>acoltzidavila.5</text:p>
          </table:table-cell>
          <table:table-cell office:value-type="string" calcext:value-type="string">
            <text:p>Lilia Acoltzi Davila</text:p>
          </table:table-cell>
        </table:table-row>
        <table:table-row table:style-name="ro1">
          <table:table-cell office:value-type="float" office:value="2694901" calcext:value-type="float">
            <text:p>2694901</text:p>
          </table:table-cell>
          <table:table-cell office:value-type="string" calcext:value-type="string">
            <text:p>Ilse Veronica Torres Ram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08307" calcext:value-type="float">
            <text:p>2808307</text:p>
          </table:table-cell>
          <table:table-cell office:value-type="string" calcext:value-type="string">
            <text:p>Blanca Neli Pen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08314" calcext:value-type="float">
            <text:p>2808314</text:p>
          </table:table-cell>
          <table:table-cell office:value-type="string" calcext:value-type="string">
            <text:p>Javier Garcia Aya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08315" calcext:value-type="float">
            <text:p>2808315</text:p>
          </table:table-cell>
          <table:table-cell office:value-type="string" calcext:value-type="string">
            <text:p>Jonathan Armando Politron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11663" calcext:value-type="float">
            <text:p>2811663</text:p>
          </table:table-cell>
          <table:table-cell office:value-type="string" calcext:value-type="string">
            <text:p>Rodrigo Alejandro Lopez Zarc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42004" calcext:value-type="float">
            <text:p>2842004</text:p>
          </table:table-cell>
          <table:table-cell office:value-type="string" calcext:value-type="string">
            <text:p>Alfonso Alamillo Galin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77330" calcext:value-type="float">
            <text:p>2877330</text:p>
          </table:table-cell>
          <table:table-cell office:value-type="string" calcext:value-type="string">
            <text:p>Angelica Hernandez Andua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77339" calcext:value-type="float">
            <text:p>2877339</text:p>
          </table:table-cell>
          <table:table-cell office:value-type="string" calcext:value-type="string">
            <text:p>Jose Alberto Ornelas Bolan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77342" calcext:value-type="float">
            <text:p>2877342</text:p>
          </table:table-cell>
          <table:table-cell office:value-type="string" calcext:value-type="string">
            <text:p>Luis Gerardo Cruz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05606" calcext:value-type="float">
            <text:p>2905606</text:p>
          </table:table-cell>
          <table:table-cell office:value-type="string" calcext:value-type="string">
            <text:p>Alejandra Barba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05614" calcext:value-type="float">
            <text:p>2905614</text:p>
          </table:table-cell>
          <table:table-cell office:value-type="string" calcext:value-type="string">
            <text:p>Angel Alejandro Rosales Contrer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06191" calcext:value-type="float">
            <text:p>2906191</text:p>
          </table:table-cell>
          <table:table-cell office:value-type="string" calcext:value-type="string">
            <text:p>Gerardo Sanchez Saaved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34260" calcext:value-type="float">
            <text:p>2934260</text:p>
          </table:table-cell>
          <table:table-cell office:value-type="string" calcext:value-type="string">
            <text:p>Jaime Ismael Peñaloza Gerar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38915" calcext:value-type="float">
            <text:p>2938915</text:p>
          </table:table-cell>
          <table:table-cell office:value-type="string" calcext:value-type="string">
            <text:p>Benjamin Gomez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64101" calcext:value-type="float">
            <text:p>2964101</text:p>
          </table:table-cell>
          <table:table-cell office:value-type="string" calcext:value-type="string">
            <text:p>Diego Sebastian Nuñez Tov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64112" calcext:value-type="float">
            <text:p>2964112</text:p>
          </table:table-cell>
          <table:table-cell office:value-type="string" calcext:value-type="string">
            <text:p>Luis Gerardo Santaolaya Cane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64117" calcext:value-type="float">
            <text:p>2964117</text:p>
          </table:table-cell>
          <table:table-cell office:value-type="string" calcext:value-type="string">
            <text:p>Paola Margarita Alarcon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92083" calcext:value-type="float">
            <text:p>2992083</text:p>
          </table:table-cell>
          <table:table-cell office:value-type="string" calcext:value-type="string">
            <text:p>Rodolfo Hernandez Ram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92258" calcext:value-type="float">
            <text:p>2992258</text:p>
          </table:table-cell>
          <table:table-cell office:value-type="string" calcext:value-type="string">
            <text:p>Alma Andrea Ramirez Argue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15530" calcext:value-type="float">
            <text:p>3015530</text:p>
          </table:table-cell>
          <table:table-cell office:value-type="string" calcext:value-type="string">
            <text:p>Eloim Emmanuel Zaldivar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41766" calcext:value-type="float">
            <text:p>3041766</text:p>
          </table:table-cell>
          <table:table-cell office:value-type="string" calcext:value-type="string">
            <text:p>Alejandro Mendez Alpiz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44842" calcext:value-type="float">
            <text:p>3044842</text:p>
          </table:table-cell>
          <table:table-cell office:value-type="string" calcext:value-type="string">
            <text:p>Melissa Yamile Romero Camach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8076" calcext:value-type="float">
            <text:p>3068076</text:p>
          </table:table-cell>
          <table:table-cell office:value-type="string" calcext:value-type="string">
            <text:p>Jorge Angel Novo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8346" calcext:value-type="float">
            <text:p>3068346</text:p>
          </table:table-cell>
          <table:table-cell office:value-type="string" calcext:value-type="string">
            <text:p>Adriana Ramirez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8353" calcext:value-type="float">
            <text:p>3068353</text:p>
          </table:table-cell>
          <table:table-cell office:value-type="string" calcext:value-type="string">
            <text:p>Homer Benjamin Uribe Dia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8419" calcext:value-type="float">
            <text:p>3068419</text:p>
          </table:table-cell>
          <table:table-cell office:value-type="string" calcext:value-type="string">
            <text:p>Hugo Fernando Ramirez Cor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8422" calcext:value-type="float">
            <text:p>3068422</text:p>
          </table:table-cell>
          <table:table-cell office:value-type="string" calcext:value-type="string">
            <text:p>Kelly Michelle Navarrete Esquive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9021" calcext:value-type="float">
            <text:p>3069021</text:p>
          </table:table-cell>
          <table:table-cell office:value-type="string" calcext:value-type="string">
            <text:p>Emmanuel Gonzalez Malaca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9022" calcext:value-type="float">
            <text:p>3069022</text:p>
          </table:table-cell>
          <table:table-cell office:value-type="string" calcext:value-type="string">
            <text:p>Enrique Ceja Albarr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69025" calcext:value-type="float">
            <text:p>3069025</text:p>
          </table:table-cell>
          <table:table-cell office:value-type="string" calcext:value-type="string">
            <text:p>Humberto Melgarejo Huer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1239" calcext:value-type="float">
            <text:p>3131239</text:p>
          </table:table-cell>
          <table:table-cell office:value-type="string" calcext:value-type="string">
            <text:p>Carlos Santiago Aguirr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65466" calcext:value-type="float">
            <text:p>3165466</text:p>
          </table:table-cell>
          <table:table-cell office:value-type="string" calcext:value-type="string">
            <text:p>Arturo Corona Trujill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78" calcext:value-type="float">
            <text:p>3197578</text:p>
          </table:table-cell>
          <table:table-cell office:value-type="string" calcext:value-type="string">
            <text:p>Daniela Flores Lari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79" calcext:value-type="float">
            <text:p>3197579</text:p>
          </table:table-cell>
          <table:table-cell office:value-type="string" calcext:value-type="string">
            <text:p>Erick Yael Alvarez Del Castillo Pe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80" calcext:value-type="float">
            <text:p>3197580</text:p>
          </table:table-cell>
          <table:table-cell office:value-type="string" calcext:value-type="string">
            <text:p>Frida Alejandra Anaya Vazq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85" calcext:value-type="float">
            <text:p>3197585</text:p>
          </table:table-cell>
          <table:table-cell office:value-type="string" calcext:value-type="string">
            <text:p>Carlos Alberto Cabrera Ponc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89" calcext:value-type="float">
            <text:p>3197589</text:p>
          </table:table-cell>
          <table:table-cell office:value-type="string" calcext:value-type="string">
            <text:p>Eros Moron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90" calcext:value-type="float">
            <text:p>3197590</text:p>
          </table:table-cell>
          <table:table-cell office:value-type="string" calcext:value-type="string">
            <text:p>Jose De Jesus Hernand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596" calcext:value-type="float">
            <text:p>3197596</text:p>
          </table:table-cell>
          <table:table-cell office:value-type="string" calcext:value-type="string">
            <text:p>Sandra Alejandra Cervantes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7669" calcext:value-type="float">
            <text:p>3197669</text:p>
          </table:table-cell>
          <table:table-cell office:value-type="string" calcext:value-type="string">
            <text:p>Omar Alberto Gomez Bern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72" calcext:value-type="float">
            <text:p>3234072</text:p>
          </table:table-cell>
          <table:table-cell office:value-type="string" calcext:value-type="string">
            <text:p>Adriana Cruz Santa Mar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73" calcext:value-type="float">
            <text:p>3234073</text:p>
          </table:table-cell>
          <table:table-cell office:value-type="string" calcext:value-type="string">
            <text:p>Andrea Abigail Cardenas Jard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75" calcext:value-type="float">
            <text:p>3234075</text:p>
          </table:table-cell>
          <table:table-cell office:value-type="string" calcext:value-type="string">
            <text:p>Ariadnna Trejo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76" calcext:value-type="float">
            <text:p>3234076</text:p>
          </table:table-cell>
          <table:table-cell office:value-type="string" calcext:value-type="string">
            <text:p>Bayron David Tecxis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81" calcext:value-type="float">
            <text:p>3234081</text:p>
          </table:table-cell>
          <table:table-cell office:value-type="string" calcext:value-type="string">
            <text:p>Jose Francisco Francia Corre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82" calcext:value-type="float">
            <text:p>3234082</text:p>
          </table:table-cell>
          <table:table-cell office:value-type="string" calcext:value-type="string">
            <text:p>Luis Eduardo Hernandez More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83" calcext:value-type="float">
            <text:p>3234083</text:p>
          </table:table-cell>
          <table:table-cell office:value-type="string" calcext:value-type="string">
            <text:p>Noemi Garduño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84" calcext:value-type="float">
            <text:p>3234084</text:p>
          </table:table-cell>
          <table:table-cell office:value-type="string" calcext:value-type="string">
            <text:p>Osvaldo Ali Ortega Col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88" calcext:value-type="float">
            <text:p>3234088</text:p>
          </table:table-cell>
          <table:table-cell office:value-type="string" calcext:value-type="string">
            <text:p>Christian Colin Valverd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89" calcext:value-type="float">
            <text:p>3234089</text:p>
          </table:table-cell>
          <table:table-cell office:value-type="string" calcext:value-type="string">
            <text:p>Victor Manuel Maldonado Cansi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91" calcext:value-type="float">
            <text:p>3234091</text:p>
          </table:table-cell>
          <table:table-cell office:value-type="string" calcext:value-type="string">
            <text:p>Fabiola Edith Aguilar Herr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93" calcext:value-type="float">
            <text:p>3234093</text:p>
          </table:table-cell>
          <table:table-cell office:value-type="string" calcext:value-type="string">
            <text:p>Jesica Cuadros Peñ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096" calcext:value-type="float">
            <text:p>3234096</text:p>
          </table:table-cell>
          <table:table-cell office:value-type="string" calcext:value-type="string">
            <text:p>Mauricio Daniel Velazquez Riv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100" calcext:value-type="float">
            <text:p>3234100</text:p>
          </table:table-cell>
          <table:table-cell office:value-type="string" calcext:value-type="string">
            <text:p>Saul Castro Sandov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34197" calcext:value-type="float">
            <text:p>3234197</text:p>
          </table:table-cell>
          <table:table-cell office:value-type="string" calcext:value-type="string">
            <text:p>Aldo Isaac Rivas Malag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60281" calcext:value-type="float">
            <text:p>3260281</text:p>
          </table:table-cell>
          <table:table-cell office:value-type="string" calcext:value-type="string">
            <text:p>Javier Horacio Rubio Valen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65583" calcext:value-type="float">
            <text:p>3265583</text:p>
          </table:table-cell>
          <table:table-cell office:value-type="string" calcext:value-type="string">
            <text:p>Julian Javier Larroa Chav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67890" calcext:value-type="float">
            <text:p>3267890</text:p>
          </table:table-cell>
          <table:table-cell office:value-type="string" calcext:value-type="string">
            <text:p>Arturo Edrei Garces Puer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67894" calcext:value-type="float">
            <text:p>3267894</text:p>
          </table:table-cell>
          <table:table-cell office:value-type="string" calcext:value-type="string">
            <text:p>Fabian Dali Lopez Orozc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67895" calcext:value-type="float">
            <text:p>3267895</text:p>
          </table:table-cell>
          <table:table-cell office:value-type="string" calcext:value-type="string">
            <text:p>Fernando Emir Ruiz Corre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1424517" calcext:value-type="float">
            <text:p>1424517</text:p>
          </table:table-cell>
          <table:table-cell office:value-type="string" calcext:value-type="string">
            <text:p>Carlos Alberto Luna Vazq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1994888" calcext:value-type="float">
            <text:p>1994888</text:p>
          </table:table-cell>
          <table:table-cell office:value-type="string" calcext:value-type="string">
            <text:p>Ivan Rigoberto Rodriguez Cerc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40160" calcext:value-type="float">
            <text:p>2140160</text:p>
          </table:table-cell>
          <table:table-cell office:value-type="string" calcext:value-type="string">
            <text:p>Jorge Eduardo Marquez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40161" calcext:value-type="float">
            <text:p>2140161</text:p>
          </table:table-cell>
          <table:table-cell office:value-type="string" calcext:value-type="string">
            <text:p>Sayuri Oyuki Montes Varg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40166" calcext:value-type="float">
            <text:p>2140166</text:p>
          </table:table-cell>
          <table:table-cell office:value-type="string" calcext:value-type="string">
            <text:p>Ana Cecilia Plata Lico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80488" calcext:value-type="float">
            <text:p>2180488</text:p>
          </table:table-cell>
          <table:table-cell office:value-type="string" calcext:value-type="string">
            <text:p>Victor Ismael Hernandez Mendoz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290385" calcext:value-type="float">
            <text:p>2290385</text:p>
          </table:table-cell>
          <table:table-cell office:value-type="string" calcext:value-type="string">
            <text:p>Axl Eduardo Espinoza Cone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334645" calcext:value-type="float">
            <text:p>2334645</text:p>
          </table:table-cell>
          <table:table-cell office:value-type="string" calcext:value-type="string">
            <text:p>Cristobal Andres Zamora Borbol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334654" calcext:value-type="float">
            <text:p>2334654</text:p>
          </table:table-cell>
          <table:table-cell office:value-type="string" calcext:value-type="string">
            <text:p>Jose Ricardo Fuantos Urib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541992" calcext:value-type="float">
            <text:p>2541992</text:p>
          </table:table-cell>
          <table:table-cell office:value-type="string" calcext:value-type="string">
            <text:p>Miriam Guadalupe Bucio Valerdi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652595" calcext:value-type="float">
            <text:p>2652595</text:p>
          </table:table-cell>
          <table:table-cell office:value-type="string" calcext:value-type="string">
            <text:p>Juan Manuel Resendiz Gom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681423" calcext:value-type="float">
            <text:p>2681423</text:p>
          </table:table-cell>
          <table:table-cell office:value-type="string" calcext:value-type="string">
            <text:p>Carlos Ivan Nava Brion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55286" calcext:value-type="float">
            <text:p>2755286</text:p>
          </table:table-cell>
          <table:table-cell office:value-type="string" calcext:value-type="string">
            <text:p>Ivan Eduardo Crisostomo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55290" calcext:value-type="float">
            <text:p>2755290</text:p>
          </table:table-cell>
          <table:table-cell office:value-type="string" calcext:value-type="string">
            <text:p>Zuleyma Damaris Romero Chav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55596" calcext:value-type="float">
            <text:p>2755596</text:p>
          </table:table-cell>
          <table:table-cell office:value-type="string" calcext:value-type="string">
            <text:p>Erick Terrones Rosit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55608" calcext:value-type="float">
            <text:p>2755608</text:p>
          </table:table-cell>
          <table:table-cell office:value-type="string" calcext:value-type="string">
            <text:p>Francisco Javier Diaz Tre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88599" calcext:value-type="float">
            <text:p>2788599</text:p>
          </table:table-cell>
          <table:table-cell office:value-type="string" calcext:value-type="string">
            <text:p>Jose Luis Morales Ama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88600" calcext:value-type="float">
            <text:p>2788600</text:p>
          </table:table-cell>
          <table:table-cell office:value-type="string" calcext:value-type="string">
            <text:p>Maywalyda Licona Iglesi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16529" calcext:value-type="float">
            <text:p>2816529</text:p>
          </table:table-cell>
          <table:table-cell office:value-type="string" calcext:value-type="string">
            <text:p>Luis Fernando Hernandez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22896" calcext:value-type="float">
            <text:p>2822896</text:p>
          </table:table-cell>
          <table:table-cell office:value-type="string" calcext:value-type="string">
            <text:p>Daniela Negrete Varg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86507" calcext:value-type="float">
            <text:p>2886507</text:p>
          </table:table-cell>
          <table:table-cell office:value-type="string" calcext:value-type="string">
            <text:p>Alberto Fabian Reyes Cast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86509" calcext:value-type="float">
            <text:p>2886509</text:p>
          </table:table-cell>
          <table:table-cell office:value-type="string" calcext:value-type="string">
            <text:p>Bruno Fernando Blanco Ros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86513" calcext:value-type="float">
            <text:p>2886513</text:p>
          </table:table-cell>
          <table:table-cell office:value-type="string" calcext:value-type="string">
            <text:p>Daniela Jocelyn Escorza Alons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92733" calcext:value-type="float">
            <text:p>2992733</text:p>
          </table:table-cell>
          <table:table-cell office:value-type="string" calcext:value-type="string">
            <text:p>Israel Perez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92742" calcext:value-type="float">
            <text:p>2992742</text:p>
          </table:table-cell>
          <table:table-cell office:value-type="string" calcext:value-type="string">
            <text:p>Victor Manuel Mosqueda Tafoy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15718" calcext:value-type="float">
            <text:p>3015718</text:p>
          </table:table-cell>
          <table:table-cell office:value-type="string" calcext:value-type="string">
            <text:p>David Andres Quintela Saaved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15729" calcext:value-type="float">
            <text:p>3015729</text:p>
          </table:table-cell>
          <table:table-cell office:value-type="string" calcext:value-type="string">
            <text:p>Luis Fernando Romano Mor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3420" calcext:value-type="float">
            <text:p>3033420</text:p>
          </table:table-cell>
          <table:table-cell office:value-type="string" calcext:value-type="string">
            <text:p>Giovanna Catalina Ramirez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3421" calcext:value-type="float">
            <text:p>3033421</text:p>
          </table:table-cell>
          <table:table-cell office:value-type="string" calcext:value-type="string">
            <text:p>Kenia Estela Trujillo Samanieg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3423" calcext:value-type="float">
            <text:p>3033423</text:p>
          </table:table-cell>
          <table:table-cell office:value-type="string" calcext:value-type="string">
            <text:p>Mariana Ramirez Arella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7336" calcext:value-type="float">
            <text:p>3037336</text:p>
          </table:table-cell>
          <table:table-cell office:value-type="string" calcext:value-type="string">
            <text:p>Javier Lugardo H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7803" calcext:value-type="float">
            <text:p>3037803</text:p>
          </table:table-cell>
          <table:table-cell office:value-type="string" calcext:value-type="string">
            <text:p>Francisco Bernal Olv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83712" calcext:value-type="float">
            <text:p>3083712</text:p>
          </table:table-cell>
          <table:table-cell office:value-type="string" calcext:value-type="string">
            <text:p>Victor Gerardo Ramos Barrient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86422" calcext:value-type="float">
            <text:p>3086422</text:p>
          </table:table-cell>
          <table:table-cell office:value-type="string" calcext:value-type="string">
            <text:p>Alonso Enrique Ramirez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55" calcext:value-type="float">
            <text:p>3133755</text:p>
          </table:table-cell>
          <table:table-cell office:value-type="string" calcext:value-type="string">
            <text:p>Cristopher Martinez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61" calcext:value-type="float">
            <text:p>3133761</text:p>
          </table:table-cell>
          <table:table-cell office:value-type="string" calcext:value-type="string">
            <text:p>Patricia Sarai Espinoza Bern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62" calcext:value-type="float">
            <text:p>3133762</text:p>
          </table:table-cell>
          <table:table-cell office:value-type="string" calcext:value-type="string">
            <text:p>Shantal Toledo Caball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75" calcext:value-type="float">
            <text:p>3133775</text:p>
          </table:table-cell>
          <table:table-cell office:value-type="string" calcext:value-type="string">
            <text:p>Cassandra Gonzalez Olme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77" calcext:value-type="float">
            <text:p>3133777</text:p>
          </table:table-cell>
          <table:table-cell office:value-type="string" calcext:value-type="string">
            <text:p>Fernando Cortez Casasan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81" calcext:value-type="float">
            <text:p>3133781</text:p>
          </table:table-cell>
          <table:table-cell office:value-type="string" calcext:value-type="string">
            <text:p>Jesus Fabian Aguirre Jass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87" calcext:value-type="float">
            <text:p>3133787</text:p>
          </table:table-cell>
          <table:table-cell office:value-type="string" calcext:value-type="string">
            <text:p>Maria Del Carmen Carbajal Gom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90" calcext:value-type="float">
            <text:p>3133790</text:p>
          </table:table-cell>
          <table:table-cell office:value-type="string" calcext:value-type="string">
            <text:p>Rebeca Mireya Maya Espinos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91" calcext:value-type="float">
            <text:p>3133791</text:p>
          </table:table-cell>
          <table:table-cell office:value-type="string" calcext:value-type="string">
            <text:p>Silvana Tellitiuh Camacho Mej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33794" calcext:value-type="float">
            <text:p>3133794</text:p>
          </table:table-cell>
          <table:table-cell office:value-type="string" calcext:value-type="string">
            <text:p>Viridiana Villanueva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63655" calcext:value-type="float">
            <text:p>3163655</text:p>
          </table:table-cell>
          <table:table-cell office:value-type="string" calcext:value-type="string">
            <text:p>Elvira Maria De Lourdes Barrios Vilchi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63663" calcext:value-type="float">
            <text:p>3163663</text:p>
          </table:table-cell>
          <table:table-cell office:value-type="string" calcext:value-type="string">
            <text:p>Maria Jose Antunez Barrient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63666" calcext:value-type="float">
            <text:p>3163666</text:p>
          </table:table-cell>
          <table:table-cell office:value-type="string" calcext:value-type="string">
            <text:p>Rubicel Zenteno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63667" calcext:value-type="float">
            <text:p>3163667</text:p>
          </table:table-cell>
          <table:table-cell office:value-type="string" calcext:value-type="string">
            <text:p>Victor Bastida Carbaj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81802" calcext:value-type="float">
            <text:p>3181802</text:p>
          </table:table-cell>
          <table:table-cell office:value-type="string" calcext:value-type="string">
            <text:p>Alondra Francsesca Gonzalez Olme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81806" calcext:value-type="float">
            <text:p>3181806</text:p>
          </table:table-cell>
          <table:table-cell office:value-type="string" calcext:value-type="string">
            <text:p>Jaime Alejandro Rodriguez Herr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81809" calcext:value-type="float">
            <text:p>3181809</text:p>
          </table:table-cell>
          <table:table-cell office:value-type="string" calcext:value-type="string">
            <text:p>Maria Guadalupe Pedraza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2209" calcext:value-type="float">
            <text:p>3202209</text:p>
          </table:table-cell>
          <table:table-cell office:value-type="string" calcext:value-type="string">
            <text:p>Victor Manuel Per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2214" calcext:value-type="float">
            <text:p>3202214</text:p>
          </table:table-cell>
          <table:table-cell office:value-type="string" calcext:value-type="string">
            <text:p>Jose Rodolfo Gavira Tre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3932" calcext:value-type="float">
            <text:p>3203932</text:p>
          </table:table-cell>
          <table:table-cell office:value-type="string" calcext:value-type="string">
            <text:p>Juanita Torres Figuero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3983" calcext:value-type="float">
            <text:p>3203983</text:p>
          </table:table-cell>
          <table:table-cell office:value-type="string" calcext:value-type="string">
            <text:p>Nayely Flores Fuen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496" calcext:value-type="float">
            <text:p>3205496</text:p>
          </table:table-cell>
          <table:table-cell office:value-type="string" calcext:value-type="string">
            <text:p>Daniela Guadalupe Valadez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498" calcext:value-type="float">
            <text:p>3205498</text:p>
          </table:table-cell>
          <table:table-cell office:value-type="string" calcext:value-type="string">
            <text:p>David Erik Vergara Oliva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500" calcext:value-type="float">
            <text:p>3205500</text:p>
          </table:table-cell>
          <table:table-cell office:value-type="string" calcext:value-type="string">
            <text:p>Francisco Zarabozo Pine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506" calcext:value-type="float">
            <text:p>3205506</text:p>
          </table:table-cell>
          <table:table-cell office:value-type="string" calcext:value-type="string">
            <text:p>Marco Antonio Hernandez Sua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507" calcext:value-type="float">
            <text:p>3205507</text:p>
          </table:table-cell>
          <table:table-cell office:value-type="string" calcext:value-type="string">
            <text:p>Maria Fernanda Garcia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508" calcext:value-type="float">
            <text:p>3205508</text:p>
          </table:table-cell>
          <table:table-cell office:value-type="string" calcext:value-type="string">
            <text:p>Michel Eduardo Villafuerte Rom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05509" calcext:value-type="float">
            <text:p>3205509</text:p>
          </table:table-cell>
          <table:table-cell office:value-type="string" calcext:value-type="string">
            <text:p>Pablo Leonardo Noriega Hoy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42576" calcext:value-type="float">
            <text:p>3242576</text:p>
          </table:table-cell>
          <table:table-cell office:value-type="string" calcext:value-type="string">
            <text:p>Daniel Horacio Vargas Vil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49386" calcext:value-type="float">
            <text:p>3249386</text:p>
          </table:table-cell>
          <table:table-cell office:value-type="string" calcext:value-type="string">
            <text:p>Marco Antonio Tirado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49387" calcext:value-type="float">
            <text:p>3249387</text:p>
          </table:table-cell>
          <table:table-cell office:value-type="string" calcext:value-type="string">
            <text:p>Maria Gabriela Mandujano Aguil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49388" calcext:value-type="float">
            <text:p>3249388</text:p>
          </table:table-cell>
          <table:table-cell office:value-type="string" calcext:value-type="string">
            <text:p>Mario Adrian Carranco Pe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49469" calcext:value-type="float">
            <text:p>3249469</text:p>
          </table:table-cell>
          <table:table-cell office:value-type="string" calcext:value-type="string">
            <text:p>Jorge Alberto Hernandez Salg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84505" calcext:value-type="float">
            <text:p>3284505</text:p>
          </table:table-cell>
          <table:table-cell office:value-type="string" calcext:value-type="string">
            <text:p>Jose Bernardo Reyes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19083" calcext:value-type="float">
            <text:p>3319083</text:p>
          </table:table-cell>
          <table:table-cell office:value-type="string" calcext:value-type="string">
            <text:p>Eduardo Baez Palaci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1521661" calcext:value-type="float">
            <text:p>1521661</text:p>
          </table:table-cell>
          <table:table-cell office:value-type="string" calcext:value-type="string">
            <text:p>Jose Luis Felipe Niño Carre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009673" calcext:value-type="float">
            <text:p>2009673</text:p>
          </table:table-cell>
          <table:table-cell office:value-type="string" calcext:value-type="string">
            <text:p>Demian Gamiño Bautis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04537" calcext:value-type="float">
            <text:p>2104537</text:p>
          </table:table-cell>
          <table:table-cell office:value-type="string" calcext:value-type="string">
            <text:p>Sammy Andres Garcia Brav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05098" calcext:value-type="float">
            <text:p>2105098</text:p>
          </table:table-cell>
          <table:table-cell office:value-type="string" calcext:value-type="string">
            <text:p>Emanuel Adan Rodriguez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194860" calcext:value-type="float">
            <text:p>2194860</text:p>
          </table:table-cell>
          <table:table-cell office:value-type="string" calcext:value-type="string">
            <text:p>Eduardo Rodriguez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297209" calcext:value-type="float">
            <text:p>2297209</text:p>
          </table:table-cell>
          <table:table-cell office:value-type="string" calcext:value-type="string">
            <text:p>Nicolas Pablo Bautista Cisner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306449" calcext:value-type="float">
            <text:p>2306449</text:p>
          </table:table-cell>
          <table:table-cell office:value-type="string" calcext:value-type="string">
            <text:p>Jasser Ortiz Arau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391643" calcext:value-type="float">
            <text:p>2391643</text:p>
          </table:table-cell>
          <table:table-cell office:value-type="string" calcext:value-type="string">
            <text:p>Angelica Moreno Garibay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463222" calcext:value-type="float">
            <text:p>2463222</text:p>
          </table:table-cell>
          <table:table-cell office:value-type="string" calcext:value-type="string">
            <text:p>Jose Sinuhe Galvan Alvar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550358" calcext:value-type="float">
            <text:p>2550358</text:p>
          </table:table-cell>
          <table:table-cell office:value-type="string" calcext:value-type="string">
            <text:p>Silvestre Dominguez Ros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666666" calcext:value-type="float">
            <text:p>2666666</text:p>
          </table:table-cell>
          <table:table-cell office:value-type="string" calcext:value-type="string">
            <text:p>Lorena Itzel Andrade Cor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780585" calcext:value-type="float">
            <text:p>2780585</text:p>
          </table:table-cell>
          <table:table-cell office:value-type="string" calcext:value-type="string">
            <text:p>Joselyn Sanchez Soli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50906" calcext:value-type="float">
            <text:p>2850906</text:p>
          </table:table-cell>
          <table:table-cell office:value-type="string" calcext:value-type="string">
            <text:p>Carlos Oliva Zamo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50925" calcext:value-type="float">
            <text:p>2850925</text:p>
          </table:table-cell>
          <table:table-cell office:value-type="string" calcext:value-type="string">
            <text:p>Mariana Arzate Ari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850928" calcext:value-type="float">
            <text:p>2850928</text:p>
          </table:table-cell>
          <table:table-cell office:value-type="string" calcext:value-type="string">
            <text:p>Oscar Uriel Alcala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14186" calcext:value-type="float">
            <text:p>2914186</text:p>
          </table:table-cell>
          <table:table-cell office:value-type="string" calcext:value-type="string">
            <text:p>Javier Castillo Estra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31045" calcext:value-type="float">
            <text:p>2931045</text:p>
          </table:table-cell>
          <table:table-cell office:value-type="string" calcext:value-type="string">
            <text:p>Juan Javier De Jesus Gom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31114" calcext:value-type="float">
            <text:p>2931114</text:p>
          </table:table-cell>
          <table:table-cell office:value-type="string" calcext:value-type="string">
            <text:p>Clarissa Maxine Figueroa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31121" calcext:value-type="float">
            <text:p>2931121</text:p>
          </table:table-cell>
          <table:table-cell office:value-type="string" calcext:value-type="string">
            <text:p>Sergio Javier Lomeli Cervan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2978127" calcext:value-type="float">
            <text:p>2978127</text:p>
          </table:table-cell>
          <table:table-cell office:value-type="string" calcext:value-type="string">
            <text:p>Diego Alonso Morales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7964" calcext:value-type="float">
            <text:p>3007964</text:p>
          </table:table-cell>
          <table:table-cell office:value-type="string" calcext:value-type="string">
            <text:p>Alexia Montserrat Flores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7965" calcext:value-type="float">
            <text:p>3007965</text:p>
          </table:table-cell>
          <table:table-cell office:value-type="string" calcext:value-type="string">
            <text:p>Analucia Santibañez Cast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7969" calcext:value-type="float">
            <text:p>3007969</text:p>
          </table:table-cell>
          <table:table-cell office:value-type="string" calcext:value-type="string">
            <text:p>Claudia Osiris Guerrero Tap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7976" calcext:value-type="float">
            <text:p>3007976</text:p>
          </table:table-cell>
          <table:table-cell office:value-type="string" calcext:value-type="string">
            <text:p>Julia Viridiana Ayala Mor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8308" calcext:value-type="float">
            <text:p>3008308</text:p>
          </table:table-cell>
          <table:table-cell office:value-type="string" calcext:value-type="string">
            <text:p>Adrian Gaspar Cordov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8312" calcext:value-type="float">
            <text:p>3008312</text:p>
          </table:table-cell>
          <table:table-cell office:value-type="string" calcext:value-type="string">
            <text:p>Eder Xavier Ramirez Del To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8315" calcext:value-type="float">
            <text:p>3008315</text:p>
          </table:table-cell>
          <table:table-cell office:value-type="string" calcext:value-type="string">
            <text:p>Jose Eduardo Andrade Cor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08320" calcext:value-type="float">
            <text:p>3008320</text:p>
          </table:table-cell>
          <table:table-cell office:value-type="string" calcext:value-type="string">
            <text:p>Paola Jazmin Valencia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1035" calcext:value-type="float">
            <text:p>3031035</text:p>
          </table:table-cell>
          <table:table-cell office:value-type="string" calcext:value-type="string">
            <text:p>Albertina Betzabe Narvaez Ocho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33165" calcext:value-type="float">
            <text:p>3033165</text:p>
          </table:table-cell>
          <table:table-cell office:value-type="string" calcext:value-type="string">
            <text:p>Edgar Ivan Garcia Orozc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50880" calcext:value-type="float">
            <text:p>3050880</text:p>
          </table:table-cell>
          <table:table-cell office:value-type="string" calcext:value-type="string">
            <text:p>America Giovanna Barron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55600" calcext:value-type="float">
            <text:p>3055600</text:p>
          </table:table-cell>
          <table:table-cell office:value-type="string" calcext:value-type="string">
            <text:p>Ariadne Lopez Arrie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59511" calcext:value-type="float">
            <text:p>3059511</text:p>
          </table:table-cell>
          <table:table-cell office:value-type="string" calcext:value-type="string">
            <text:p>Rajit Rodriguez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59513" calcext:value-type="float">
            <text:p>3059513</text:p>
          </table:table-cell>
          <table:table-cell office:value-type="string" calcext:value-type="string">
            <text:p>Shai Chico Curry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091771" calcext:value-type="float">
            <text:p>3091771</text:p>
          </table:table-cell>
          <table:table-cell office:value-type="string" calcext:value-type="string">
            <text:p>Cesar Abraham Lopez Rom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52022" calcext:value-type="float">
            <text:p>3152022</text:p>
          </table:table-cell>
          <table:table-cell office:value-type="string" calcext:value-type="string">
            <text:p>Eduardo Kaleb Avalos Calder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52033" calcext:value-type="float">
            <text:p>3152033</text:p>
          </table:table-cell>
          <table:table-cell office:value-type="string" calcext:value-type="string">
            <text:p>Federico Williams Morales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0486" calcext:value-type="float">
            <text:p>3190486</text:p>
          </table:table-cell>
          <table:table-cell office:value-type="string" calcext:value-type="string">
            <text:p>Abraham Ricardo Garcia Tosca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0491" calcext:value-type="float">
            <text:p>3190491</text:p>
          </table:table-cell>
          <table:table-cell office:value-type="string" calcext:value-type="string">
            <text:p>Fernando Daniel Hernandez Barrient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0492" calcext:value-type="float">
            <text:p>3190492</text:p>
          </table:table-cell>
          <table:table-cell office:value-type="string" calcext:value-type="string">
            <text:p>Irlanda Martinez Salg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0498" calcext:value-type="float">
            <text:p>3190498</text:p>
          </table:table-cell>
          <table:table-cell office:value-type="string" calcext:value-type="string">
            <text:p>Marco Antonio Rangel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0500" calcext:value-type="float">
            <text:p>3190500</text:p>
          </table:table-cell>
          <table:table-cell office:value-type="string" calcext:value-type="string">
            <text:p>Megan Marie Marshall Barri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190506" calcext:value-type="float">
            <text:p>3190506</text:p>
          </table:table-cell>
          <table:table-cell office:value-type="string" calcext:value-type="string">
            <text:p>Yuleni Erandi Marin Muño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18046" calcext:value-type="float">
            <text:p>3218046</text:p>
          </table:table-cell>
          <table:table-cell office:value-type="string" calcext:value-type="string">
            <text:p>Arturo Miranda Santiag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18049" calcext:value-type="float">
            <text:p>3218049</text:p>
          </table:table-cell>
          <table:table-cell office:value-type="string" calcext:value-type="string">
            <text:p>Rodrigo Hernandez Huer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24342" calcext:value-type="float">
            <text:p>3224342</text:p>
          </table:table-cell>
          <table:table-cell office:value-type="string" calcext:value-type="string">
            <text:p>Jose Omar Cuevas Tel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24346" calcext:value-type="float">
            <text:p>3224346</text:p>
          </table:table-cell>
          <table:table-cell office:value-type="string" calcext:value-type="string">
            <text:p>Miguel Angel Garcia Tosca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104" calcext:value-type="float">
            <text:p>3258104</text:p>
          </table:table-cell>
          <table:table-cell office:value-type="string" calcext:value-type="string">
            <text:p>Angelo Adrian Figuera Caravelli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117" calcext:value-type="float">
            <text:p>3258117</text:p>
          </table:table-cell>
          <table:table-cell office:value-type="string" calcext:value-type="string">
            <text:p>Zeus Gutierrez Renter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129" calcext:value-type="float">
            <text:p>3258129</text:p>
          </table:table-cell>
          <table:table-cell office:value-type="string" calcext:value-type="string">
            <text:p>Nora Ayala Cid Del Pr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134" calcext:value-type="float">
            <text:p>3258134</text:p>
          </table:table-cell>
          <table:table-cell office:value-type="string" calcext:value-type="string">
            <text:p>Andres Benjamin Gonzalez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206" calcext:value-type="float">
            <text:p>3258206</text:p>
          </table:table-cell>
          <table:table-cell office:value-type="string" calcext:value-type="string">
            <text:p>Samuel Gomez Cer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210" calcext:value-type="float">
            <text:p>3258210</text:p>
          </table:table-cell>
          <table:table-cell office:value-type="string" calcext:value-type="string">
            <text:p>Ariadna Alejaldre Val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219" calcext:value-type="float">
            <text:p>3258219</text:p>
          </table:table-cell>
          <table:table-cell office:value-type="string" calcext:value-type="string">
            <text:p>Pedro Alberto Rodriguez Betanc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258517" calcext:value-type="float">
            <text:p>3258517</text:p>
          </table:table-cell>
          <table:table-cell office:value-type="string" calcext:value-type="string">
            <text:p>Javier Eduardo Gonzalez Pe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00906" calcext:value-type="float">
            <text:p>3300906</text:p>
          </table:table-cell>
          <table:table-cell office:value-type="string" calcext:value-type="string">
            <text:p>Jesus Raul Candia Si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02288" calcext:value-type="float">
            <text:p>3302288</text:p>
          </table:table-cell>
          <table:table-cell office:value-type="string" calcext:value-type="string">
            <text:p>Daniel Flores Carre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02668" calcext:value-type="float">
            <text:p>3302668</text:p>
          </table:table-cell>
          <table:table-cell office:value-type="string" calcext:value-type="string">
            <text:p>Daniel Erasto Hernandez Zava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37870" calcext:value-type="float">
            <text:p>3337870</text:p>
          </table:table-cell>
          <table:table-cell office:value-type="string" calcext:value-type="string">
            <text:p>Jorge Rai Flores Riv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37918" calcext:value-type="float">
            <text:p>3337918</text:p>
          </table:table-cell>
          <table:table-cell office:value-type="string" calcext:value-type="string">
            <text:p>Erick Samuel Valencia Manc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  <table:table-row table:style-name="ro1">
          <table:table-cell office:value-type="float" office:value="3337921" calcext:value-type="float">
            <text:p>3337921</text:p>
          </table:table-cell>
          <table:table-cell office:value-type="string" calcext:value-type="string">
            <text:p>Fernando Alvarez Pomb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Zentralia</text:p>
          </table:table-cell>
          <table:table-cell table:number-columns-repeated="7"/>
        </table:table-row>
      </table:table>
      <table:table table:name="7. HTG MXD - Banamex-CITI - TPMXD Toreo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Banamex-CITI_Toreo_S</text:p>
          </table:table-cell>
          <table:table-cell/>
          <table:table-cell office:value-type="float" office:value="3286689" calcext:value-type="float">
            <text:p>3286689</text:p>
          </table:table-cell>
          <table:table-cell office:value-type="string" calcext:value-type="string">
            <text:p>anayamoreno.7</text:p>
          </table:table-cell>
          <table:table-cell office:value-type="string" calcext:value-type="string">
            <text:p>Scarleth Valeria Anaya Moreno</text:p>
          </table:table-cell>
        </table:table-row>
        <table:table-row table:style-name="ro1">
          <table:table-cell office:value-type="float" office:value="666827" calcext:value-type="float">
            <text:p>666827</text:p>
          </table:table-cell>
          <table:table-cell office:value-type="string" calcext:value-type="string">
            <text:p>Hugo Alberto Robledo Guer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205751" calcext:value-type="float">
            <text:p>3205751</text:p>
          </table:table-cell>
          <table:table-cell office:value-type="string" calcext:value-type="string">
            <text:p>vitec.5</text:p>
          </table:table-cell>
          <table:table-cell office:value-type="string" calcext:value-type="string">
            <text:p>Sergio Vite Ceballos</text:p>
          </table:table-cell>
        </table:table-row>
        <table:table-row table:style-name="ro1">
          <table:table-cell office:value-type="float" office:value="666857" calcext:value-type="float">
            <text:p>666857</text:p>
          </table:table-cell>
          <table:table-cell office:value-type="string" calcext:value-type="string">
            <text:p>Griselda Gyzeth Hernandez Navari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205743" calcext:value-type="float">
            <text:p>3205743</text:p>
          </table:table-cell>
          <table:table-cell office:value-type="string" calcext:value-type="string">
            <text:p>gonzalezv.54</text:p>
          </table:table-cell>
          <table:table-cell office:value-type="string" calcext:value-type="string">
            <text:p>Hector Fernando Gonzalez Vazquez</text:p>
          </table:table-cell>
        </table:table-row>
        <table:table-row table:style-name="ro1">
          <table:table-cell office:value-type="float" office:value="1150297" calcext:value-type="float">
            <text:p>1150297</text:p>
          </table:table-cell>
          <table:table-cell office:value-type="string" calcext:value-type="string">
            <text:p>Maria Del Carmen Sanchez Zuni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163951" calcext:value-type="float">
            <text:p>3163951</text:p>
          </table:table-cell>
          <table:table-cell office:value-type="string" calcext:value-type="string">
            <text:p>francop.8</text:p>
          </table:table-cell>
          <table:table-cell office:value-type="string" calcext:value-type="string">
            <text:p>Humberto Balamkitze Franco Perez</text:p>
          </table:table-cell>
        </table:table-row>
        <table:table-row table:style-name="ro1">
          <table:table-cell office:value-type="float" office:value="1150368" calcext:value-type="float">
            <text:p>1150368</text:p>
          </table:table-cell>
          <table:table-cell office:value-type="string" calcext:value-type="string">
            <text:p>Carlota Pineda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155898" calcext:value-type="float">
            <text:p>3155898</text:p>
          </table:table-cell>
          <table:table-cell office:value-type="string" calcext:value-type="string">
            <text:p>reyesc.28</text:p>
          </table:table-cell>
          <table:table-cell office:value-type="string" calcext:value-type="string">
            <text:p>Ivan Reyes Cordero</text:p>
          </table:table-cell>
        </table:table-row>
        <table:table-row table:style-name="ro1">
          <table:table-cell office:value-type="float" office:value="1150407" calcext:value-type="float">
            <text:p>1150407</text:p>
          </table:table-cell>
          <table:table-cell office:value-type="string" calcext:value-type="string">
            <text:p>Karen Mora Hered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Banamex-CITI_Toreo_A</text:p>
          </table:table-cell>
          <table:table-cell/>
          <table:table-cell office:value-type="float" office:value="3140055" calcext:value-type="float">
            <text:p>3140055</text:p>
          </table:table-cell>
          <table:table-cell office:value-type="string" calcext:value-type="string">
            <text:p>ortizb.10</text:p>
          </table:table-cell>
          <table:table-cell office:value-type="string" calcext:value-type="string">
            <text:p>Juan Jose Ortiz Bautista</text:p>
          </table:table-cell>
        </table:table-row>
        <table:table-row table:style-name="ro1">
          <table:table-cell office:value-type="float" office:value="1150415" calcext:value-type="float">
            <text:p>1150415</text:p>
          </table:table-cell>
          <table:table-cell office:value-type="string" calcext:value-type="string">
            <text:p>Norma Beatriz Contreras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140037" calcext:value-type="float">
            <text:p>3140037</text:p>
          </table:table-cell>
          <table:table-cell office:value-type="string" calcext:value-type="string">
            <text:p>gonzalezm.116</text:p>
          </table:table-cell>
          <table:table-cell office:value-type="string" calcext:value-type="string">
            <text:p>Carlos Norberto Gonzalez Mendieta</text:p>
          </table:table-cell>
        </table:table-row>
        <table:table-row table:style-name="ro1">
          <table:table-cell office:value-type="float" office:value="1150427" calcext:value-type="float">
            <text:p>1150427</text:p>
          </table:table-cell>
          <table:table-cell office:value-type="string" calcext:value-type="string">
            <text:p>Maria Eugenia Moreno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134125" calcext:value-type="float">
            <text:p>3134125</text:p>
          </table:table-cell>
          <table:table-cell office:value-type="string" calcext:value-type="string">
            <text:p>durans.13</text:p>
          </table:table-cell>
          <table:table-cell office:value-type="string" calcext:value-type="string">
            <text:p>Jonathan Saul Duran Saldivar</text:p>
          </table:table-cell>
        </table:table-row>
        <table:table-row table:style-name="ro1">
          <table:table-cell office:value-type="float" office:value="1152387" calcext:value-type="float">
            <text:p>1152387</text:p>
          </table:table-cell>
          <table:table-cell office:value-type="string" calcext:value-type="string">
            <text:p>Veronica Rodriguez Ca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128102" calcext:value-type="float">
            <text:p>3128102</text:p>
          </table:table-cell>
          <table:table-cell office:value-type="string" calcext:value-type="string">
            <text:p>reyesg.30</text:p>
          </table:table-cell>
          <table:table-cell office:value-type="string" calcext:value-type="string">
            <text:p>Karla Ximena Reyes Gutierrez</text:p>
          </table:table-cell>
        </table:table-row>
        <table:table-row table:style-name="ro1">
          <table:table-cell office:value-type="float" office:value="1172592" calcext:value-type="float">
            <text:p>1172592</text:p>
          </table:table-cell>
          <table:table-cell office:value-type="string" calcext:value-type="string">
            <text:p>Jose Mario Martinez Baltier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4"/>
          <table:table-cell office:value-type="float" office:value="3128101" calcext:value-type="float">
            <text:p>3128101</text:p>
          </table:table-cell>
          <table:table-cell office:value-type="string" calcext:value-type="string">
            <text:p>vargasj.8</text:p>
          </table:table-cell>
          <table:table-cell office:value-type="string" calcext:value-type="string">
            <text:p>Irais Paola Vargas Jarquin</text:p>
          </table:table-cell>
        </table:table-row>
        <table:table-row table:style-name="ro1">
          <table:table-cell office:value-type="float" office:value="1179438" calcext:value-type="float">
            <text:p>1179438</text:p>
          </table:table-cell>
          <table:table-cell office:value-type="string" calcext:value-type="string">
            <text:p>Nidia Eloisa Mercado Chavarr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Banamex-CITI_Toreo_R</text:p>
          </table:table-cell>
          <table:table-cell/>
          <table:table-cell office:value-type="float" office:value="2555112" calcext:value-type="float">
            <text:p>2555112</text:p>
          </table:table-cell>
          <table:table-cell office:value-type="string" calcext:value-type="string">
            <text:p>rodriguez.2969</text:p>
          </table:table-cell>
          <table:table-cell office:value-type="string" calcext:value-type="string">
            <text:p>Dulce Nuvia Rodriguez Contreras</text:p>
          </table:table-cell>
        </table:table-row>
        <table:table-row table:style-name="ro1">
          <table:table-cell office:value-type="float" office:value="1179445" calcext:value-type="float">
            <text:p>1179445</text:p>
          </table:table-cell>
          <table:table-cell office:value-type="string" calcext:value-type="string">
            <text:p>Veronica Lopez Artea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446" calcext:value-type="float">
            <text:p>1179446</text:p>
          </table:table-cell>
          <table:table-cell office:value-type="string" calcext:value-type="string">
            <text:p>Domingo Soriano Galea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449" calcext:value-type="float">
            <text:p>1179449</text:p>
          </table:table-cell>
          <table:table-cell office:value-type="string" calcext:value-type="string">
            <text:p>Maria Socorro Soto Ru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456" calcext:value-type="float">
            <text:p>1179456</text:p>
          </table:table-cell>
          <table:table-cell office:value-type="string" calcext:value-type="string">
            <text:p>Miriam Araceli Hernandez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458" calcext:value-type="float">
            <text:p>1179458</text:p>
          </table:table-cell>
          <table:table-cell office:value-type="string" calcext:value-type="string">
            <text:p>Rodolfo Escalona Ara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493" calcext:value-type="float">
            <text:p>1179493</text:p>
          </table:table-cell>
          <table:table-cell office:value-type="string" calcext:value-type="string">
            <text:p>Barbara Beatriz Alvarez Fuen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512" calcext:value-type="float">
            <text:p>1179512</text:p>
          </table:table-cell>
          <table:table-cell office:value-type="string" calcext:value-type="string">
            <text:p>Sara Maria Camarena Quiro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514" calcext:value-type="float">
            <text:p>1179514</text:p>
          </table:table-cell>
          <table:table-cell office:value-type="string" calcext:value-type="string">
            <text:p>Alejandrina Del Rosario Gomez Ros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547" calcext:value-type="float">
            <text:p>1179547</text:p>
          </table:table-cell>
          <table:table-cell office:value-type="string" calcext:value-type="string">
            <text:p>Luzmaria Xochitl Lopez Olgui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579" calcext:value-type="float">
            <text:p>1179579</text:p>
          </table:table-cell>
          <table:table-cell office:value-type="string" calcext:value-type="string">
            <text:p>Juan Carlos Roldan Vid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584" calcext:value-type="float">
            <text:p>1179584</text:p>
          </table:table-cell>
          <table:table-cell office:value-type="string" calcext:value-type="string">
            <text:p>Juan Valentin Lop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592" calcext:value-type="float">
            <text:p>1179592</text:p>
          </table:table-cell>
          <table:table-cell office:value-type="string" calcext:value-type="string">
            <text:p>Maria Del Rosario Jazmin Torres Moli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11" calcext:value-type="float">
            <text:p>1179611</text:p>
          </table:table-cell>
          <table:table-cell office:value-type="string" calcext:value-type="string">
            <text:p>Rodolfo Pacheco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18" calcext:value-type="float">
            <text:p>1179618</text:p>
          </table:table-cell>
          <table:table-cell office:value-type="string" calcext:value-type="string">
            <text:p>Silvia Santiago Salaz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19" calcext:value-type="float">
            <text:p>1179619</text:p>
          </table:table-cell>
          <table:table-cell office:value-type="string" calcext:value-type="string">
            <text:p>Guadalupe Leobarda Solano Peral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23" calcext:value-type="float">
            <text:p>1179623</text:p>
          </table:table-cell>
          <table:table-cell office:value-type="string" calcext:value-type="string">
            <text:p>Carlos Leon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51" calcext:value-type="float">
            <text:p>1179651</text:p>
          </table:table-cell>
          <table:table-cell office:value-type="string" calcext:value-type="string">
            <text:p>Liliana Cruz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56" calcext:value-type="float">
            <text:p>1179656</text:p>
          </table:table-cell>
          <table:table-cell office:value-type="string" calcext:value-type="string">
            <text:p>Alejandra Santiago Jime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76" calcext:value-type="float">
            <text:p>1179676</text:p>
          </table:table-cell>
          <table:table-cell office:value-type="string" calcext:value-type="string">
            <text:p>Jazmin Rodriguez Ordo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687" calcext:value-type="float">
            <text:p>1179687</text:p>
          </table:table-cell>
          <table:table-cell office:value-type="string" calcext:value-type="string">
            <text:p>Andres Alejo Ele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743" calcext:value-type="float">
            <text:p>1179743</text:p>
          </table:table-cell>
          <table:table-cell office:value-type="string" calcext:value-type="string">
            <text:p>Ana Karen Vazquez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958" calcext:value-type="float">
            <text:p>1179958</text:p>
          </table:table-cell>
          <table:table-cell office:value-type="string" calcext:value-type="string">
            <text:p>Saray Casimiro Espeje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79987" calcext:value-type="float">
            <text:p>1179987</text:p>
          </table:table-cell>
          <table:table-cell office:value-type="string" calcext:value-type="string">
            <text:p>Karina Lozano Perdom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075" calcext:value-type="float">
            <text:p>1180075</text:p>
          </table:table-cell>
          <table:table-cell office:value-type="string" calcext:value-type="string">
            <text:p>Maria Del Carmen Hernandez Jacob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162" calcext:value-type="float">
            <text:p>1180162</text:p>
          </table:table-cell>
          <table:table-cell office:value-type="string" calcext:value-type="string">
            <text:p>Delia Alcaraz So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164" calcext:value-type="float">
            <text:p>1180164</text:p>
          </table:table-cell>
          <table:table-cell office:value-type="string" calcext:value-type="string">
            <text:p>Margarita Torres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170" calcext:value-type="float">
            <text:p>1180170</text:p>
          </table:table-cell>
          <table:table-cell office:value-type="string" calcext:value-type="string">
            <text:p>Patricia Sanchez Gom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176" calcext:value-type="float">
            <text:p>1180176</text:p>
          </table:table-cell>
          <table:table-cell office:value-type="string" calcext:value-type="string">
            <text:p>Lucrecia Santes Ros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180" calcext:value-type="float">
            <text:p>1180180</text:p>
          </table:table-cell>
          <table:table-cell office:value-type="string" calcext:value-type="string">
            <text:p>Alberta Tereso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0294" calcext:value-type="float">
            <text:p>1180294</text:p>
          </table:table-cell>
          <table:table-cell office:value-type="string" calcext:value-type="string">
            <text:p>Tania Gonzalez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3949" calcext:value-type="float">
            <text:p>1183949</text:p>
          </table:table-cell>
          <table:table-cell office:value-type="string" calcext:value-type="string">
            <text:p>Maria Luisa Miranda Artea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4032" calcext:value-type="float">
            <text:p>1184032</text:p>
          </table:table-cell>
          <table:table-cell office:value-type="string" calcext:value-type="string">
            <text:p>Beatriz Margarita Gonzalez Roj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84073" calcext:value-type="float">
            <text:p>1184073</text:p>
          </table:table-cell>
          <table:table-cell office:value-type="string" calcext:value-type="string">
            <text:p>Ma Esther OrdoNez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197840" calcext:value-type="float">
            <text:p>1197840</text:p>
          </table:table-cell>
          <table:table-cell office:value-type="string" calcext:value-type="string">
            <text:p>Jose Moreno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236140" calcext:value-type="float">
            <text:p>1236140</text:p>
          </table:table-cell>
          <table:table-cell office:value-type="string" calcext:value-type="string">
            <text:p>Maria Dolores Hernandez Guzm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236154" calcext:value-type="float">
            <text:p>1236154</text:p>
          </table:table-cell>
          <table:table-cell office:value-type="string" calcext:value-type="string">
            <text:p>Graciela Flores Aguil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246265" calcext:value-type="float">
            <text:p>1246265</text:p>
          </table:table-cell>
          <table:table-cell office:value-type="string" calcext:value-type="string">
            <text:p>Lesly Joanna Rojas Ter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246290" calcext:value-type="float">
            <text:p>1246290</text:p>
          </table:table-cell>
          <table:table-cell office:value-type="string" calcext:value-type="string">
            <text:p>Irma Roque Palaci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284596" calcext:value-type="float">
            <text:p>1284596</text:p>
          </table:table-cell>
          <table:table-cell office:value-type="string" calcext:value-type="string">
            <text:p>Ana Carina Secundino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05801" calcext:value-type="float">
            <text:p>1305801</text:p>
          </table:table-cell>
          <table:table-cell office:value-type="string" calcext:value-type="string">
            <text:p>Rodrigo Austin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10671" calcext:value-type="float">
            <text:p>1310671</text:p>
          </table:table-cell>
          <table:table-cell office:value-type="string" calcext:value-type="string">
            <text:p>Juana Guadalupe Mendez Huitan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22420" calcext:value-type="float">
            <text:p>1322420</text:p>
          </table:table-cell>
          <table:table-cell office:value-type="string" calcext:value-type="string">
            <text:p>Beatriz Trejo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25650" calcext:value-type="float">
            <text:p>1325650</text:p>
          </table:table-cell>
          <table:table-cell office:value-type="string" calcext:value-type="string">
            <text:p>Celestina Cruz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31589" calcext:value-type="float">
            <text:p>1331589</text:p>
          </table:table-cell>
          <table:table-cell office:value-type="string" calcext:value-type="string">
            <text:p>Michele Stephany Mendoza Trujill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35480" calcext:value-type="float">
            <text:p>1335480</text:p>
          </table:table-cell>
          <table:table-cell office:value-type="string" calcext:value-type="string">
            <text:p>Jenniffer Gutierrez Barcen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55207" calcext:value-type="float">
            <text:p>1355207</text:p>
          </table:table-cell>
          <table:table-cell office:value-type="string" calcext:value-type="string">
            <text:p>Brenda Jessica Hernandez Bolan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55297" calcext:value-type="float">
            <text:p>1355297</text:p>
          </table:table-cell>
          <table:table-cell office:value-type="string" calcext:value-type="string">
            <text:p>Karina Marquez Ledezm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59382" calcext:value-type="float">
            <text:p>1359382</text:p>
          </table:table-cell>
          <table:table-cell office:value-type="string" calcext:value-type="string">
            <text:p>Silvino Tepatlan Ballo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368504" calcext:value-type="float">
            <text:p>1368504</text:p>
          </table:table-cell>
          <table:table-cell office:value-type="string" calcext:value-type="string">
            <text:p>Rosa Ramos Ambroci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411267" calcext:value-type="float">
            <text:p>1411267</text:p>
          </table:table-cell>
          <table:table-cell office:value-type="string" calcext:value-type="string">
            <text:p>Julio Cristian Ramirez Echegaray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424245" calcext:value-type="float">
            <text:p>1424245</text:p>
          </table:table-cell>
          <table:table-cell office:value-type="string" calcext:value-type="string">
            <text:p>Brenda Sarai Vazquez Muci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424292" calcext:value-type="float">
            <text:p>1424292</text:p>
          </table:table-cell>
          <table:table-cell office:value-type="string" calcext:value-type="string">
            <text:p>Maria Guadalupe Muñoz Mo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558756" calcext:value-type="float">
            <text:p>1558756</text:p>
          </table:table-cell>
          <table:table-cell office:value-type="string" calcext:value-type="string">
            <text:p>Nataly Irineo Cid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558782" calcext:value-type="float">
            <text:p>1558782</text:p>
          </table:table-cell>
          <table:table-cell office:value-type="string" calcext:value-type="string">
            <text:p>Eloisa Miguel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581396" calcext:value-type="float">
            <text:p>1581396</text:p>
          </table:table-cell>
          <table:table-cell office:value-type="string" calcext:value-type="string">
            <text:p>Jesus Gilberto Osorio Tel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599866" calcext:value-type="float">
            <text:p>1599866</text:p>
          </table:table-cell>
          <table:table-cell office:value-type="string" calcext:value-type="string">
            <text:p>Mireya Martinez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17114" calcext:value-type="float">
            <text:p>1617114</text:p>
          </table:table-cell>
          <table:table-cell office:value-type="string" calcext:value-type="string">
            <text:p>Diana Ramos Mate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24879" calcext:value-type="float">
            <text:p>1624879</text:p>
          </table:table-cell>
          <table:table-cell office:value-type="string" calcext:value-type="string">
            <text:p>Haydee Viridiana Cuellar Mej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24886" calcext:value-type="float">
            <text:p>1624886</text:p>
          </table:table-cell>
          <table:table-cell office:value-type="string" calcext:value-type="string">
            <text:p>Karla Angelica Garcia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25399" calcext:value-type="float">
            <text:p>1625399</text:p>
          </table:table-cell>
          <table:table-cell office:value-type="string" calcext:value-type="string">
            <text:p>Ivan Velazquez Villalob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46363" calcext:value-type="float">
            <text:p>1646363</text:p>
          </table:table-cell>
          <table:table-cell office:value-type="string" calcext:value-type="string">
            <text:p>Norma Marina Marin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53449" calcext:value-type="float">
            <text:p>1653449</text:p>
          </table:table-cell>
          <table:table-cell office:value-type="string" calcext:value-type="string">
            <text:p>Jesus Eduardo Garcia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53458" calcext:value-type="float">
            <text:p>1653458</text:p>
          </table:table-cell>
          <table:table-cell office:value-type="string" calcext:value-type="string">
            <text:p>Rocio Silverio Zauc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62805" calcext:value-type="float">
            <text:p>1662805</text:p>
          </table:table-cell>
          <table:table-cell office:value-type="string" calcext:value-type="string">
            <text:p>Johana Anayeli Cortes San Ju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62816" calcext:value-type="float">
            <text:p>1662816</text:p>
          </table:table-cell>
          <table:table-cell office:value-type="string" calcext:value-type="string">
            <text:p>Yesenia Marisol Negrete Domin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62916" calcext:value-type="float">
            <text:p>1662916</text:p>
          </table:table-cell>
          <table:table-cell office:value-type="string" calcext:value-type="string">
            <text:p>Joseline Herrera Almend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63173" calcext:value-type="float">
            <text:p>1663173</text:p>
          </table:table-cell>
          <table:table-cell office:value-type="string" calcext:value-type="string">
            <text:p>Elvia Diaz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670219" calcext:value-type="float">
            <text:p>1670219</text:p>
          </table:table-cell>
          <table:table-cell office:value-type="string" calcext:value-type="string">
            <text:p>Jorge Eduardo Ponce La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01429" calcext:value-type="float">
            <text:p>1701429</text:p>
          </table:table-cell>
          <table:table-cell office:value-type="string" calcext:value-type="string">
            <text:p>Andrea Balderas Bautis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19037" calcext:value-type="float">
            <text:p>1719037</text:p>
          </table:table-cell>
          <table:table-cell office:value-type="string" calcext:value-type="string">
            <text:p>Maria Guadalupe Colin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19523" calcext:value-type="float">
            <text:p>1719523</text:p>
          </table:table-cell>
          <table:table-cell office:value-type="string" calcext:value-type="string">
            <text:p>Ana Yessika Sanchez Pe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53579" calcext:value-type="float">
            <text:p>1753579</text:p>
          </table:table-cell>
          <table:table-cell office:value-type="string" calcext:value-type="string">
            <text:p>Irma Claudia Hernandez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62462" calcext:value-type="float">
            <text:p>1762462</text:p>
          </table:table-cell>
          <table:table-cell office:value-type="string" calcext:value-type="string">
            <text:p>Diana Rosario Garcia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93623" calcext:value-type="float">
            <text:p>1793623</text:p>
          </table:table-cell>
          <table:table-cell office:value-type="string" calcext:value-type="string">
            <text:p>Daniela Casimiro Espeje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93638" calcext:value-type="float">
            <text:p>1793638</text:p>
          </table:table-cell>
          <table:table-cell office:value-type="string" calcext:value-type="string">
            <text:p>Elizabeth Garcia Gutier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99737" calcext:value-type="float">
            <text:p>1799737</text:p>
          </table:table-cell>
          <table:table-cell office:value-type="string" calcext:value-type="string">
            <text:p>Jaquelin Cecilia Villanuev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799845" calcext:value-type="float">
            <text:p>1799845</text:p>
          </table:table-cell>
          <table:table-cell office:value-type="string" calcext:value-type="string">
            <text:p>Arizbeth Barrientos Grimal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817621" calcext:value-type="float">
            <text:p>1817621</text:p>
          </table:table-cell>
          <table:table-cell office:value-type="string" calcext:value-type="string">
            <text:p>Jose Luis Loera Cuev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854896" calcext:value-type="float">
            <text:p>1854896</text:p>
          </table:table-cell>
          <table:table-cell office:value-type="string" calcext:value-type="string">
            <text:p>Diana Martinez Calix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863984" calcext:value-type="float">
            <text:p>1863984</text:p>
          </table:table-cell>
          <table:table-cell office:value-type="string" calcext:value-type="string">
            <text:p>Brian Alberto Pescador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863988" calcext:value-type="float">
            <text:p>1863988</text:p>
          </table:table-cell>
          <table:table-cell office:value-type="string" calcext:value-type="string">
            <text:p>Dulce Alicia Pureco Barr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895838" calcext:value-type="float">
            <text:p>1895838</text:p>
          </table:table-cell>
          <table:table-cell office:value-type="string" calcext:value-type="string">
            <text:p>Yanelli Trejo Zarat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895941" calcext:value-type="float">
            <text:p>1895941</text:p>
          </table:table-cell>
          <table:table-cell office:value-type="string" calcext:value-type="string">
            <text:p>Gerardo Oyorzabal Delg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909728" calcext:value-type="float">
            <text:p>1909728</text:p>
          </table:table-cell>
          <table:table-cell office:value-type="string" calcext:value-type="string">
            <text:p>Rosalia Santiago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971140" calcext:value-type="float">
            <text:p>1971140</text:p>
          </table:table-cell>
          <table:table-cell office:value-type="string" calcext:value-type="string">
            <text:p>Erika Jazmin Vargas Cor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1984094" calcext:value-type="float">
            <text:p>1984094</text:p>
          </table:table-cell>
          <table:table-cell office:value-type="string" calcext:value-type="string">
            <text:p>Monica Paulina Hernand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053153" calcext:value-type="float">
            <text:p>2053153</text:p>
          </table:table-cell>
          <table:table-cell office:value-type="string" calcext:value-type="string">
            <text:p>Rene Enrique Herrera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077785" calcext:value-type="float">
            <text:p>2077785</text:p>
          </table:table-cell>
          <table:table-cell office:value-type="string" calcext:value-type="string">
            <text:p>Angelica Cid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077806" calcext:value-type="float">
            <text:p>2077806</text:p>
          </table:table-cell>
          <table:table-cell office:value-type="string" calcext:value-type="string">
            <text:p>Luis Alberto Vazquez Arria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094397" calcext:value-type="float">
            <text:p>2094397</text:p>
          </table:table-cell>
          <table:table-cell office:value-type="string" calcext:value-type="string">
            <text:p>Cecilia Gabriela Gutierrez Acev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094406" calcext:value-type="float">
            <text:p>2094406</text:p>
          </table:table-cell>
          <table:table-cell office:value-type="string" calcext:value-type="string">
            <text:p>Bryan Alejandro Mendoza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156260" calcext:value-type="float">
            <text:p>2156260</text:p>
          </table:table-cell>
          <table:table-cell office:value-type="string" calcext:value-type="string">
            <text:p>Marcela Juana Clemente Oliva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201039" calcext:value-type="float">
            <text:p>2201039</text:p>
          </table:table-cell>
          <table:table-cell office:value-type="string" calcext:value-type="string">
            <text:p>Victor Manuel Ocampo Medi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209238" calcext:value-type="float">
            <text:p>2209238</text:p>
          </table:table-cell>
          <table:table-cell office:value-type="string" calcext:value-type="string">
            <text:p>Beatriz Adriana Garcia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226210" calcext:value-type="float">
            <text:p>2226210</text:p>
          </table:table-cell>
          <table:table-cell office:value-type="string" calcext:value-type="string">
            <text:p>Karina Martinez De La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234267" calcext:value-type="float">
            <text:p>2234267</text:p>
          </table:table-cell>
          <table:table-cell office:value-type="string" calcext:value-type="string">
            <text:p>Israel Borges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250780" calcext:value-type="float">
            <text:p>2250780</text:p>
          </table:table-cell>
          <table:table-cell office:value-type="string" calcext:value-type="string">
            <text:p>Daniel Cruz Tovil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276661" calcext:value-type="float">
            <text:p>2276661</text:p>
          </table:table-cell>
          <table:table-cell office:value-type="string" calcext:value-type="string">
            <text:p>Diana Zarco Ezquibe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13858" calcext:value-type="float">
            <text:p>2313858</text:p>
          </table:table-cell>
          <table:table-cell office:value-type="string" calcext:value-type="string">
            <text:p>Amanda Isabel De La Cruz Camp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13876" calcext:value-type="float">
            <text:p>2313876</text:p>
          </table:table-cell>
          <table:table-cell office:value-type="string" calcext:value-type="string">
            <text:p>Ricardo Lira Ort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40375" calcext:value-type="float">
            <text:p>2340375</text:p>
          </table:table-cell>
          <table:table-cell office:value-type="string" calcext:value-type="string">
            <text:p>Kenia Nallely Hernandez Cuev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59205" calcext:value-type="float">
            <text:p>2359205</text:p>
          </table:table-cell>
          <table:table-cell office:value-type="string" calcext:value-type="string">
            <text:p>Jose Rodolfo Bucio Chav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68607" calcext:value-type="float">
            <text:p>2368607</text:p>
          </table:table-cell>
          <table:table-cell office:value-type="string" calcext:value-type="string">
            <text:p>Julio Cesar Alonso Mi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76549" calcext:value-type="float">
            <text:p>2376549</text:p>
          </table:table-cell>
          <table:table-cell office:value-type="string" calcext:value-type="string">
            <text:p>Ulises Perez Carrill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76869" calcext:value-type="float">
            <text:p>2376869</text:p>
          </table:table-cell>
          <table:table-cell office:value-type="string" calcext:value-type="string">
            <text:p>Maria Guadalupe Valenci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84304" calcext:value-type="float">
            <text:p>2384304</text:p>
          </table:table-cell>
          <table:table-cell office:value-type="string" calcext:value-type="string">
            <text:p>Jessica Lizeth Ayala Jime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384561" calcext:value-type="float">
            <text:p>2384561</text:p>
          </table:table-cell>
          <table:table-cell office:value-type="string" calcext:value-type="string">
            <text:p>Liliana Gabriela Martinez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405833" calcext:value-type="float">
            <text:p>2405833</text:p>
          </table:table-cell>
          <table:table-cell office:value-type="string" calcext:value-type="string">
            <text:p>Israel Villavicencio Cabr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413475" calcext:value-type="float">
            <text:p>2413475</text:p>
          </table:table-cell>
          <table:table-cell office:value-type="string" calcext:value-type="string">
            <text:p>Miriam Jazmin Cabrera Ros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413551" calcext:value-type="float">
            <text:p>2413551</text:p>
          </table:table-cell>
          <table:table-cell office:value-type="string" calcext:value-type="string">
            <text:p>Alfonso Rafael Nunez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428315" calcext:value-type="float">
            <text:p>2428315</text:p>
          </table:table-cell>
          <table:table-cell office:value-type="string" calcext:value-type="string">
            <text:p>Araceli Urdiera Aguirr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33556" calcext:value-type="float">
            <text:p>2533556</text:p>
          </table:table-cell>
          <table:table-cell office:value-type="string" calcext:value-type="string">
            <text:p>Victor Manuel Morales Ced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33567" calcext:value-type="float">
            <text:p>2533567</text:p>
          </table:table-cell>
          <table:table-cell office:value-type="string" calcext:value-type="string">
            <text:p>Erika Viviana Rosas Cansec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41571" calcext:value-type="float">
            <text:p>2541571</text:p>
          </table:table-cell>
          <table:table-cell office:value-type="string" calcext:value-type="string">
            <text:p>Cesar Arciniega Pi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50284" calcext:value-type="float">
            <text:p>2550284</text:p>
          </table:table-cell>
          <table:table-cell office:value-type="string" calcext:value-type="string">
            <text:p>Ana Karen Hernandez Espinoz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58610" calcext:value-type="float">
            <text:p>2558610</text:p>
          </table:table-cell>
          <table:table-cell office:value-type="string" calcext:value-type="string">
            <text:p>Gabriel Caballero Gutier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66979" calcext:value-type="float">
            <text:p>2566979</text:p>
          </table:table-cell>
          <table:table-cell office:value-type="string" calcext:value-type="string">
            <text:p>Ramiro Tomas Cort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66997" calcext:value-type="float">
            <text:p>2566997</text:p>
          </table:table-cell>
          <table:table-cell office:value-type="string" calcext:value-type="string">
            <text:p>Enrique Vargas Abarc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75769" calcext:value-type="float">
            <text:p>2575769</text:p>
          </table:table-cell>
          <table:table-cell office:value-type="string" calcext:value-type="string">
            <text:p>Tania Merary Sanchez Tre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75788" calcext:value-type="float">
            <text:p>2575788</text:p>
          </table:table-cell>
          <table:table-cell office:value-type="string" calcext:value-type="string">
            <text:p>Valery Yuliana Cortes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76220" calcext:value-type="float">
            <text:p>2576220</text:p>
          </table:table-cell>
          <table:table-cell office:value-type="string" calcext:value-type="string">
            <text:p>Daniel Alvarez Garfi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84359" calcext:value-type="float">
            <text:p>2584359</text:p>
          </table:table-cell>
          <table:table-cell office:value-type="string" calcext:value-type="string">
            <text:p>Diana Hernandez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84368" calcext:value-type="float">
            <text:p>2584368</text:p>
          </table:table-cell>
          <table:table-cell office:value-type="string" calcext:value-type="string">
            <text:p>Gerardo Jassair Osorio Mor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584789" calcext:value-type="float">
            <text:p>2584789</text:p>
          </table:table-cell>
          <table:table-cell office:value-type="string" calcext:value-type="string">
            <text:p>Mariela Hernand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08070" calcext:value-type="float">
            <text:p>2608070</text:p>
          </table:table-cell>
          <table:table-cell office:value-type="string" calcext:value-type="string">
            <text:p>Yesenia De La O Maye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08077" calcext:value-type="float">
            <text:p>2608077</text:p>
          </table:table-cell>
          <table:table-cell office:value-type="string" calcext:value-type="string">
            <text:p>Tania Berenice Miranda Cente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08473" calcext:value-type="float">
            <text:p>2608473</text:p>
          </table:table-cell>
          <table:table-cell office:value-type="string" calcext:value-type="string">
            <text:p>Jose Guadalupe Suaste Gove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08475" calcext:value-type="float">
            <text:p>2608475</text:p>
          </table:table-cell>
          <table:table-cell office:value-type="string" calcext:value-type="string">
            <text:p>Jonathan Maldonado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08492" calcext:value-type="float">
            <text:p>2608492</text:p>
          </table:table-cell>
          <table:table-cell office:value-type="string" calcext:value-type="string">
            <text:p>Juan Jose Reyes Jua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15386" calcext:value-type="float">
            <text:p>2615386</text:p>
          </table:table-cell>
          <table:table-cell office:value-type="string" calcext:value-type="string">
            <text:p>Estefania Reyes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15387" calcext:value-type="float">
            <text:p>2615387</text:p>
          </table:table-cell>
          <table:table-cell office:value-type="string" calcext:value-type="string">
            <text:p>Francisco Diaz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15409" calcext:value-type="float">
            <text:p>2615409</text:p>
          </table:table-cell>
          <table:table-cell office:value-type="string" calcext:value-type="string">
            <text:p>Mariana Yessica Ibanez Don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22570" calcext:value-type="float">
            <text:p>2622570</text:p>
          </table:table-cell>
          <table:table-cell office:value-type="string" calcext:value-type="string">
            <text:p>Efren David Morales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30250" calcext:value-type="float">
            <text:p>2630250</text:p>
          </table:table-cell>
          <table:table-cell office:value-type="string" calcext:value-type="string">
            <text:p>Jose Antonio Sanchez Mora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30253" calcext:value-type="float">
            <text:p>2630253</text:p>
          </table:table-cell>
          <table:table-cell office:value-type="string" calcext:value-type="string">
            <text:p>Hugo Daniel Camarillo Ovall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30332" calcext:value-type="float">
            <text:p>2630332</text:p>
          </table:table-cell>
          <table:table-cell office:value-type="string" calcext:value-type="string">
            <text:p>Oscar Eduardo Marin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52673" calcext:value-type="float">
            <text:p>2652673</text:p>
          </table:table-cell>
          <table:table-cell office:value-type="string" calcext:value-type="string">
            <text:p>Reyna Itehua Quiahu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59762" calcext:value-type="float">
            <text:p>2659762</text:p>
          </table:table-cell>
          <table:table-cell office:value-type="string" calcext:value-type="string">
            <text:p>Luis Alberto Vargas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66548" calcext:value-type="float">
            <text:p>2666548</text:p>
          </table:table-cell>
          <table:table-cell office:value-type="string" calcext:value-type="string">
            <text:p>Ernesto De Jesus Remigio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66601" calcext:value-type="float">
            <text:p>2666601</text:p>
          </table:table-cell>
          <table:table-cell office:value-type="string" calcext:value-type="string">
            <text:p>Luis Angel Rios Espinos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67028" calcext:value-type="float">
            <text:p>2667028</text:p>
          </table:table-cell>
          <table:table-cell office:value-type="string" calcext:value-type="string">
            <text:p>Maria Isabel Cruz Ló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74082" calcext:value-type="float">
            <text:p>2674082</text:p>
          </table:table-cell>
          <table:table-cell office:value-type="string" calcext:value-type="string">
            <text:p>Diana Monserrat Gomez Rey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74649" calcext:value-type="float">
            <text:p>2674649</text:p>
          </table:table-cell>
          <table:table-cell office:value-type="string" calcext:value-type="string">
            <text:p>Fernando Monroy Dia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74656" calcext:value-type="float">
            <text:p>2674656</text:p>
          </table:table-cell>
          <table:table-cell office:value-type="string" calcext:value-type="string">
            <text:p>Karla Iveth Bautista Mendoz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81698" calcext:value-type="float">
            <text:p>2681698</text:p>
          </table:table-cell>
          <table:table-cell office:value-type="string" calcext:value-type="string">
            <text:p>Perla Alejandra Rojas Francisc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81702" calcext:value-type="float">
            <text:p>2681702</text:p>
          </table:table-cell>
          <table:table-cell office:value-type="string" calcext:value-type="string">
            <text:p>Rodrigo Morales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81712" calcext:value-type="float">
            <text:p>2681712</text:p>
          </table:table-cell>
          <table:table-cell office:value-type="string" calcext:value-type="string">
            <text:p>Roberto Gonzalez Esteb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88302" calcext:value-type="float">
            <text:p>2688302</text:p>
          </table:table-cell>
          <table:table-cell office:value-type="string" calcext:value-type="string">
            <text:p>Carmen Arian Vazquez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694795" calcext:value-type="float">
            <text:p>2694795</text:p>
          </table:table-cell>
          <table:table-cell office:value-type="string" calcext:value-type="string">
            <text:p>Luis Enrique Nazario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01996" calcext:value-type="float">
            <text:p>2701996</text:p>
          </table:table-cell>
          <table:table-cell office:value-type="string" calcext:value-type="string">
            <text:p>Blanca Esthela Leon Doran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02024" calcext:value-type="float">
            <text:p>2702024</text:p>
          </table:table-cell>
          <table:table-cell office:value-type="string" calcext:value-type="string">
            <text:p>Norma Enriquez Carden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02309" calcext:value-type="float">
            <text:p>2702309</text:p>
          </table:table-cell>
          <table:table-cell office:value-type="string" calcext:value-type="string">
            <text:p>Brenda Lucero Quintana Valtier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23316" calcext:value-type="float">
            <text:p>2723316</text:p>
          </table:table-cell>
          <table:table-cell office:value-type="string" calcext:value-type="string">
            <text:p>Fernando Perez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30555" calcext:value-type="float">
            <text:p>2730555</text:p>
          </table:table-cell>
          <table:table-cell office:value-type="string" calcext:value-type="string">
            <text:p>Tania Liset Torres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42783" calcext:value-type="float">
            <text:p>2742783</text:p>
          </table:table-cell>
          <table:table-cell office:value-type="string" calcext:value-type="string">
            <text:p>Jennifer Sanchez Serrat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47927" calcext:value-type="float">
            <text:p>2747927</text:p>
          </table:table-cell>
          <table:table-cell office:value-type="string" calcext:value-type="string">
            <text:p>Elizabeth Guadalupe Ru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55669" calcext:value-type="float">
            <text:p>2755669</text:p>
          </table:table-cell>
          <table:table-cell office:value-type="string" calcext:value-type="string">
            <text:p>Rodrigo Antonio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62696" calcext:value-type="float">
            <text:p>2762696</text:p>
          </table:table-cell>
          <table:table-cell office:value-type="string" calcext:value-type="string">
            <text:p>Gerardo Brambil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62706" calcext:value-type="float">
            <text:p>2762706</text:p>
          </table:table-cell>
          <table:table-cell office:value-type="string" calcext:value-type="string">
            <text:p>Josefa Martinez Jime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63326" calcext:value-type="float">
            <text:p>2763326</text:p>
          </table:table-cell>
          <table:table-cell office:value-type="string" calcext:value-type="string">
            <text:p>Jose Israel Garcia Ya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78857" calcext:value-type="float">
            <text:p>2778857</text:p>
          </table:table-cell>
          <table:table-cell office:value-type="string" calcext:value-type="string">
            <text:p>Jose Luis Lara De Pa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90910" calcext:value-type="float">
            <text:p>2790910</text:p>
          </table:table-cell>
          <table:table-cell office:value-type="string" calcext:value-type="string">
            <text:p>Juan Manuel Francisco Trej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90966" calcext:value-type="float">
            <text:p>2790966</text:p>
          </table:table-cell>
          <table:table-cell office:value-type="string" calcext:value-type="string">
            <text:p>Yasmin Garcia Avi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798003" calcext:value-type="float">
            <text:p>2798003</text:p>
          </table:table-cell>
          <table:table-cell office:value-type="string" calcext:value-type="string">
            <text:p>Liliana Salinas Espindo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13016" calcext:value-type="float">
            <text:p>2813016</text:p>
          </table:table-cell>
          <table:table-cell office:value-type="string" calcext:value-type="string">
            <text:p>Estephani Yenicey Sanchez F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13023" calcext:value-type="float">
            <text:p>2813023</text:p>
          </table:table-cell>
          <table:table-cell office:value-type="string" calcext:value-type="string">
            <text:p>Cesar Uriel Rodriguez Sant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13027" calcext:value-type="float">
            <text:p>2813027</text:p>
          </table:table-cell>
          <table:table-cell office:value-type="string" calcext:value-type="string">
            <text:p>Luis Fernando Rodrigu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13028" calcext:value-type="float">
            <text:p>2813028</text:p>
          </table:table-cell>
          <table:table-cell office:value-type="string" calcext:value-type="string">
            <text:p>Liliana Ivette Hernandez Bautis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13031" calcext:value-type="float">
            <text:p>2813031</text:p>
          </table:table-cell>
          <table:table-cell office:value-type="string" calcext:value-type="string">
            <text:p>Ruben Omar Sanchez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13498" calcext:value-type="float">
            <text:p>2813498</text:p>
          </table:table-cell>
          <table:table-cell office:value-type="string" calcext:value-type="string">
            <text:p>Lucero Mendoza Merc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29118" calcext:value-type="float">
            <text:p>2829118</text:p>
          </table:table-cell>
          <table:table-cell office:value-type="string" calcext:value-type="string">
            <text:p>Silvia Resendiz Nori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41883" calcext:value-type="float">
            <text:p>2841883</text:p>
          </table:table-cell>
          <table:table-cell office:value-type="string" calcext:value-type="string">
            <text:p>Nayeli Guadalupe Abrego Cervant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41887" calcext:value-type="float">
            <text:p>2841887</text:p>
          </table:table-cell>
          <table:table-cell office:value-type="string" calcext:value-type="string">
            <text:p>Jorge Alberto Lopez V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41892" calcext:value-type="float">
            <text:p>2841892</text:p>
          </table:table-cell>
          <table:table-cell office:value-type="string" calcext:value-type="string">
            <text:p>Ayde Cervantes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41905" calcext:value-type="float">
            <text:p>2841905</text:p>
          </table:table-cell>
          <table:table-cell office:value-type="string" calcext:value-type="string">
            <text:p>Guadalupe Torrijos Oscoy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50783" calcext:value-type="float">
            <text:p>2850783</text:p>
          </table:table-cell>
          <table:table-cell office:value-type="string" calcext:value-type="string">
            <text:p>Viridiana Antonia Chantes Dia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50798" calcext:value-type="float">
            <text:p>2850798</text:p>
          </table:table-cell>
          <table:table-cell office:value-type="string" calcext:value-type="string">
            <text:p>Jose Fernando Taizan Domin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51241" calcext:value-type="float">
            <text:p>2851241</text:p>
          </table:table-cell>
          <table:table-cell office:value-type="string" calcext:value-type="string">
            <text:p>Noe Jimenez Ort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59033" calcext:value-type="float">
            <text:p>2859033</text:p>
          </table:table-cell>
          <table:table-cell office:value-type="string" calcext:value-type="string">
            <text:p>Liliana Ortiz Ort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59726" calcext:value-type="float">
            <text:p>2859726</text:p>
          </table:table-cell>
          <table:table-cell office:value-type="string" calcext:value-type="string">
            <text:p>Maria Fernanda Ramirez Mor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67032" calcext:value-type="float">
            <text:p>2867032</text:p>
          </table:table-cell>
          <table:table-cell office:value-type="string" calcext:value-type="string">
            <text:p>Daniela Ivonn Carrera Carr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67041" calcext:value-type="float">
            <text:p>2867041</text:p>
          </table:table-cell>
          <table:table-cell office:value-type="string" calcext:value-type="string">
            <text:p>Enrique Gonzalez Mor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67046" calcext:value-type="float">
            <text:p>2867046</text:p>
          </table:table-cell>
          <table:table-cell office:value-type="string" calcext:value-type="string">
            <text:p>Miguel Angel Guzman Alvar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73699" calcext:value-type="float">
            <text:p>2873699</text:p>
          </table:table-cell>
          <table:table-cell office:value-type="string" calcext:value-type="string">
            <text:p>Alejandro Santiago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73701" calcext:value-type="float">
            <text:p>2873701</text:p>
          </table:table-cell>
          <table:table-cell office:value-type="string" calcext:value-type="string">
            <text:p>Flora Vargas Le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73704" calcext:value-type="float">
            <text:p>2873704</text:p>
          </table:table-cell>
          <table:table-cell office:value-type="string" calcext:value-type="string">
            <text:p>Martin Popoca Gutier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73708" calcext:value-type="float">
            <text:p>2873708</text:p>
          </table:table-cell>
          <table:table-cell office:value-type="string" calcext:value-type="string">
            <text:p>Cinthia Natalli Legaria Cru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74304" calcext:value-type="float">
            <text:p>2874304</text:p>
          </table:table-cell>
          <table:table-cell office:value-type="string" calcext:value-type="string">
            <text:p>Carlos Palma Medi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81552" calcext:value-type="float">
            <text:p>2881552</text:p>
          </table:table-cell>
          <table:table-cell office:value-type="string" calcext:value-type="string">
            <text:p>Gabriela Luna Urbi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  <table:table-row table:style-name="ro1">
          <table:table-cell office:value-type="float" office:value="2890208" calcext:value-type="float">
            <text:p>2890208</text:p>
          </table:table-cell>
          <table:table-cell office:value-type="string" calcext:value-type="string">
            <text:p>Laura Colin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Banamex-CITI</text:p>
          </table:table-cell>
          <table:table-cell office:value-type="string" calcext:value-type="string">
            <text:p>TPMXD Toreo</text:p>
          </table:table-cell>
          <table:table-cell table:number-columns-repeated="7"/>
        </table:table-row>
      </table:table>
      <table:table table:name="8. HTG - Comcast - TPMXN Alpha" table:style-name="ta1"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Comcast_Alpha_S</text:p>
          </table:table-cell>
          <table:table-cell/>
          <table:table-cell office:value-type="float" office:value="3086450" calcext:value-type="float">
            <text:p>3086450</text:p>
          </table:table-cell>
          <table:table-cell office:value-type="string" calcext:value-type="string">
            <text:p>hernandezs.61</text:p>
          </table:table-cell>
          <table:table-cell office:value-type="string" calcext:value-type="string">
            <text:p>Edson Eduardo Hernandez Segura</text:p>
          </table:table-cell>
        </table:table-row>
        <table:table-row table:style-name="ro1">
          <table:table-cell office:value-type="float" office:value="119589" calcext:value-type="float">
            <text:p>119589</text:p>
          </table:table-cell>
          <table:table-cell office:value-type="string" calcext:value-type="string">
            <text:p>Fernando Sanchez Sanch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3068888" calcext:value-type="float">
            <text:p>3068888</text:p>
          </table:table-cell>
          <table:table-cell office:value-type="string" calcext:value-type="string">
            <text:p>varelac.8</text:p>
          </table:table-cell>
          <table:table-cell office:value-type="string" calcext:value-type="string">
            <text:p>Daniel Alejandro Varela Chavez</text:p>
          </table:table-cell>
        </table:table-row>
        <table:table-row table:style-name="ro1">
          <table:table-cell office:value-type="float" office:value="252403" calcext:value-type="float">
            <text:p>252403</text:p>
          </table:table-cell>
          <table:table-cell office:value-type="string" calcext:value-type="string">
            <text:p>Ramiro Carlos Ochoa Roj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969921" calcext:value-type="float">
            <text:p>2969921</text:p>
          </table:table-cell>
          <table:table-cell office:value-type="string" calcext:value-type="string">
            <text:p>elul.6</text:p>
          </table:table-cell>
          <table:table-cell office:value-type="string" calcext:value-type="string">
            <text:p>Miguel Angel Elu Lanzagorta</text:p>
          </table:table-cell>
        </table:table-row>
        <table:table-row table:style-name="ro1">
          <table:table-cell office:value-type="float" office:value="721142" calcext:value-type="float">
            <text:p>721142</text:p>
          </table:table-cell>
          <table:table-cell office:value-type="string" calcext:value-type="string">
            <text:p>Carol Lizeth Rodriguez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962814" calcext:value-type="float">
            <text:p>2962814</text:p>
          </table:table-cell>
          <table:table-cell office:value-type="string" calcext:value-type="string">
            <text:p>delatorreq.5</text:p>
          </table:table-cell>
          <table:table-cell office:value-type="string" calcext:value-type="string">
            <text:p>Omar Antonio De La Torre Quinonez</text:p>
          </table:table-cell>
        </table:table-row>
        <table:table-row table:style-name="ro1">
          <table:table-cell office:value-type="float" office:value="863605" calcext:value-type="float">
            <text:p>863605</text:p>
          </table:table-cell>
          <table:table-cell office:value-type="string" calcext:value-type="string">
            <text:p>Juan Pablo Perez Espino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962575" calcext:value-type="float">
            <text:p>2962575</text:p>
          </table:table-cell>
          <table:table-cell office:value-type="string" calcext:value-type="string">
            <text:p>contrerasg.11</text:p>
          </table:table-cell>
          <table:table-cell office:value-type="string" calcext:value-type="string">
            <text:p>Cynthia Itzel Contreras Gutierrez</text:p>
          </table:table-cell>
        </table:table-row>
        <table:table-row table:style-name="ro1">
          <table:table-cell office:value-type="float" office:value="910774" calcext:value-type="float">
            <text:p>910774</text:p>
          </table:table-cell>
          <table:table-cell office:value-type="string" calcext:value-type="string">
            <text:p>Oscar Mario Guadarrama Arechavale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Comcast_Alpha_A</text:p>
          </table:table-cell>
          <table:table-cell/>
          <table:table-cell office:value-type="float" office:value="2962569" calcext:value-type="float">
            <text:p>2962569</text:p>
          </table:table-cell>
          <table:table-cell office:value-type="string" calcext:value-type="string">
            <text:p>contrerasg.12</text:p>
          </table:table-cell>
          <table:table-cell office:value-type="string" calcext:value-type="string">
            <text:p>Angel Antonio Contreras Gonzalez</text:p>
          </table:table-cell>
        </table:table-row>
        <table:table-row table:style-name="ro1">
          <table:table-cell office:value-type="float" office:value="948618" calcext:value-type="float">
            <text:p>948618</text:p>
          </table:table-cell>
          <table:table-cell office:value-type="string" calcext:value-type="string">
            <text:p>Manuel De Jesus Amaya Gutier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947482" calcext:value-type="float">
            <text:p>2947482</text:p>
          </table:table-cell>
          <table:table-cell office:value-type="string" calcext:value-type="string">
            <text:p>garciam.52</text:p>
          </table:table-cell>
          <table:table-cell office:value-type="string" calcext:value-type="string">
            <text:p>Luis Felipe Garcia Mendez</text:p>
          </table:table-cell>
        </table:table-row>
        <table:table-row table:style-name="ro1">
          <table:table-cell office:value-type="float" office:value="977713" calcext:value-type="float">
            <text:p>977713</text:p>
          </table:table-cell>
          <table:table-cell office:value-type="string" calcext:value-type="string">
            <text:p>Rogelio Javee Fucuy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947431" calcext:value-type="float">
            <text:p>2947431</text:p>
          </table:table-cell>
          <table:table-cell office:value-type="string" calcext:value-type="string">
            <text:p>leonr.13</text:p>
          </table:table-cell>
          <table:table-cell office:value-type="string" calcext:value-type="string">
            <text:p>Mariajosé León Romo</text:p>
          </table:table-cell>
        </table:table-row>
        <table:table-row table:style-name="ro1">
          <table:table-cell office:value-type="float" office:value="980126" calcext:value-type="float">
            <text:p>980126</text:p>
          </table:table-cell>
          <table:table-cell office:value-type="string" calcext:value-type="string">
            <text:p>Mario Ramírez Ló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905816" calcext:value-type="float">
            <text:p>2905816</text:p>
          </table:table-cell>
          <table:table-cell office:value-type="string" calcext:value-type="string">
            <text:p>chavezs.5</text:p>
          </table:table-cell>
          <table:table-cell office:value-type="string" calcext:value-type="string">
            <text:p>Goreti Del Carmen Chavez Salcido</text:p>
          </table:table-cell>
        </table:table-row>
        <table:table-row table:style-name="ro1">
          <table:table-cell office:value-type="float" office:value="998973" calcext:value-type="float">
            <text:p>998973</text:p>
          </table:table-cell>
          <table:table-cell office:value-type="string" calcext:value-type="string">
            <text:p>Brenda Aguilar Huer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4"/>
          <table:table-cell office:value-type="float" office:value="2873991" calcext:value-type="float">
            <text:p>2873991</text:p>
          </table:table-cell>
          <table:table-cell office:value-type="string" calcext:value-type="string">
            <text:p>sandovala.7</text:p>
          </table:table-cell>
          <table:table-cell office:value-type="string" calcext:value-type="string">
            <text:p>Andrea Sandoval Ayub</text:p>
          </table:table-cell>
        </table:table-row>
        <table:table-row table:style-name="ro1">
          <table:table-cell office:value-type="float" office:value="998999" calcext:value-type="float">
            <text:p>998999</text:p>
          </table:table-cell>
          <table:table-cell office:value-type="string" calcext:value-type="string">
            <text:p>Misael Gonzalez Guarda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Comcast_Alpha_R</text:p>
          </table:table-cell>
          <table:table-cell/>
          <table:table-cell office:value-type="float" office:value="3400476" calcext:value-type="float">
            <text:p>3400476</text:p>
          </table:table-cell>
          <table:table-cell office:value-type="string" calcext:value-type="string">
            <text:p>diazsalas.8</text:p>
          </table:table-cell>
          <table:table-cell office:value-type="string" calcext:value-type="string">
            <text:p>Jose Alberto Diaz Salas</text:p>
          </table:table-cell>
        </table:table-row>
        <table:table-row table:style-name="ro1">
          <table:table-cell office:value-type="float" office:value="999043" calcext:value-type="float">
            <text:p>999043</text:p>
          </table:table-cell>
          <table:table-cell office:value-type="string" calcext:value-type="string">
            <text:p>Oscar Hernandez Ye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537" calcext:value-type="float">
            <text:p>999537</text:p>
          </table:table-cell>
          <table:table-cell office:value-type="string" calcext:value-type="string">
            <text:p>Rosalia Villanueva Silv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560" calcext:value-type="float">
            <text:p>999560</text:p>
          </table:table-cell>
          <table:table-cell office:value-type="string" calcext:value-type="string">
            <text:p>Jose Rodriguez Ru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693" calcext:value-type="float">
            <text:p>999693</text:p>
          </table:table-cell>
          <table:table-cell office:value-type="string" calcext:value-type="string">
            <text:p>Genaro Escalona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723" calcext:value-type="float">
            <text:p>999723</text:p>
          </table:table-cell>
          <table:table-cell office:value-type="string" calcext:value-type="string">
            <text:p>Jose De La Torre Cervan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734" calcext:value-type="float">
            <text:p>999734</text:p>
          </table:table-cell>
          <table:table-cell office:value-type="string" calcext:value-type="string">
            <text:p>Alfonso Chavez Vaz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745" calcext:value-type="float">
            <text:p>999745</text:p>
          </table:table-cell>
          <table:table-cell office:value-type="string" calcext:value-type="string">
            <text:p>Victor Cardenas Avi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812" calcext:value-type="float">
            <text:p>999812</text:p>
          </table:table-cell>
          <table:table-cell office:value-type="string" calcext:value-type="string">
            <text:p>José Jauregui Gutiér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999837" calcext:value-type="float">
            <text:p>999837</text:p>
          </table:table-cell>
          <table:table-cell office:value-type="string" calcext:value-type="string">
            <text:p>Jessica Junco Vil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063" calcext:value-type="float">
            <text:p>1000063</text:p>
          </table:table-cell>
          <table:table-cell office:value-type="string" calcext:value-type="string">
            <text:p>Rafael Espinoza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094" calcext:value-type="float">
            <text:p>1000094</text:p>
          </table:table-cell>
          <table:table-cell office:value-type="string" calcext:value-type="string">
            <text:p>Hans Berches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256" calcext:value-type="float">
            <text:p>1000256</text:p>
          </table:table-cell>
          <table:table-cell office:value-type="string" calcext:value-type="string">
            <text:p>Marco Guzmán Villanuev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368" calcext:value-type="float">
            <text:p>1000368</text:p>
          </table:table-cell>
          <table:table-cell office:value-type="string" calcext:value-type="string">
            <text:p>Luis Nuñez Tel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376" calcext:value-type="float">
            <text:p>1000376</text:p>
          </table:table-cell>
          <table:table-cell office:value-type="string" calcext:value-type="string">
            <text:p>Jesus Gonzalez Palafox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380" calcext:value-type="float">
            <text:p>1000380</text:p>
          </table:table-cell>
          <table:table-cell office:value-type="string" calcext:value-type="string">
            <text:p>José Galindo Medi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451" calcext:value-type="float">
            <text:p>1000451</text:p>
          </table:table-cell>
          <table:table-cell office:value-type="string" calcext:value-type="string">
            <text:p>Miriam González Uvall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453" calcext:value-type="float">
            <text:p>1000453</text:p>
          </table:table-cell>
          <table:table-cell office:value-type="string" calcext:value-type="string">
            <text:p>Telma Gutierrez Almei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455" calcext:value-type="float">
            <text:p>1000455</text:p>
          </table:table-cell>
          <table:table-cell office:value-type="string" calcext:value-type="string">
            <text:p>Ana Leyva Carr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564" calcext:value-type="float">
            <text:p>1000564</text:p>
          </table:table-cell>
          <table:table-cell office:value-type="string" calcext:value-type="string">
            <text:p>Armando Barrera Rodri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681" calcext:value-type="float">
            <text:p>1000681</text:p>
          </table:table-cell>
          <table:table-cell office:value-type="string" calcext:value-type="string">
            <text:p>Maria Diaz Cast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745" calcext:value-type="float">
            <text:p>1000745</text:p>
          </table:table-cell>
          <table:table-cell office:value-type="string" calcext:value-type="string">
            <text:p>Guadalupe Hernández Ló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776" calcext:value-type="float">
            <text:p>1000776</text:p>
          </table:table-cell>
          <table:table-cell office:value-type="string" calcext:value-type="string">
            <text:p>Angel Gonzalez Mor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852" calcext:value-type="float">
            <text:p>1000852</text:p>
          </table:table-cell>
          <table:table-cell office:value-type="string" calcext:value-type="string">
            <text:p>Goretti Vences Dia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0986" calcext:value-type="float">
            <text:p>1000986</text:p>
          </table:table-cell>
          <table:table-cell office:value-type="string" calcext:value-type="string">
            <text:p>Juan Aldama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007" calcext:value-type="float">
            <text:p>1001007</text:p>
          </table:table-cell>
          <table:table-cell office:value-type="string" calcext:value-type="string">
            <text:p>Norberto Aceves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010" calcext:value-type="float">
            <text:p>1001010</text:p>
          </table:table-cell>
          <table:table-cell office:value-type="string" calcext:value-type="string">
            <text:p>Diego Lopez Rami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019" calcext:value-type="float">
            <text:p>1001019</text:p>
          </table:table-cell>
          <table:table-cell office:value-type="string" calcext:value-type="string">
            <text:p>Daniel Duran Sandova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113" calcext:value-type="float">
            <text:p>1001113</text:p>
          </table:table-cell>
          <table:table-cell office:value-type="string" calcext:value-type="string">
            <text:p>Israel Lopez Herr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159" calcext:value-type="float">
            <text:p>1001159</text:p>
          </table:table-cell>
          <table:table-cell office:value-type="string" calcext:value-type="string">
            <text:p>Julio Vera Martin del Camp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198" calcext:value-type="float">
            <text:p>1001198</text:p>
          </table:table-cell>
          <table:table-cell office:value-type="string" calcext:value-type="string">
            <text:p>Gilberto Madera Ort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205" calcext:value-type="float">
            <text:p>1001205</text:p>
          </table:table-cell>
          <table:table-cell office:value-type="string" calcext:value-type="string">
            <text:p>Carlos Fuentes Rami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283" calcext:value-type="float">
            <text:p>1001283</text:p>
          </table:table-cell>
          <table:table-cell office:value-type="string" calcext:value-type="string">
            <text:p>Lizbeth Gomez Espino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381" calcext:value-type="float">
            <text:p>1001381</text:p>
          </table:table-cell>
          <table:table-cell office:value-type="string" calcext:value-type="string">
            <text:p>Laura Lazaro Santa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406" calcext:value-type="float">
            <text:p>1001406</text:p>
          </table:table-cell>
          <table:table-cell office:value-type="string" calcext:value-type="string">
            <text:p>Eyenit Saldaña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424" calcext:value-type="float">
            <text:p>1001424</text:p>
          </table:table-cell>
          <table:table-cell office:value-type="string" calcext:value-type="string">
            <text:p>Mauricio Cobian Montoy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1479" calcext:value-type="float">
            <text:p>1001479</text:p>
          </table:table-cell>
          <table:table-cell office:value-type="string" calcext:value-type="string">
            <text:p>Erika Romo Gallar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4660" calcext:value-type="float">
            <text:p>1004660</text:p>
          </table:table-cell>
          <table:table-cell office:value-type="string" calcext:value-type="string">
            <text:p>Oliver Alejandro Galvez Dia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04665" calcext:value-type="float">
            <text:p>1004665</text:p>
          </table:table-cell>
          <table:table-cell office:value-type="string" calcext:value-type="string">
            <text:p>Jorge Alberto Torres Sola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Cristina Santacruz Sant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41912" calcext:value-type="float">
            <text:p>1041912</text:p>
          </table:table-cell>
          <table:table-cell office:value-type="string" calcext:value-type="string">
            <text:p>Miguel Villanueva Figuero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55954" calcext:value-type="float">
            <text:p>1055954</text:p>
          </table:table-cell>
          <table:table-cell office:value-type="string" calcext:value-type="string">
            <text:p>Elizabeth Guedea Osu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61958" calcext:value-type="float">
            <text:p>1061958</text:p>
          </table:table-cell>
          <table:table-cell office:value-type="string" calcext:value-type="string">
            <text:p>Barbara Cisneros Val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61977" calcext:value-type="float">
            <text:p>1061977</text:p>
          </table:table-cell>
          <table:table-cell office:value-type="string" calcext:value-type="string">
            <text:p>Ana Patricia Baena Villarrea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66793" calcext:value-type="float">
            <text:p>1066793</text:p>
          </table:table-cell>
          <table:table-cell office:value-type="string" calcext:value-type="string">
            <text:p>Silvia Lomeli Mej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Victoria Montanara Gonzalez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70778" calcext:value-type="float">
            <text:p>1070778</text:p>
          </table:table-cell>
          <table:table-cell office:value-type="string" calcext:value-type="string">
            <text:p>Faviola Rodriguez Davi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077614" calcext:value-type="float">
            <text:p>1077614</text:p>
          </table:table-cell>
          <table:table-cell office:value-type="string" calcext:value-type="string">
            <text:p>Jorge Humberto Humberto Aguirre Briseñ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118838" calcext:value-type="float">
            <text:p>1118838</text:p>
          </table:table-cell>
          <table:table-cell office:value-type="string" calcext:value-type="string">
            <text:p>Issac Arnulfo Mena Reynos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137461" calcext:value-type="float">
            <text:p>1137461</text:p>
          </table:table-cell>
          <table:table-cell office:value-type="string" calcext:value-type="string">
            <text:p>Juan Carlos Lara Sanch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162485" calcext:value-type="float">
            <text:p>1162485</text:p>
          </table:table-cell>
          <table:table-cell office:value-type="string" calcext:value-type="string">
            <text:p>Carlos Adrian Bernal Mendo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175123" calcext:value-type="float">
            <text:p>1175123</text:p>
          </table:table-cell>
          <table:table-cell office:value-type="string" calcext:value-type="string">
            <text:p>Oliver Rafael Serna Carri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09842" calcext:value-type="float">
            <text:p>1209842</text:p>
          </table:table-cell>
          <table:table-cell office:value-type="string" calcext:value-type="string">
            <text:p>Daniela Montaño Miramon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15668" calcext:value-type="float">
            <text:p>1215668</text:p>
          </table:table-cell>
          <table:table-cell office:value-type="string" calcext:value-type="string">
            <text:p>Francisco Javier Herrera Orteg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21513" calcext:value-type="float">
            <text:p>1221513</text:p>
          </table:table-cell>
          <table:table-cell office:value-type="string" calcext:value-type="string">
            <text:p>Angel Bañuelos Bañuel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27255" calcext:value-type="float">
            <text:p>1227255</text:p>
          </table:table-cell>
          <table:table-cell office:value-type="string" calcext:value-type="string">
            <text:p>Miranda Paola Interian Medi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45459" calcext:value-type="float">
            <text:p>1245459</text:p>
          </table:table-cell>
          <table:table-cell office:value-type="string" calcext:value-type="string">
            <text:p>Karla Elizabeth Rosales Cru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63265" calcext:value-type="float">
            <text:p>1263265</text:p>
          </table:table-cell>
          <table:table-cell office:value-type="string" calcext:value-type="string">
            <text:p>Jonathan Paniagua Dia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68615" calcext:value-type="float">
            <text:p>1268615</text:p>
          </table:table-cell>
          <table:table-cell office:value-type="string" calcext:value-type="string">
            <text:p>Paulina Gonzalez Peral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81692" calcext:value-type="float">
            <text:p>1281692</text:p>
          </table:table-cell>
          <table:table-cell office:value-type="string" calcext:value-type="string">
            <text:p>Diego Chavez Olv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81777" calcext:value-type="float">
            <text:p>1281777</text:p>
          </table:table-cell>
          <table:table-cell office:value-type="string" calcext:value-type="string">
            <text:p>Alejandro Garcia Castañe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297289" calcext:value-type="float">
            <text:p>1297289</text:p>
          </table:table-cell>
          <table:table-cell office:value-type="string" calcext:value-type="string">
            <text:p>Ricardo Francisco Martinez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13442" calcext:value-type="float">
            <text:p>1313442</text:p>
          </table:table-cell>
          <table:table-cell office:value-type="string" calcext:value-type="string">
            <text:p>Carlos Alberto Siordia Jau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13451" calcext:value-type="float">
            <text:p>1313451</text:p>
          </table:table-cell>
          <table:table-cell office:value-type="string" calcext:value-type="string">
            <text:p>Hector Guillermo Lop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13458" calcext:value-type="float">
            <text:p>1313458</text:p>
          </table:table-cell>
          <table:table-cell office:value-type="string" calcext:value-type="string">
            <text:p>Monica Fernandez Ort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14890" calcext:value-type="float">
            <text:p>1314890</text:p>
          </table:table-cell>
          <table:table-cell office:value-type="string" calcext:value-type="string">
            <text:p>Alicia Chavez Le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20132" calcext:value-type="float">
            <text:p>1320132</text:p>
          </table:table-cell>
          <table:table-cell office:value-type="string" calcext:value-type="string">
            <text:p>Daniela Guzman Alva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20437" calcext:value-type="float">
            <text:p>1320437</text:p>
          </table:table-cell>
          <table:table-cell office:value-type="string" calcext:value-type="string">
            <text:p>Roman Misael German Ric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43105" calcext:value-type="float">
            <text:p>1343105</text:p>
          </table:table-cell>
          <table:table-cell office:value-type="string" calcext:value-type="string">
            <text:p>Deniska Yessamin Sanch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55167" calcext:value-type="float">
            <text:p>1355167</text:p>
          </table:table-cell>
          <table:table-cell office:value-type="string" calcext:value-type="string">
            <text:p>Monica Guadalupe Flor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56388" calcext:value-type="float">
            <text:p>1356388</text:p>
          </table:table-cell>
          <table:table-cell office:value-type="string" calcext:value-type="string">
            <text:p>Alberto Daniel Gonzalez Ocho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70613" calcext:value-type="float">
            <text:p>1370613</text:p>
          </table:table-cell>
          <table:table-cell office:value-type="string" calcext:value-type="string">
            <text:p>Maria Teresa Yañez Ram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81907" calcext:value-type="float">
            <text:p>1381907</text:p>
          </table:table-cell>
          <table:table-cell office:value-type="string" calcext:value-type="string">
            <text:p>Maria Natalia Navarrete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86951" calcext:value-type="float">
            <text:p>1386951</text:p>
          </table:table-cell>
          <table:table-cell office:value-type="string" calcext:value-type="string">
            <text:p>Juan Jose Castañeda Barb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392512" calcext:value-type="float">
            <text:p>1392512</text:p>
          </table:table-cell>
          <table:table-cell office:value-type="string" calcext:value-type="string">
            <text:p>Rosa Araceli Bernal Maci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09662" calcext:value-type="float">
            <text:p>1409662</text:p>
          </table:table-cell>
          <table:table-cell office:value-type="string" calcext:value-type="string">
            <text:p>Bernardino Perez Mora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09673" calcext:value-type="float">
            <text:p>1409673</text:p>
          </table:table-cell>
          <table:table-cell office:value-type="string" calcext:value-type="string">
            <text:p>Julio Cesar Longoria Zamarrip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31933" calcext:value-type="float">
            <text:p>1431933</text:p>
          </table:table-cell>
          <table:table-cell office:value-type="string" calcext:value-type="string">
            <text:p>Alejandro Ruiz Gom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47645" calcext:value-type="float">
            <text:p>1447645</text:p>
          </table:table-cell>
          <table:table-cell office:value-type="string" calcext:value-type="string">
            <text:p>Julian Alfonso Cruz Cardeñ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55337" calcext:value-type="float">
            <text:p>1455337</text:p>
          </table:table-cell>
          <table:table-cell office:value-type="string" calcext:value-type="string">
            <text:p>Juan Carlos Delgado Varg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55472" calcext:value-type="float">
            <text:p>1455472</text:p>
          </table:table-cell>
          <table:table-cell office:value-type="string" calcext:value-type="string">
            <text:p>Omar Misael Espinosa Rom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486116" calcext:value-type="float">
            <text:p>1486116</text:p>
          </table:table-cell>
          <table:table-cell office:value-type="string" calcext:value-type="string">
            <text:p>Fernando Magallanes Rodri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11027" calcext:value-type="float">
            <text:p>1511027</text:p>
          </table:table-cell>
          <table:table-cell office:value-type="string" calcext:value-type="string">
            <text:p>Luis Humberto Basurto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11118" calcext:value-type="float">
            <text:p>1511118</text:p>
          </table:table-cell>
          <table:table-cell office:value-type="string" calcext:value-type="string">
            <text:p>Jorge Fabian Delgado Salin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22555" calcext:value-type="float">
            <text:p>1522555</text:p>
          </table:table-cell>
          <table:table-cell office:value-type="string" calcext:value-type="string">
            <text:p>Leonardo Gonzalez Montañ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23528" calcext:value-type="float">
            <text:p>1523528</text:p>
          </table:table-cell>
          <table:table-cell office:value-type="string" calcext:value-type="string">
            <text:p>Minerva Aranzazu Avila Gutier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52330" calcext:value-type="float">
            <text:p>1552330</text:p>
          </table:table-cell>
          <table:table-cell office:value-type="string" calcext:value-type="string">
            <text:p>Erika Jacqueline Ramirez Baraj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60557" calcext:value-type="float">
            <text:p>1560557</text:p>
          </table:table-cell>
          <table:table-cell office:value-type="string" calcext:value-type="string">
            <text:p>Francisco Javier Tinajero Silv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78622" calcext:value-type="float">
            <text:p>1578622</text:p>
          </table:table-cell>
          <table:table-cell office:value-type="string" calcext:value-type="string">
            <text:p>Noe Ramon Reyes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95401" calcext:value-type="float">
            <text:p>1595401</text:p>
          </table:table-cell>
          <table:table-cell office:value-type="string" calcext:value-type="string">
            <text:p>Ubaldo Gonzalez Mor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596857" calcext:value-type="float">
            <text:p>1596857</text:p>
          </table:table-cell>
          <table:table-cell office:value-type="string" calcext:value-type="string">
            <text:p>Jose Antonio Torres Nu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603488" calcext:value-type="float">
            <text:p>1603488</text:p>
          </table:table-cell>
          <table:table-cell office:value-type="string" calcext:value-type="string">
            <text:p>Luis Gerardo Sanchez Gom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621431" calcext:value-type="float">
            <text:p>1621431</text:p>
          </table:table-cell>
          <table:table-cell office:value-type="string" calcext:value-type="string">
            <text:p>Gerardo Jacinto Medi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687917" calcext:value-type="float">
            <text:p>1687917</text:p>
          </table:table-cell>
          <table:table-cell office:value-type="string" calcext:value-type="string">
            <text:p>Alexis Rico Cor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13877" calcext:value-type="float">
            <text:p>1713877</text:p>
          </table:table-cell>
          <table:table-cell office:value-type="string" calcext:value-type="string">
            <text:p>Maria Elena Perez Sauce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22719" calcext:value-type="float">
            <text:p>1722719</text:p>
          </table:table-cell>
          <table:table-cell office:value-type="string" calcext:value-type="string">
            <text:p>Alan Tonathiu Bueno Areval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49045" calcext:value-type="float">
            <text:p>1749045</text:p>
          </table:table-cell>
          <table:table-cell office:value-type="string" calcext:value-type="string">
            <text:p>Jose Luis Anaya Amador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56699" calcext:value-type="float">
            <text:p>1756699</text:p>
          </table:table-cell>
          <table:table-cell office:value-type="string" calcext:value-type="string">
            <text:p>Misael Absalom Portillo Ram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64212" calcext:value-type="float">
            <text:p>1764212</text:p>
          </table:table-cell>
          <table:table-cell office:value-type="string" calcext:value-type="string">
            <text:p>Diana Beatriz Garcia Rome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64216" calcext:value-type="float">
            <text:p>1764216</text:p>
          </table:table-cell>
          <table:table-cell office:value-type="string" calcext:value-type="string">
            <text:p>Jorge Moises Delgado Camach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72204" calcext:value-type="float">
            <text:p>1772204</text:p>
          </table:table-cell>
          <table:table-cell office:value-type="string" calcext:value-type="string">
            <text:p>Anthony Salvador De Jesus Ponce Ara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795474" calcext:value-type="float">
            <text:p>1795474</text:p>
          </table:table-cell>
          <table:table-cell office:value-type="string" calcext:value-type="string">
            <text:p>Jose Luis Romero Cor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03122" calcext:value-type="float">
            <text:p>1803122</text:p>
          </table:table-cell>
          <table:table-cell office:value-type="string" calcext:value-type="string">
            <text:p>Esther Nohemi Treviño Zarago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19973" calcext:value-type="float">
            <text:p>1819973</text:p>
          </table:table-cell>
          <table:table-cell office:value-type="string" calcext:value-type="string">
            <text:p>Carlos Alejandro Unda F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27437" calcext:value-type="float">
            <text:p>1827437</text:p>
          </table:table-cell>
          <table:table-cell office:value-type="string" calcext:value-type="string">
            <text:p>Luis Arturo Reyes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27440" calcext:value-type="float">
            <text:p>1827440</text:p>
          </table:table-cell>
          <table:table-cell office:value-type="string" calcext:value-type="string">
            <text:p>Norma Jazmin Casillas Ru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27546" calcext:value-type="float">
            <text:p>1827546</text:p>
          </table:table-cell>
          <table:table-cell office:value-type="string" calcext:value-type="string">
            <text:p>Martha Noemi Herrera Benit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27549" calcext:value-type="float">
            <text:p>1827549</text:p>
          </table:table-cell>
          <table:table-cell office:value-type="string" calcext:value-type="string">
            <text:p>Oscar Alberto Ceja Alva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35280" calcext:value-type="float">
            <text:p>1835280</text:p>
          </table:table-cell>
          <table:table-cell office:value-type="string" calcext:value-type="string">
            <text:p>Cesar Arnoldo Soltero Carden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42140" calcext:value-type="float">
            <text:p>1842140</text:p>
          </table:table-cell>
          <table:table-cell office:value-type="string" calcext:value-type="string">
            <text:p>Leonardo Abraham Castillo Guerre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42721" calcext:value-type="float">
            <text:p>1842721</text:p>
          </table:table-cell>
          <table:table-cell office:value-type="string" calcext:value-type="string">
            <text:p>Blanca Noemi Mena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50443" calcext:value-type="float">
            <text:p>1850443</text:p>
          </table:table-cell>
          <table:table-cell office:value-type="string" calcext:value-type="string">
            <text:p>Roberto Saul Godoy Berna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58687" calcext:value-type="float">
            <text:p>1858687</text:p>
          </table:table-cell>
          <table:table-cell office:value-type="string" calcext:value-type="string">
            <text:p>Katia Carmina Garcia Agui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64530" calcext:value-type="float">
            <text:p>1864530</text:p>
          </table:table-cell>
          <table:table-cell office:value-type="string" calcext:value-type="string">
            <text:p>Jesus Javier Miranda Medi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82835" calcext:value-type="float">
            <text:p>1882835</text:p>
          </table:table-cell>
          <table:table-cell office:value-type="string" calcext:value-type="string">
            <text:p>Jonathan Jose Hernand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82858" calcext:value-type="float">
            <text:p>1882858</text:p>
          </table:table-cell>
          <table:table-cell office:value-type="string" calcext:value-type="string">
            <text:p>Cristhian Alejandro Valencia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84493" calcext:value-type="float">
            <text:p>1884493</text:p>
          </table:table-cell>
          <table:table-cell office:value-type="string" calcext:value-type="string">
            <text:p>Calliope Reza Olv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899496" calcext:value-type="float">
            <text:p>1899496</text:p>
          </table:table-cell>
          <table:table-cell office:value-type="string" calcext:value-type="string">
            <text:p>Ricardo Silva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18691" calcext:value-type="float">
            <text:p>1918691</text:p>
          </table:table-cell>
          <table:table-cell office:value-type="string" calcext:value-type="string">
            <text:p>David Hernandez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18693" calcext:value-type="float">
            <text:p>1918693</text:p>
          </table:table-cell>
          <table:table-cell office:value-type="string" calcext:value-type="string">
            <text:p>Emmanuel Nuñe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43170" calcext:value-type="float">
            <text:p>1943170</text:p>
          </table:table-cell>
          <table:table-cell office:value-type="string" calcext:value-type="string">
            <text:p>Angelica Yessenia Mendoza Ascenci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57952" calcext:value-type="float">
            <text:p>1957952</text:p>
          </table:table-cell>
          <table:table-cell office:value-type="string" calcext:value-type="string">
            <text:p>Alan Everardo Avelar Amezcu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64982" calcext:value-type="float">
            <text:p>1964982</text:p>
          </table:table-cell>
          <table:table-cell office:value-type="string" calcext:value-type="string">
            <text:p>Alan Alberto Sanchez Gracilia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79185" calcext:value-type="float">
            <text:p>1979185</text:p>
          </table:table-cell>
          <table:table-cell office:value-type="string" calcext:value-type="string">
            <text:p>Mauricio Saavedra Manri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86813" calcext:value-type="float">
            <text:p>1986813</text:p>
          </table:table-cell>
          <table:table-cell office:value-type="string" calcext:value-type="string">
            <text:p>Omar Velarde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94943" calcext:value-type="float">
            <text:p>1994943</text:p>
          </table:table-cell>
          <table:table-cell office:value-type="string" calcext:value-type="string">
            <text:p>Miriam Dolores De Anda Alviz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1994945" calcext:value-type="float">
            <text:p>1994945</text:p>
          </table:table-cell>
          <table:table-cell office:value-type="string" calcext:value-type="string">
            <text:p>Samantha Corona Zepe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02160" calcext:value-type="float">
            <text:p>2002160</text:p>
          </table:table-cell>
          <table:table-cell office:value-type="string" calcext:value-type="string">
            <text:p>Dulce Edith Gonzalez Patr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02170" calcext:value-type="float">
            <text:p>2002170</text:p>
          </table:table-cell>
          <table:table-cell office:value-type="string" calcext:value-type="string">
            <text:p>Laura Guadalupe Barba Aldam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02195" calcext:value-type="float">
            <text:p>2002195</text:p>
          </table:table-cell>
          <table:table-cell office:value-type="string" calcext:value-type="string">
            <text:p>Claudia Elena Serrano Arreo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30964" calcext:value-type="float">
            <text:p>2030964</text:p>
          </table:table-cell>
          <table:table-cell office:value-type="string" calcext:value-type="string">
            <text:p>Joab Alfonso Delgado Camach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31178" calcext:value-type="float">
            <text:p>2031178</text:p>
          </table:table-cell>
          <table:table-cell office:value-type="string" calcext:value-type="string">
            <text:p>Juan Velasco Lo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38570" calcext:value-type="float">
            <text:p>2038570</text:p>
          </table:table-cell>
          <table:table-cell office:value-type="string" calcext:value-type="string">
            <text:p>Julio Mora Teja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47025" calcext:value-type="float">
            <text:p>2047025</text:p>
          </table:table-cell>
          <table:table-cell office:value-type="string" calcext:value-type="string">
            <text:p>Jose Rodrigo Zamora Benit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47027" calcext:value-type="float">
            <text:p>2047027</text:p>
          </table:table-cell>
          <table:table-cell office:value-type="string" calcext:value-type="string">
            <text:p>Miguel Angel J. Barajas Rubi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69027" calcext:value-type="float">
            <text:p>2069027</text:p>
          </table:table-cell>
          <table:table-cell office:value-type="string" calcext:value-type="string">
            <text:p>Edgar Samuel Perez Coro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71291" calcext:value-type="float">
            <text:p>2071291</text:p>
          </table:table-cell>
          <table:table-cell office:value-type="string" calcext:value-type="string">
            <text:p>Astrid Elizabeth Flores Guere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71294" calcext:value-type="float">
            <text:p>2071294</text:p>
          </table:table-cell>
          <table:table-cell office:value-type="string" calcext:value-type="string">
            <text:p>Fabian Zuniga Baraj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71296" calcext:value-type="float">
            <text:p>2071296</text:p>
          </table:table-cell>
          <table:table-cell office:value-type="string" calcext:value-type="string">
            <text:p>Ivonne Alejandra Sanchez Muno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71300" calcext:value-type="float">
            <text:p>2071300</text:p>
          </table:table-cell>
          <table:table-cell office:value-type="string" calcext:value-type="string">
            <text:p>Juan Salvador Sanchez Muno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096422" calcext:value-type="float">
            <text:p>2096422</text:p>
          </table:table-cell>
          <table:table-cell office:value-type="string" calcext:value-type="string">
            <text:p>Orlando Javier Hernandez Mor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04503" calcext:value-type="float">
            <text:p>2104503</text:p>
          </table:table-cell>
          <table:table-cell office:value-type="string" calcext:value-type="string">
            <text:p>Azareel Garcia Jass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04508" calcext:value-type="float">
            <text:p>2104508</text:p>
          </table:table-cell>
          <table:table-cell office:value-type="string" calcext:value-type="string">
            <text:p>Joana Lizbeth Moran Nav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04635" calcext:value-type="float">
            <text:p>2104635</text:p>
          </table:table-cell>
          <table:table-cell office:value-type="string" calcext:value-type="string">
            <text:p>Gerson Urueta Mo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30476" calcext:value-type="float">
            <text:p>2130476</text:p>
          </table:table-cell>
          <table:table-cell office:value-type="string" calcext:value-type="string">
            <text:p>Jose Alan Villarreal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30500" calcext:value-type="float">
            <text:p>2130500</text:p>
          </table:table-cell>
          <table:table-cell office:value-type="string" calcext:value-type="string">
            <text:p>Victor Alan Armendariz Arellan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39668" calcext:value-type="float">
            <text:p>2139668</text:p>
          </table:table-cell>
          <table:table-cell office:value-type="string" calcext:value-type="string">
            <text:p>Andrea Rodriguez La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39676" calcext:value-type="float">
            <text:p>2139676</text:p>
          </table:table-cell>
          <table:table-cell office:value-type="string" calcext:value-type="string">
            <text:p>Oscar Martine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39677" calcext:value-type="float">
            <text:p>2139677</text:p>
          </table:table-cell>
          <table:table-cell office:value-type="string" calcext:value-type="string">
            <text:p>Salvador Cervantes Mar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58536" calcext:value-type="float">
            <text:p>2158536</text:p>
          </table:table-cell>
          <table:table-cell office:value-type="string" calcext:value-type="string">
            <text:p>Magnolia Camacho Carden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58587" calcext:value-type="float">
            <text:p>2158587</text:p>
          </table:table-cell>
          <table:table-cell office:value-type="string" calcext:value-type="string">
            <text:p>Paula Emilia Sandoval Huer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58588" calcext:value-type="float">
            <text:p>2158588</text:p>
          </table:table-cell>
          <table:table-cell office:value-type="string" calcext:value-type="string">
            <text:p>Piero Gerard Alencaster Minaka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67313" calcext:value-type="float">
            <text:p>2167313</text:p>
          </table:table-cell>
          <table:table-cell office:value-type="string" calcext:value-type="string">
            <text:p>Felipe Imanol Alfaro Castell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67806" calcext:value-type="float">
            <text:p>2167806</text:p>
          </table:table-cell>
          <table:table-cell office:value-type="string" calcext:value-type="string">
            <text:p>Aldo Isaac Garcia Camach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76908" calcext:value-type="float">
            <text:p>2176908</text:p>
          </table:table-cell>
          <table:table-cell office:value-type="string" calcext:value-type="string">
            <text:p>Evangelina Cruz Rosa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185668" calcext:value-type="float">
            <text:p>2185668</text:p>
          </table:table-cell>
          <table:table-cell office:value-type="string" calcext:value-type="string">
            <text:p>Carlos Alfonso Verdugo Castellan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02853" calcext:value-type="float">
            <text:p>2202853</text:p>
          </table:table-cell>
          <table:table-cell office:value-type="string" calcext:value-type="string">
            <text:p>Aldo Emmanuel Candanosa Fuen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19326" calcext:value-type="float">
            <text:p>2219326</text:p>
          </table:table-cell>
          <table:table-cell office:value-type="string" calcext:value-type="string">
            <text:p>Zaida Viviana Crotte Avi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19750" calcext:value-type="float">
            <text:p>2219750</text:p>
          </table:table-cell>
          <table:table-cell office:value-type="string" calcext:value-type="string">
            <text:p>Angel David Barron Ruel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19755" calcext:value-type="float">
            <text:p>2219755</text:p>
          </table:table-cell>
          <table:table-cell office:value-type="string" calcext:value-type="string">
            <text:p>Ilce Betsabe Hernandez Manc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27860" calcext:value-type="float">
            <text:p>2227860</text:p>
          </table:table-cell>
          <table:table-cell office:value-type="string" calcext:value-type="string">
            <text:p>Marcos Ivan Galvan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27936" calcext:value-type="float">
            <text:p>2227936</text:p>
          </table:table-cell>
          <table:table-cell office:value-type="string" calcext:value-type="string">
            <text:p>Carmen Maria Vargas Medi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35588" calcext:value-type="float">
            <text:p>2235588</text:p>
          </table:table-cell>
          <table:table-cell office:value-type="string" calcext:value-type="string">
            <text:p>Melissa Anabel Bonilla Garay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36089" calcext:value-type="float">
            <text:p>2236089</text:p>
          </table:table-cell>
          <table:table-cell office:value-type="string" calcext:value-type="string">
            <text:p>Ana Fernanda Hernandez Aya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52715" calcext:value-type="float">
            <text:p>2252715</text:p>
          </table:table-cell>
          <table:table-cell office:value-type="string" calcext:value-type="string">
            <text:p>Jorge Eduardo Garcia De La Torr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53036" calcext:value-type="float">
            <text:p>2253036</text:p>
          </table:table-cell>
          <table:table-cell office:value-type="string" calcext:value-type="string">
            <text:p>Bruno Alejandro Cabrera Calder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53042" calcext:value-type="float">
            <text:p>2253042</text:p>
          </table:table-cell>
          <table:table-cell office:value-type="string" calcext:value-type="string">
            <text:p>Guillermo Alejandro Barba Loy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53051" calcext:value-type="float">
            <text:p>2253051</text:p>
          </table:table-cell>
          <table:table-cell office:value-type="string" calcext:value-type="string">
            <text:p>Maria Guadalupe Sepulveda Pimente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0772" calcext:value-type="float">
            <text:p>2260772</text:p>
          </table:table-cell>
          <table:table-cell office:value-type="string" calcext:value-type="string">
            <text:p>Uriel Nanoatzi Castellanos Torr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1301" calcext:value-type="float">
            <text:p>2261301</text:p>
          </table:table-cell>
          <table:table-cell office:value-type="string" calcext:value-type="string">
            <text:p>Arantza Erandeni Ibarra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1316" calcext:value-type="float">
            <text:p>2261316</text:p>
          </table:table-cell>
          <table:table-cell office:value-type="string" calcext:value-type="string">
            <text:p>Jose Rodolfo Alvarado Rami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176" calcext:value-type="float">
            <text:p>2269176</text:p>
          </table:table-cell>
          <table:table-cell office:value-type="string" calcext:value-type="string">
            <text:p>Diana Patricia Rodriguez Solorza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179" calcext:value-type="float">
            <text:p>2269179</text:p>
          </table:table-cell>
          <table:table-cell office:value-type="string" calcext:value-type="string">
            <text:p>Francisco Javier Morales Fajar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181" calcext:value-type="float">
            <text:p>2269181</text:p>
          </table:table-cell>
          <table:table-cell office:value-type="string" calcext:value-type="string">
            <text:p>Jeovana Topete Urib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207" calcext:value-type="float">
            <text:p>2269207</text:p>
          </table:table-cell>
          <table:table-cell office:value-type="string" calcext:value-type="string">
            <text:p>Rene Morimoto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408" calcext:value-type="float">
            <text:p>2269408</text:p>
          </table:table-cell>
          <table:table-cell office:value-type="string" calcext:value-type="string">
            <text:p>Alma Dennis Plascencia Gom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596" calcext:value-type="float">
            <text:p>2269596</text:p>
          </table:table-cell>
          <table:table-cell office:value-type="string" calcext:value-type="string">
            <text:p>Jose Eduardo Gomez Brav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69600" calcext:value-type="float">
            <text:p>2269600</text:p>
          </table:table-cell>
          <table:table-cell office:value-type="string" calcext:value-type="string">
            <text:p>Ottmar Alexander Perez Del To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87674" calcext:value-type="float">
            <text:p>2287674</text:p>
          </table:table-cell>
          <table:table-cell office:value-type="string" calcext:value-type="string">
            <text:p>Andrea Berenice Ibarra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87679" calcext:value-type="float">
            <text:p>2287679</text:p>
          </table:table-cell>
          <table:table-cell office:value-type="string" calcext:value-type="string">
            <text:p>Luis Armando Rodriguez Avit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296485" calcext:value-type="float">
            <text:p>2296485</text:p>
          </table:table-cell>
          <table:table-cell office:value-type="string" calcext:value-type="string">
            <text:p>Juan Manuel Vazquez Bolañ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04143" calcext:value-type="float">
            <text:p>2304143</text:p>
          </table:table-cell>
          <table:table-cell office:value-type="string" calcext:value-type="string">
            <text:p>Yendith Arvizu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34289" calcext:value-type="float">
            <text:p>2334289</text:p>
          </table:table-cell>
          <table:table-cell office:value-type="string" calcext:value-type="string">
            <text:p>Jose Felipe Herrera Estrel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34292" calcext:value-type="float">
            <text:p>2334292</text:p>
          </table:table-cell>
          <table:table-cell office:value-type="string" calcext:value-type="string">
            <text:p>Magali Lopez Arechig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48503" calcext:value-type="float">
            <text:p>2348503</text:p>
          </table:table-cell>
          <table:table-cell office:value-type="string" calcext:value-type="string">
            <text:p>Jennifer Jacquelinne Macias Nu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68370" calcext:value-type="float">
            <text:p>2368370</text:p>
          </table:table-cell>
          <table:table-cell office:value-type="string" calcext:value-type="string">
            <text:p>Zulhei Mishelle Salazar Gutier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68863" calcext:value-type="float">
            <text:p>2368863</text:p>
          </table:table-cell>
          <table:table-cell office:value-type="string" calcext:value-type="string">
            <text:p>Araceli Santamaria Dur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68865" calcext:value-type="float">
            <text:p>2368865</text:p>
          </table:table-cell>
          <table:table-cell office:value-type="string" calcext:value-type="string">
            <text:p>Edgar Esteban Barrantes Galv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68875" calcext:value-type="float">
            <text:p>2368875</text:p>
          </table:table-cell>
          <table:table-cell office:value-type="string" calcext:value-type="string">
            <text:p>Maria Del Rosario Noemi Aguilar Andal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84041" calcext:value-type="float">
            <text:p>2384041</text:p>
          </table:table-cell>
          <table:table-cell office:value-type="string" calcext:value-type="string">
            <text:p>Gabriela Gonzale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  <table:table-row table:style-name="ro1">
          <table:table-cell office:value-type="float" office:value="2384042" calcext:value-type="float">
            <text:p>2384042</text:p>
          </table:table-cell>
          <table:table-cell office:value-type="string" calcext:value-type="string">
            <text:p>Guadalajara Perla Venus Olimpica Flores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Alpha</text:p>
          </table:table-cell>
          <table:table-cell table:number-columns-repeated="7"/>
        </table:table-row>
      </table:table>
      <table:table table:name="9. HTG MXD - Western Union - TPMXN Sierra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Western_Sierra_S</text:p>
          </table:table-cell>
          <table:table-cell/>
          <table:table-cell office:value-type="float" office:value="3233915" calcext:value-type="float">
            <text:p>3233915</text:p>
          </table:table-cell>
          <table:table-cell office:value-type="string" calcext:value-type="string">
            <text:p>navar.14</text:p>
          </table:table-cell>
          <table:table-cell office:value-type="string" calcext:value-type="string">
            <text:p>Angel Daniel Nava Renteria</text:p>
          </table:table-cell>
        </table:table-row>
        <table:table-row table:style-name="ro1">
          <table:table-cell office:value-type="float" office:value="1151022" calcext:value-type="float">
            <text:p>1151022</text:p>
          </table:table-cell>
          <table:table-cell office:value-type="string" calcext:value-type="string">
            <text:p>Jesus Daniel Rojas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3188723" calcext:value-type="float">
            <text:p>3188723</text:p>
          </table:table-cell>
          <table:table-cell office:value-type="string" calcext:value-type="string">
            <text:p>barrazagarcia.7</text:p>
          </table:table-cell>
          <table:table-cell office:value-type="string" calcext:value-type="string">
            <text:p>RICARDO BARRAZA GARCIA</text:p>
          </table:table-cell>
        </table:table-row>
        <table:table-row table:style-name="ro1">
          <table:table-cell office:value-type="float" office:value="1164749" calcext:value-type="float">
            <text:p>1164749</text:p>
          </table:table-cell>
          <table:table-cell office:value-type="string" calcext:value-type="string">
            <text:p>FRANCISCO JAVIER CONTRERAS SO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791488" calcext:value-type="float">
            <text:p>2791488</text:p>
          </table:table-cell>
          <table:table-cell office:value-type="string" calcext:value-type="string">
            <text:p>huertar.5</text:p>
          </table:table-cell>
          <table:table-cell office:value-type="string" calcext:value-type="string">
            <text:p>Gabriel Samuel Huerta Romero</text:p>
          </table:table-cell>
        </table:table-row>
        <table:table-row table:style-name="ro1">
          <table:table-cell office:value-type="float" office:value="1164800" calcext:value-type="float">
            <text:p>1164800</text:p>
          </table:table-cell>
          <table:table-cell office:value-type="string" calcext:value-type="string">
            <text:p>Ricardo Jahdiel Hernandez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523269" calcext:value-type="float">
            <text:p>2523269</text:p>
          </table:table-cell>
          <table:table-cell office:value-type="string" calcext:value-type="string">
            <text:p>ibarramartinez.10</text:p>
          </table:table-cell>
          <table:table-cell office:value-type="string" calcext:value-type="string">
            <text:p>Sergio Alan Ibarra Martinez</text:p>
          </table:table-cell>
        </table:table-row>
        <table:table-row table:style-name="ro1">
          <table:table-cell office:value-type="float" office:value="1164836" calcext:value-type="float">
            <text:p>1164836</text:p>
          </table:table-cell>
          <table:table-cell office:value-type="string" calcext:value-type="string">
            <text:p>Manuel Alberto Melendez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516679" calcext:value-type="float">
            <text:p>2516679</text:p>
          </table:table-cell>
          <table:table-cell office:value-type="string" calcext:value-type="string">
            <text:p>peredaestrada.6</text:p>
          </table:table-cell>
          <table:table-cell office:value-type="string" calcext:value-type="string">
            <text:p>Jonathan Pereda Estrada</text:p>
          </table:table-cell>
        </table:table-row>
        <table:table-row table:style-name="ro1">
          <table:table-cell office:value-type="float" office:value="1164844" calcext:value-type="float">
            <text:p>1164844</text:p>
          </table:table-cell>
          <table:table-cell office:value-type="string" calcext:value-type="string">
            <text:p>Ana Isabel Monares Contrer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Western_Sierra_A</text:p>
          </table:table-cell>
          <table:table-cell/>
          <table:table-cell office:value-type="float" office:value="2464475" calcext:value-type="float">
            <text:p>2464475</text:p>
          </table:table-cell>
          <table:table-cell office:value-type="string" calcext:value-type="string">
            <text:p>delahoya.7</text:p>
          </table:table-cell>
          <table:table-cell office:value-type="string" calcext:value-type="string">
            <text:p>Luis Javier Castaneda de la Hoya</text:p>
          </table:table-cell>
        </table:table-row>
        <table:table-row table:style-name="ro1">
          <table:table-cell office:value-type="float" office:value="1164858" calcext:value-type="float">
            <text:p>1164858</text:p>
          </table:table-cell>
          <table:table-cell office:value-type="string" calcext:value-type="string">
            <text:p>Rocio Karolina Murillo Rue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442994" calcext:value-type="float">
            <text:p>2442994</text:p>
          </table:table-cell>
          <table:table-cell office:value-type="string" calcext:value-type="string">
            <text:p>favelacarrasco.6</text:p>
          </table:table-cell>
          <table:table-cell office:value-type="string" calcext:value-type="string">
            <text:p>Karla Patricia Favela Carrasco</text:p>
          </table:table-cell>
        </table:table-row>
        <table:table-row table:style-name="ro1">
          <table:table-cell office:value-type="float" office:value="1164915" calcext:value-type="float">
            <text:p>1164915</text:p>
          </table:table-cell>
          <table:table-cell office:value-type="string" calcext:value-type="string">
            <text:p>Yareli Elizabeth Rosas Sauce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391924" calcext:value-type="float">
            <text:p>2391924</text:p>
          </table:table-cell>
          <table:table-cell office:value-type="string" calcext:value-type="string">
            <text:p>castrodesantiago.5</text:p>
          </table:table-cell>
          <table:table-cell office:value-type="string" calcext:value-type="string">
            <text:p>Erik Missael Castro de Santiago</text:p>
          </table:table-cell>
        </table:table-row>
        <table:table-row table:style-name="ro1">
          <table:table-cell office:value-type="float" office:value="1164928" calcext:value-type="float">
            <text:p>1164928</text:p>
          </table:table-cell>
          <table:table-cell office:value-type="string" calcext:value-type="string">
            <text:p>Margarita Silva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278935" calcext:value-type="float">
            <text:p>2278935</text:p>
          </table:table-cell>
          <table:table-cell office:value-type="string" calcext:value-type="string">
            <text:p>aragon.108</text:p>
          </table:table-cell>
          <table:table-cell office:value-type="string" calcext:value-type="string">
            <text:p>Laura Alicia Aragon</text:p>
          </table:table-cell>
        </table:table-row>
        <table:table-row table:style-name="ro1">
          <table:table-cell office:value-type="float" office:value="1185357" calcext:value-type="float">
            <text:p>1185357</text:p>
          </table:table-cell>
          <table:table-cell office:value-type="string" calcext:value-type="string">
            <text:p>Ivan Martinez Renter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4"/>
          <table:table-cell office:value-type="float" office:value="2239516" calcext:value-type="float">
            <text:p>2239516</text:p>
          </table:table-cell>
          <table:table-cell office:value-type="string" calcext:value-type="string">
            <text:p>olveracasillas.5</text:p>
          </table:table-cell>
          <table:table-cell office:value-type="string" calcext:value-type="string">
            <text:p>Emmanuel Alejandro Olvera Casillas</text:p>
          </table:table-cell>
        </table:table-row>
        <table:table-row table:style-name="ro1">
          <table:table-cell office:value-type="float" office:value="1192501" calcext:value-type="float">
            <text:p>1192501</text:p>
          </table:table-cell>
          <table:table-cell office:value-type="string" calcext:value-type="string">
            <text:p>Karen Itzel Perez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Western_Sierra_R</text:p>
          </table:table-cell>
          <table:table-cell/>
          <table:table-cell office:value-type="float" office:value="2873768" calcext:value-type="float">
            <text:p>2873768</text:p>
          </table:table-cell>
          <table:table-cell office:value-type="string" calcext:value-type="string">
            <text:p>gutierrezayala.8</text:p>
          </table:table-cell>
          <table:table-cell office:value-type="string" calcext:value-type="string">
            <text:p>MARIA DE LOS ANGELES GUTIERREZ AYALA</text:p>
          </table:table-cell>
        </table:table-row>
        <table:table-row table:style-name="ro1">
          <table:table-cell office:value-type="float" office:value="1193739" calcext:value-type="float">
            <text:p>1193739</text:p>
          </table:table-cell>
          <table:table-cell office:value-type="string" calcext:value-type="string">
            <text:p>Adriana Arjon Delg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00017" calcext:value-type="float">
            <text:p>1200017</text:p>
          </table:table-cell>
          <table:table-cell office:value-type="string" calcext:value-type="string">
            <text:p>Juan Carlos Salas Soli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33876" calcext:value-type="float">
            <text:p>1233876</text:p>
          </table:table-cell>
          <table:table-cell office:value-type="string" calcext:value-type="string">
            <text:p>Perla Yesenia Almanza Salaz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33882" calcext:value-type="float">
            <text:p>1233882</text:p>
          </table:table-cell>
          <table:table-cell office:value-type="string" calcext:value-type="string">
            <text:p>Juan Carlos Salinas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37136" calcext:value-type="float">
            <text:p>1237136</text:p>
          </table:table-cell>
          <table:table-cell office:value-type="string" calcext:value-type="string">
            <text:p>Erika Pulido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37140" calcext:value-type="float">
            <text:p>1237140</text:p>
          </table:table-cell>
          <table:table-cell office:value-type="string" calcext:value-type="string">
            <text:p>Alfredo Rodriguez Arrat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46507" calcext:value-type="float">
            <text:p>1246507</text:p>
          </table:table-cell>
          <table:table-cell office:value-type="string" calcext:value-type="string">
            <text:p>Perla Gallegos Medra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69648" calcext:value-type="float">
            <text:p>1269648</text:p>
          </table:table-cell>
          <table:table-cell office:value-type="string" calcext:value-type="string">
            <text:p>Angel Aaron Contreras Rue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69665" calcext:value-type="float">
            <text:p>1269665</text:p>
          </table:table-cell>
          <table:table-cell office:value-type="string" calcext:value-type="string">
            <text:p>Juan Pedro Pacheco Varg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82676" calcext:value-type="float">
            <text:p>1282676</text:p>
          </table:table-cell>
          <table:table-cell office:value-type="string" calcext:value-type="string">
            <text:p>Nancy Nayeli Salgado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85655" calcext:value-type="float">
            <text:p>1285655</text:p>
          </table:table-cell>
          <table:table-cell office:value-type="string" calcext:value-type="string">
            <text:p>Elsa Urbina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285661" calcext:value-type="float">
            <text:p>1285661</text:p>
          </table:table-cell>
          <table:table-cell office:value-type="string" calcext:value-type="string">
            <text:p>Maria Soledad Batrez Moli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365544" calcext:value-type="float">
            <text:p>1365544</text:p>
          </table:table-cell>
          <table:table-cell office:value-type="string" calcext:value-type="string">
            <text:p>Eduardo Moreno Miran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10112" calcext:value-type="float">
            <text:p>1710112</text:p>
          </table:table-cell>
          <table:table-cell office:value-type="string" calcext:value-type="string">
            <text:p>Carlos Adolfo Zamora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16916" calcext:value-type="float">
            <text:p>1716916</text:p>
          </table:table-cell>
          <table:table-cell office:value-type="string" calcext:value-type="string">
            <text:p>MARTHA GABRIELA HERRERA MORE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04346" calcext:value-type="float">
            <text:p>1804346</text:p>
          </table:table-cell>
          <table:table-cell office:value-type="string" calcext:value-type="string">
            <text:p>Jose Joel Garcia Barrient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04357" calcext:value-type="float">
            <text:p>1804357</text:p>
          </table:table-cell>
          <table:table-cell office:value-type="string" calcext:value-type="string">
            <text:p>Erendira Isabel Perez Cond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04360" calcext:value-type="float">
            <text:p>1804360</text:p>
          </table:table-cell>
          <table:table-cell office:value-type="string" calcext:value-type="string">
            <text:p>Jennifer Carolina Barrera Sal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04406" calcext:value-type="float">
            <text:p>1804406</text:p>
          </table:table-cell>
          <table:table-cell office:value-type="string" calcext:value-type="string">
            <text:p>Sergio Alejandro Gonzalez Arj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52025" calcext:value-type="float">
            <text:p>1852025</text:p>
          </table:table-cell>
          <table:table-cell office:value-type="string" calcext:value-type="string">
            <text:p>Neftali Jonatan Rivas Corr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52036" calcext:value-type="float">
            <text:p>1852036</text:p>
          </table:table-cell>
          <table:table-cell office:value-type="string" calcext:value-type="string">
            <text:p>Lesslie Guadalupe Rodríguez Aguirr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87331" calcext:value-type="float">
            <text:p>1887331</text:p>
          </table:table-cell>
          <table:table-cell office:value-type="string" calcext:value-type="string">
            <text:p>Ramon Gerardo Valles Renter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923859" calcext:value-type="float">
            <text:p>1923859</text:p>
          </table:table-cell>
          <table:table-cell office:value-type="string" calcext:value-type="string">
            <text:p>Roberto Guadiana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078931" calcext:value-type="float">
            <text:p>2078931</text:p>
          </table:table-cell>
          <table:table-cell office:value-type="string" calcext:value-type="string">
            <text:p>EDGAR OMAR HERNANDEZ TOV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16282" calcext:value-type="float">
            <text:p>2116282</text:p>
          </table:table-cell>
          <table:table-cell office:value-type="string" calcext:value-type="string">
            <text:p>Micaela Flores Camach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239516" calcext:value-type="float">
            <text:p>2239516</text:p>
          </table:table-cell>
          <table:table-cell office:value-type="string" calcext:value-type="string">
            <text:p>Emmanuel Alejandro Olvera Casill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263976" calcext:value-type="float">
            <text:p>2263976</text:p>
          </table:table-cell>
          <table:table-cell office:value-type="string" calcext:value-type="string">
            <text:p>Octavio Saucedo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288174" calcext:value-type="float">
            <text:p>2288174</text:p>
          </table:table-cell>
          <table:table-cell office:value-type="string" calcext:value-type="string">
            <text:p>Manuel Alejandro Salas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50072" calcext:value-type="float">
            <text:p>2350072</text:p>
          </table:table-cell>
          <table:table-cell office:value-type="string" calcext:value-type="string">
            <text:p>Alondra Mend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51340" calcext:value-type="float">
            <text:p>2351340</text:p>
          </table:table-cell>
          <table:table-cell office:value-type="string" calcext:value-type="string">
            <text:p>Ashley Silvana Bretado Ibar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05536" calcext:value-type="float">
            <text:p>2405536</text:p>
          </table:table-cell>
          <table:table-cell office:value-type="string" calcext:value-type="string">
            <text:p>Lorena Rios Alvar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05632" calcext:value-type="float">
            <text:p>2405632</text:p>
          </table:table-cell>
          <table:table-cell office:value-type="string" calcext:value-type="string">
            <text:p>Sandra Veronica Torrecillas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73877" calcext:value-type="float">
            <text:p>2473877</text:p>
          </table:table-cell>
          <table:table-cell office:value-type="string" calcext:value-type="string">
            <text:p>Gerado Manuel Campos Aya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00689" calcext:value-type="float">
            <text:p>2500689</text:p>
          </table:table-cell>
          <table:table-cell office:value-type="string" calcext:value-type="string">
            <text:p>Pablo Omar Manch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03759" calcext:value-type="float">
            <text:p>2503759</text:p>
          </table:table-cell>
          <table:table-cell office:value-type="string" calcext:value-type="string">
            <text:p>Ivon Alejandra Gardea Camp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03820" calcext:value-type="float">
            <text:p>2503820</text:p>
          </table:table-cell>
          <table:table-cell office:value-type="string" calcext:value-type="string">
            <text:p>Griselda Sanchez Rend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65448" calcext:value-type="float">
            <text:p>2565448</text:p>
          </table:table-cell>
          <table:table-cell office:value-type="string" calcext:value-type="string">
            <text:p>Carmen Esmeralda Lopez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65451" calcext:value-type="float">
            <text:p>2565451</text:p>
          </table:table-cell>
          <table:table-cell office:value-type="string" calcext:value-type="string">
            <text:p>LUIS IVAN ALEJANDRO QUEZADA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67607" calcext:value-type="float">
            <text:p>2567607</text:p>
          </table:table-cell>
          <table:table-cell office:value-type="string" calcext:value-type="string">
            <text:p>Ricardo Arreguin Mun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67619" calcext:value-type="float">
            <text:p>2567619</text:p>
          </table:table-cell>
          <table:table-cell office:value-type="string" calcext:value-type="string">
            <text:p>Hector Raul Ruiz Dia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08002" calcext:value-type="float">
            <text:p>2608002</text:p>
          </table:table-cell>
          <table:table-cell office:value-type="string" calcext:value-type="string">
            <text:p>Israel Alejandro Fernandez Gutier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08433" calcext:value-type="float">
            <text:p>2608433</text:p>
          </table:table-cell>
          <table:table-cell office:value-type="string" calcext:value-type="string">
            <text:p>Erik Alexis Hernandez Gueva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08435" calcext:value-type="float">
            <text:p>2608435</text:p>
          </table:table-cell>
          <table:table-cell office:value-type="string" calcext:value-type="string">
            <text:p>Jaime Perez Vare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08438" calcext:value-type="float">
            <text:p>2608438</text:p>
          </table:table-cell>
          <table:table-cell office:value-type="string" calcext:value-type="string">
            <text:p>Luis Fernando So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30280" calcext:value-type="float">
            <text:p>2630280</text:p>
          </table:table-cell>
          <table:table-cell office:value-type="string" calcext:value-type="string">
            <text:p>Cristian Geovanni Garcia More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35597" calcext:value-type="float">
            <text:p>2635597</text:p>
          </table:table-cell>
          <table:table-cell office:value-type="string" calcext:value-type="string">
            <text:p>Jose Ricardo Munoz Rom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35599" calcext:value-type="float">
            <text:p>2635599</text:p>
          </table:table-cell>
          <table:table-cell office:value-type="string" calcext:value-type="string">
            <text:p>KATHYA SOFIA ESPINO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58032" calcext:value-type="float">
            <text:p>2658032</text:p>
          </table:table-cell>
          <table:table-cell office:value-type="string" calcext:value-type="string">
            <text:p>JUAN JOSE SANCHEZ CHA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60017" calcext:value-type="float">
            <text:p>2660017</text:p>
          </table:table-cell>
          <table:table-cell office:value-type="string" calcext:value-type="string">
            <text:p>Jesus Israel Gonzalez Velo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60019" calcext:value-type="float">
            <text:p>2660019</text:p>
          </table:table-cell>
          <table:table-cell office:value-type="string" calcext:value-type="string">
            <text:p>Omar Ulises Gonzalez Jua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81687" calcext:value-type="float">
            <text:p>2681687</text:p>
          </table:table-cell>
          <table:table-cell office:value-type="string" calcext:value-type="string">
            <text:p>Daniel Eduardo Sifuentes V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10994" calcext:value-type="float">
            <text:p>2710994</text:p>
          </table:table-cell>
          <table:table-cell office:value-type="string" calcext:value-type="string">
            <text:p>Erika Mendoza Pein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15801" calcext:value-type="float">
            <text:p>2715801</text:p>
          </table:table-cell>
          <table:table-cell office:value-type="string" calcext:value-type="string">
            <text:p>Julieta Flores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53739" calcext:value-type="float">
            <text:p>2753739</text:p>
          </table:table-cell>
          <table:table-cell office:value-type="string" calcext:value-type="string">
            <text:p>LOURDES VIVIANA ORTIZ BARRAZ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55677" calcext:value-type="float">
            <text:p>2755677</text:p>
          </table:table-cell>
          <table:table-cell office:value-type="string" calcext:value-type="string">
            <text:p>Edgar Manuel Moreno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55679" calcext:value-type="float">
            <text:p>2755679</text:p>
          </table:table-cell>
          <table:table-cell office:value-type="string" calcext:value-type="string">
            <text:p>Jorge Alberto Gordillo Angul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55681" calcext:value-type="float">
            <text:p>2755681</text:p>
          </table:table-cell>
          <table:table-cell office:value-type="string" calcext:value-type="string">
            <text:p>Jose Roberto Saucedo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55682" calcext:value-type="float">
            <text:p>2755682</text:p>
          </table:table-cell>
          <table:table-cell office:value-type="string" calcext:value-type="string">
            <text:p>Karla Estefania Godines Jime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13486" calcext:value-type="float">
            <text:p>2813486</text:p>
          </table:table-cell>
          <table:table-cell office:value-type="string" calcext:value-type="string">
            <text:p>Javier Ivan Munoz Roj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13488" calcext:value-type="float">
            <text:p>2813488</text:p>
          </table:table-cell>
          <table:table-cell office:value-type="string" calcext:value-type="string">
            <text:p>Miguel Angel Melendez Rom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982301" calcext:value-type="float">
            <text:p>982301</text:p>
          </table:table-cell>
          <table:table-cell office:value-type="string" calcext:value-type="string">
            <text:p>Lidia Parga Riv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982325" calcext:value-type="float">
            <text:p>982325</text:p>
          </table:table-cell>
          <table:table-cell office:value-type="string" calcext:value-type="string">
            <text:p>Esteban Campos Alem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982398" calcext:value-type="float">
            <text:p>982398</text:p>
          </table:table-cell>
          <table:table-cell office:value-type="string" calcext:value-type="string">
            <text:p>Jesus Rene Dominguez Mire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982429" calcext:value-type="float">
            <text:p>982429</text:p>
          </table:table-cell>
          <table:table-cell office:value-type="string" calcext:value-type="string">
            <text:p>Norma Guadalupe Hernandez Marq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982769" calcext:value-type="float">
            <text:p>982769</text:p>
          </table:table-cell>
          <table:table-cell office:value-type="string" calcext:value-type="string">
            <text:p>Karina Moreno Estra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091154" calcext:value-type="float">
            <text:p>1091154</text:p>
          </table:table-cell>
          <table:table-cell office:value-type="string" calcext:value-type="string">
            <text:p>Adela Acosta Barri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091194" calcext:value-type="float">
            <text:p>1091194</text:p>
          </table:table-cell>
          <table:table-cell office:value-type="string" calcext:value-type="string">
            <text:p>Carlos Rafael Reyes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02750" calcext:value-type="float">
            <text:p>1102750</text:p>
          </table:table-cell>
          <table:table-cell office:value-type="string" calcext:value-type="string">
            <text:p>Veronica Herrera Leyv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14689" calcext:value-type="float">
            <text:p>1114689</text:p>
          </table:table-cell>
          <table:table-cell office:value-type="string" calcext:value-type="string">
            <text:p>Jose Guadalupe Gonzalez Gutier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14694" calcext:value-type="float">
            <text:p>1114694</text:p>
          </table:table-cell>
          <table:table-cell office:value-type="string" calcext:value-type="string">
            <text:p>Samuel Diaz Ravel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14695" calcext:value-type="float">
            <text:p>1114695</text:p>
          </table:table-cell>
          <table:table-cell office:value-type="string" calcext:value-type="string">
            <text:p>Humberto Rios Serra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14701" calcext:value-type="float">
            <text:p>1114701</text:p>
          </table:table-cell>
          <table:table-cell office:value-type="string" calcext:value-type="string">
            <text:p>Blanca Isela x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14843" calcext:value-type="float">
            <text:p>1114843</text:p>
          </table:table-cell>
          <table:table-cell office:value-type="string" calcext:value-type="string">
            <text:p>Marcos Esaul Marrufo Miran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41255" calcext:value-type="float">
            <text:p>1141255</text:p>
          </table:table-cell>
          <table:table-cell office:value-type="string" calcext:value-type="string">
            <text:p>Miriam Nohemi Facio Ort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45266" calcext:value-type="float">
            <text:p>1145266</text:p>
          </table:table-cell>
          <table:table-cell office:value-type="string" calcext:value-type="string">
            <text:p>Fabiola Irene Ortiz Salaz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45285" calcext:value-type="float">
            <text:p>1145285</text:p>
          </table:table-cell>
          <table:table-cell office:value-type="string" calcext:value-type="string">
            <text:p>Karen Guadalupe Reyes Vid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145295" calcext:value-type="float">
            <text:p>1145295</text:p>
          </table:table-cell>
          <table:table-cell office:value-type="string" calcext:value-type="string">
            <text:p>AlfredoDaniel Rodriguez Velazq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530734" calcext:value-type="float">
            <text:p>1530734</text:p>
          </table:table-cell>
          <table:table-cell office:value-type="string" calcext:value-type="string">
            <text:p>Diana Guadalupe De la Cru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534693" calcext:value-type="float">
            <text:p>1534693</text:p>
          </table:table-cell>
          <table:table-cell office:value-type="string" calcext:value-type="string">
            <text:p>Wendy Jazmin Torres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584883" calcext:value-type="float">
            <text:p>1584883</text:p>
          </table:table-cell>
          <table:table-cell office:value-type="string" calcext:value-type="string">
            <text:p>Jessica Christel Hernand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670327" calcext:value-type="float">
            <text:p>1670327</text:p>
          </table:table-cell>
          <table:table-cell office:value-type="string" calcext:value-type="string">
            <text:p>Cecilia Nuñez Quiro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33855" calcext:value-type="float">
            <text:p>1733855</text:p>
          </table:table-cell>
          <table:table-cell office:value-type="string" calcext:value-type="string">
            <text:p>Cosme Calderon More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33916" calcext:value-type="float">
            <text:p>1733916</text:p>
          </table:table-cell>
          <table:table-cell office:value-type="string" calcext:value-type="string">
            <text:p>Samuel Medina Mera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33952" calcext:value-type="float">
            <text:p>1733952</text:p>
          </table:table-cell>
          <table:table-cell office:value-type="string" calcext:value-type="string">
            <text:p>Oscar Omar Oron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39024" calcext:value-type="float">
            <text:p>1739024</text:p>
          </table:table-cell>
          <table:table-cell office:value-type="string" calcext:value-type="string">
            <text:p>Juana Viviana Botello Navar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36766" calcext:value-type="float">
            <text:p>1836766</text:p>
          </table:table-cell>
          <table:table-cell office:value-type="string" calcext:value-type="string">
            <text:p>Jairo Ulises Silva Miran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76520" calcext:value-type="float">
            <text:p>1876520</text:p>
          </table:table-cell>
          <table:table-cell office:value-type="string" calcext:value-type="string">
            <text:p>CHRISTIAN TAVIZON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77047" calcext:value-type="float">
            <text:p>1877047</text:p>
          </table:table-cell>
          <table:table-cell office:value-type="string" calcext:value-type="string">
            <text:p>Abril Guadalupe Cordova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77051" calcext:value-type="float">
            <text:p>1877051</text:p>
          </table:table-cell>
          <table:table-cell office:value-type="string" calcext:value-type="string">
            <text:p>Luzcelene Cabello Riv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80002" calcext:value-type="float">
            <text:p>1880002</text:p>
          </table:table-cell>
          <table:table-cell office:value-type="string" calcext:value-type="string">
            <text:p>Mario Diego Perez Sauce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940996" calcext:value-type="float">
            <text:p>1940996</text:p>
          </table:table-cell>
          <table:table-cell office:value-type="string" calcext:value-type="string">
            <text:p>Ana Gabriela Soto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026088" calcext:value-type="float">
            <text:p>2026088</text:p>
          </table:table-cell>
          <table:table-cell office:value-type="string" calcext:value-type="string">
            <text:p>Jose Alberto Acosta Miran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39740" calcext:value-type="float">
            <text:p>2139740</text:p>
          </table:table-cell>
          <table:table-cell office:value-type="string" calcext:value-type="string">
            <text:p>Gabriel Leyva Par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76973" calcext:value-type="float">
            <text:p>2176973</text:p>
          </table:table-cell>
          <table:table-cell office:value-type="string" calcext:value-type="string">
            <text:p>Moises Zepeda Pedroz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271080" calcext:value-type="float">
            <text:p>2271080</text:p>
          </table:table-cell>
          <table:table-cell office:value-type="string" calcext:value-type="string">
            <text:p>Elida Josefina Nevarez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271164" calcext:value-type="float">
            <text:p>2271164</text:p>
          </table:table-cell>
          <table:table-cell office:value-type="string" calcext:value-type="string">
            <text:p>Brenda Monica Martinez Espi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276502" calcext:value-type="float">
            <text:p>2276502</text:p>
          </table:table-cell>
          <table:table-cell office:value-type="string" calcext:value-type="string">
            <text:p>Pedro Alberto Rivera Pied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64595" calcext:value-type="float">
            <text:p>2464595</text:p>
          </table:table-cell>
          <table:table-cell office:value-type="string" calcext:value-type="string">
            <text:p>Laura Virginia Trinidad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10488" calcext:value-type="float">
            <text:p>2510488</text:p>
          </table:table-cell>
          <table:table-cell office:value-type="string" calcext:value-type="string">
            <text:p>Gerardo Silverio Castillo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50876" calcext:value-type="float">
            <text:p>2550876</text:p>
          </table:table-cell>
          <table:table-cell office:value-type="string" calcext:value-type="string">
            <text:p>Anette Maldonado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14958" calcext:value-type="float">
            <text:p>2614958</text:p>
          </table:table-cell>
          <table:table-cell office:value-type="string" calcext:value-type="string">
            <text:p>Angie Chavez Ros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15109" calcext:value-type="float">
            <text:p>2615109</text:p>
          </table:table-cell>
          <table:table-cell office:value-type="string" calcext:value-type="string">
            <text:p>Briana Patricia Campos Mari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43030" calcext:value-type="float">
            <text:p>2643030</text:p>
          </table:table-cell>
          <table:table-cell office:value-type="string" calcext:value-type="string">
            <text:p>Erick Ivan Salinas F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23628" calcext:value-type="float">
            <text:p>2723628</text:p>
          </table:table-cell>
          <table:table-cell office:value-type="string" calcext:value-type="string">
            <text:p>Aide Georgina Herrera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23636" calcext:value-type="float">
            <text:p>2723636</text:p>
          </table:table-cell>
          <table:table-cell office:value-type="string" calcext:value-type="string">
            <text:p>Norma Daniela Diaz Sal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23643" calcext:value-type="float">
            <text:p>2723643</text:p>
          </table:table-cell>
          <table:table-cell office:value-type="string" calcext:value-type="string">
            <text:p>Tomas Avila Aguil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23918" calcext:value-type="float">
            <text:p>2723918</text:p>
          </table:table-cell>
          <table:table-cell office:value-type="string" calcext:value-type="string">
            <text:p>Danna Jayleen Reyna Padil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791618" calcext:value-type="float">
            <text:p>2791618</text:p>
          </table:table-cell>
          <table:table-cell office:value-type="string" calcext:value-type="string">
            <text:p>Lorenzo Antonio Rodriguez Guzm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13543" calcext:value-type="float">
            <text:p>2813543</text:p>
          </table:table-cell>
          <table:table-cell office:value-type="string" calcext:value-type="string">
            <text:p>Hector Guaymas Tel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50696" calcext:value-type="float">
            <text:p>2850696</text:p>
          </table:table-cell>
          <table:table-cell office:value-type="string" calcext:value-type="string">
            <text:p>JOHAN ISRAEL ARTEAGA SOLI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51217" calcext:value-type="float">
            <text:p>2851217</text:p>
          </table:table-cell>
          <table:table-cell office:value-type="string" calcext:value-type="string">
            <text:p>Diana Agnesse Bretado Nu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06147" calcext:value-type="float">
            <text:p>2906147</text:p>
          </table:table-cell>
          <table:table-cell office:value-type="string" calcext:value-type="string">
            <text:p>Wilfredo Elenilson Martinez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06199" calcext:value-type="float">
            <text:p>2906199</text:p>
          </table:table-cell>
          <table:table-cell office:value-type="string" calcext:value-type="string">
            <text:p>Jorge Alejandro Torrecill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31098" calcext:value-type="float">
            <text:p>2931098</text:p>
          </table:table-cell>
          <table:table-cell office:value-type="string" calcext:value-type="string">
            <text:p>Christian Antonio Silva Ocho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31104" calcext:value-type="float">
            <text:p>2931104</text:p>
          </table:table-cell>
          <table:table-cell office:value-type="string" calcext:value-type="string">
            <text:p>Juan Fernando Rios Quinon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31107" calcext:value-type="float">
            <text:p>2931107</text:p>
          </table:table-cell>
          <table:table-cell office:value-type="string" calcext:value-type="string">
            <text:p>Maria Luisa Vega Acos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83562" calcext:value-type="float">
            <text:p>2983562</text:p>
          </table:table-cell>
          <table:table-cell office:value-type="string" calcext:value-type="string">
            <text:p>Manuel Galindo Nu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06010" calcext:value-type="float">
            <text:p>3006010</text:p>
          </table:table-cell>
          <table:table-cell office:value-type="string" calcext:value-type="string">
            <text:p>Jose Manuel Lopez Medran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06040" calcext:value-type="float">
            <text:p>3006040</text:p>
          </table:table-cell>
          <table:table-cell office:value-type="string" calcext:value-type="string">
            <text:p>Rebeca Asarahi Soto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08254" calcext:value-type="float">
            <text:p>3008254</text:p>
          </table:table-cell>
          <table:table-cell office:value-type="string" calcext:value-type="string">
            <text:p>SAUL JOAQUIN SANCHEZ PE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93198" calcext:value-type="float">
            <text:p>3093198</text:p>
          </table:table-cell>
          <table:table-cell office:value-type="string" calcext:value-type="string">
            <text:p>Elizabeth Sanchez Guerrer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93199" calcext:value-type="float">
            <text:p>3093199</text:p>
          </table:table-cell>
          <table:table-cell office:value-type="string" calcext:value-type="string">
            <text:p>Isaac Daniel Landeros Mele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93362" calcext:value-type="float">
            <text:p>3093362</text:p>
          </table:table-cell>
          <table:table-cell office:value-type="string" calcext:value-type="string">
            <text:p>Ernesto Castro Merc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20661" calcext:value-type="float">
            <text:p>3120661</text:p>
          </table:table-cell>
          <table:table-cell office:value-type="string" calcext:value-type="string">
            <text:p>Brenda Lorena Rodriguez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20664" calcext:value-type="float">
            <text:p>3120664</text:p>
          </table:table-cell>
          <table:table-cell office:value-type="string" calcext:value-type="string">
            <text:p>Lucero Andrea Martinez Palme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53657" calcext:value-type="float">
            <text:p>3153657</text:p>
          </table:table-cell>
          <table:table-cell office:value-type="string" calcext:value-type="string">
            <text:p>Laura Herrera Chav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81831" calcext:value-type="float">
            <text:p>3181831</text:p>
          </table:table-cell>
          <table:table-cell office:value-type="string" calcext:value-type="string">
            <text:p>Thania Arely Medrano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216733" calcext:value-type="float">
            <text:p>3216733</text:p>
          </table:table-cell>
          <table:table-cell office:value-type="string" calcext:value-type="string">
            <text:p>Carla Sifuentes La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242241" calcext:value-type="float">
            <text:p>3242241</text:p>
          </table:table-cell>
          <table:table-cell office:value-type="string" calcext:value-type="string">
            <text:p>Ana Gloria Silva Rodrigu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242245" calcext:value-type="float">
            <text:p>3242245</text:p>
          </table:table-cell>
          <table:table-cell office:value-type="string" calcext:value-type="string">
            <text:p>Erika Karina Nunez Cas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667272" calcext:value-type="float">
            <text:p>667272</text:p>
          </table:table-cell>
          <table:table-cell office:value-type="string" calcext:value-type="string">
            <text:p>MARCELA NAVARRETE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381826" calcext:value-type="float">
            <text:p>1381826</text:p>
          </table:table-cell>
          <table:table-cell office:value-type="string" calcext:value-type="string">
            <text:p>Hazael Mata Nuñ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381918" calcext:value-type="float">
            <text:p>1381918</text:p>
          </table:table-cell>
          <table:table-cell office:value-type="string" calcext:value-type="string">
            <text:p>Angel Gomez Vil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633635" calcext:value-type="float">
            <text:p>1633635</text:p>
          </table:table-cell>
          <table:table-cell office:value-type="string" calcext:value-type="string">
            <text:p>Ana Angelina Cordova Castañe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50946" calcext:value-type="float">
            <text:p>1750946</text:p>
          </table:table-cell>
          <table:table-cell office:value-type="string" calcext:value-type="string">
            <text:p>Maria Isabel Hernandez Garc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90555" calcext:value-type="float">
            <text:p>1790555</text:p>
          </table:table-cell>
          <table:table-cell office:value-type="string" calcext:value-type="string">
            <text:p>Lourdes Manuela Ramirez Lop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790562" calcext:value-type="float">
            <text:p>1790562</text:p>
          </table:table-cell>
          <table:table-cell office:value-type="string" calcext:value-type="string">
            <text:p>Maricela Rodriguez Villanuev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10635" calcext:value-type="float">
            <text:p>1810635</text:p>
          </table:table-cell>
          <table:table-cell office:value-type="string" calcext:value-type="string">
            <text:p>Veronica Lara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10643" calcext:value-type="float">
            <text:p>1810643</text:p>
          </table:table-cell>
          <table:table-cell office:value-type="string" calcext:value-type="string">
            <text:p>Claudia Del Rocio Palacios Ri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10970" calcext:value-type="float">
            <text:p>1810970</text:p>
          </table:table-cell>
          <table:table-cell office:value-type="string" calcext:value-type="string">
            <text:p>Christian Montelongo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17566" calcext:value-type="float">
            <text:p>1817566</text:p>
          </table:table-cell>
          <table:table-cell office:value-type="string" calcext:value-type="string">
            <text:p>Nancy Daniela Tinoco Rey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39530" calcext:value-type="float">
            <text:p>1839530</text:p>
          </table:table-cell>
          <table:table-cell office:value-type="string" calcext:value-type="string">
            <text:p>Jessica Michelle Rivas Canal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1866339" calcext:value-type="float">
            <text:p>1866339</text:p>
          </table:table-cell>
          <table:table-cell office:value-type="string" calcext:value-type="string">
            <text:p>RAUL GUERRERO DE LU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089506" calcext:value-type="float">
            <text:p>2089506</text:p>
          </table:table-cell>
          <table:table-cell office:value-type="string" calcext:value-type="string">
            <text:p>Javier Ochoa Escarza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25042" calcext:value-type="float">
            <text:p>2125042</text:p>
          </table:table-cell>
          <table:table-cell office:value-type="string" calcext:value-type="string">
            <text:p>Johana Judith Sainz Orte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25074" calcext:value-type="float">
            <text:p>2125074</text:p>
          </table:table-cell>
          <table:table-cell office:value-type="string" calcext:value-type="string">
            <text:p>Sonia Gabriela Valdez Salazar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33961" calcext:value-type="float">
            <text:p>2133961</text:p>
          </table:table-cell>
          <table:table-cell office:value-type="string" calcext:value-type="string">
            <text:p>Cinthya Magali Valles Aran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62105" calcext:value-type="float">
            <text:p>2162105</text:p>
          </table:table-cell>
          <table:table-cell office:value-type="string" calcext:value-type="string">
            <text:p>Valeria Bustamante Galleg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83119" calcext:value-type="float">
            <text:p>2183119</text:p>
          </table:table-cell>
          <table:table-cell office:value-type="string" calcext:value-type="string">
            <text:p>BRENDA GUADALUPE ZAMORA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189284" calcext:value-type="float">
            <text:p>2189284</text:p>
          </table:table-cell>
          <table:table-cell office:value-type="string" calcext:value-type="string">
            <text:p>Zaira Cecilia Gonzalez Sal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35811" calcext:value-type="float">
            <text:p>2335811</text:p>
          </table:table-cell>
          <table:table-cell office:value-type="string" calcext:value-type="string">
            <text:p>Raquel Rosales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35813" calcext:value-type="float">
            <text:p>2335813</text:p>
          </table:table-cell>
          <table:table-cell office:value-type="string" calcext:value-type="string">
            <text:p>Sandra Yuridia Antonio Hernand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35826" calcext:value-type="float">
            <text:p>2335826</text:p>
          </table:table-cell>
          <table:table-cell office:value-type="string" calcext:value-type="string">
            <text:p>Pedro Martin Hernandez Doz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40218" calcext:value-type="float">
            <text:p>2340218</text:p>
          </table:table-cell>
          <table:table-cell office:value-type="string" calcext:value-type="string">
            <text:p>Eugenia Palmira Burgos Villalobo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391879" calcext:value-type="float">
            <text:p>2391879</text:p>
          </table:table-cell>
          <table:table-cell office:value-type="string" calcext:value-type="string">
            <text:p>Alondra Uvalles Par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23582" calcext:value-type="float">
            <text:p>2423582</text:p>
          </table:table-cell>
          <table:table-cell office:value-type="string" calcext:value-type="string">
            <text:p>Ronaldo Martinez Renter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28111" calcext:value-type="float">
            <text:p>2428111</text:p>
          </table:table-cell>
          <table:table-cell office:value-type="string" calcext:value-type="string">
            <text:p>Silvia Monserrat Freyre Freyr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57165" calcext:value-type="float">
            <text:p>2457165</text:p>
          </table:table-cell>
          <table:table-cell office:value-type="string" calcext:value-type="string">
            <text:p>Azareth Jonathan Santillano So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457182" calcext:value-type="float">
            <text:p>2457182</text:p>
          </table:table-cell>
          <table:table-cell office:value-type="string" calcext:value-type="string">
            <text:p>Veronica Barraza Rami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48908" calcext:value-type="float">
            <text:p>2548908</text:p>
          </table:table-cell>
          <table:table-cell office:value-type="string" calcext:value-type="string">
            <text:p>Oziel Florentino Molina Escobe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92305" calcext:value-type="float">
            <text:p>2592305</text:p>
          </table:table-cell>
          <table:table-cell office:value-type="string" calcext:value-type="string">
            <text:p>Erika Adriana Reyes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92332" calcext:value-type="float">
            <text:p>2592332</text:p>
          </table:table-cell>
          <table:table-cell office:value-type="string" calcext:value-type="string">
            <text:p>Daniel Gomez Galavi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592335" calcext:value-type="float">
            <text:p>2592335</text:p>
          </table:table-cell>
          <table:table-cell office:value-type="string" calcext:value-type="string">
            <text:p>Joaquin Orozco La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44729" calcext:value-type="float">
            <text:p>2644729</text:p>
          </table:table-cell>
          <table:table-cell office:value-type="string" calcext:value-type="string">
            <text:p>Jesus Esteban Morones Castano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44736" calcext:value-type="float">
            <text:p>2644736</text:p>
          </table:table-cell>
          <table:table-cell office:value-type="string" calcext:value-type="string">
            <text:p>Jose Alberto Gonzalez Estrad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44749" calcext:value-type="float">
            <text:p>2644749</text:p>
          </table:table-cell>
          <table:table-cell office:value-type="string" calcext:value-type="string">
            <text:p>Karla Yaneth Calderon Flo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44755" calcext:value-type="float">
            <text:p>2644755</text:p>
          </table:table-cell>
          <table:table-cell office:value-type="string" calcext:value-type="string">
            <text:p>Nicolas Avila Quintan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94815" calcext:value-type="float">
            <text:p>2694815</text:p>
          </table:table-cell>
          <table:table-cell office:value-type="string" calcext:value-type="string">
            <text:p>Diana Laura Escalante Carrill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94816" calcext:value-type="float">
            <text:p>2694816</text:p>
          </table:table-cell>
          <table:table-cell office:value-type="string" calcext:value-type="string">
            <text:p>Felipe De Jesus Munoz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694820" calcext:value-type="float">
            <text:p>2694820</text:p>
          </table:table-cell>
          <table:table-cell office:value-type="string" calcext:value-type="string">
            <text:p>Roman Baudelio Medrano Gonzal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28903" calcext:value-type="float">
            <text:p>2828903</text:p>
          </table:table-cell>
          <table:table-cell office:value-type="string" calcext:value-type="string">
            <text:p>Francisco Antonio De Santiago Gambo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28907" calcext:value-type="float">
            <text:p>2828907</text:p>
          </table:table-cell>
          <table:table-cell office:value-type="string" calcext:value-type="string">
            <text:p>Luis Alfredo Estrada Quirog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88106" calcext:value-type="float">
            <text:p>2888106</text:p>
          </table:table-cell>
          <table:table-cell office:value-type="string" calcext:value-type="string">
            <text:p>Carlos Alberto Aviña Acos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89644" calcext:value-type="float">
            <text:p>2889644</text:p>
          </table:table-cell>
          <table:table-cell office:value-type="string" calcext:value-type="string">
            <text:p>Carol Yakaranday Esquivel Re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889654" calcext:value-type="float">
            <text:p>2889654</text:p>
          </table:table-cell>
          <table:table-cell office:value-type="string" calcext:value-type="string">
            <text:p>Susana Bailon Acost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12247" calcext:value-type="float">
            <text:p>2912247</text:p>
          </table:table-cell>
          <table:table-cell office:value-type="string" calcext:value-type="string">
            <text:p>Mayra Sierra Cabrer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14393" calcext:value-type="float">
            <text:p>2914393</text:p>
          </table:table-cell>
          <table:table-cell office:value-type="string" calcext:value-type="string">
            <text:p>Jose Armando Avila Sala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14394" calcext:value-type="float">
            <text:p>2914394</text:p>
          </table:table-cell>
          <table:table-cell office:value-type="string" calcext:value-type="string">
            <text:p>Jose Fernando Campos Chav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39142" calcext:value-type="float">
            <text:p>2939142</text:p>
          </table:table-cell>
          <table:table-cell office:value-type="string" calcext:value-type="string">
            <text:p>Fatima Karina Galindo Valenzuel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39148" calcext:value-type="float">
            <text:p>2939148</text:p>
          </table:table-cell>
          <table:table-cell office:value-type="string" calcext:value-type="string">
            <text:p>Juan Sebastian Gallardo Martin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68101" calcext:value-type="float">
            <text:p>2968101</text:p>
          </table:table-cell>
          <table:table-cell office:value-type="string" calcext:value-type="string">
            <text:p>Johana Guadalupe Ibarra Monrreal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2992475" calcext:value-type="float">
            <text:p>2992475</text:p>
          </table:table-cell>
          <table:table-cell office:value-type="string" calcext:value-type="string">
            <text:p>Bricia Veronica Morales Torres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15790" calcext:value-type="float">
            <text:p>3015790</text:p>
          </table:table-cell>
          <table:table-cell office:value-type="string" calcext:value-type="string">
            <text:p>Gabriela Reyes Alvar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68092" calcext:value-type="float">
            <text:p>3068092</text:p>
          </table:table-cell>
          <table:table-cell office:value-type="string" calcext:value-type="string">
            <text:p>Eduardo Muñoz Duran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98838" calcext:value-type="float">
            <text:p>3098838</text:p>
          </table:table-cell>
          <table:table-cell office:value-type="string" calcext:value-type="string">
            <text:p>Mario Alberto Delgado Tapi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098882" calcext:value-type="float">
            <text:p>3098882</text:p>
          </table:table-cell>
          <table:table-cell office:value-type="string" calcext:value-type="string">
            <text:p>Mariel Ramirez Delgad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32405" calcext:value-type="float">
            <text:p>3132405</text:p>
          </table:table-cell>
          <table:table-cell office:value-type="string" calcext:value-type="string">
            <text:p>Ruth Paulina Bayona Villanueva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32406" calcext:value-type="float">
            <text:p>3132406</text:p>
          </table:table-cell>
          <table:table-cell office:value-type="string" calcext:value-type="string">
            <text:p>Sandra Daniela Alcazar Soto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61867" calcext:value-type="float">
            <text:p>3161867</text:p>
          </table:table-cell>
          <table:table-cell office:value-type="string" calcext:value-type="string">
            <text:p>Grecia Fernanda Carrera Navarrete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  <table:table-row table:style-name="ro1">
          <table:table-cell office:value-type="float" office:value="3161868" calcext:value-type="float">
            <text:p>3161868</text:p>
          </table:table-cell>
          <table:table-cell office:value-type="string" calcext:value-type="string">
            <text:p>Mario Antonio Santana Sanchez</text:p>
          </table:table-cell>
          <table:table-cell office:value-type="string" calcext:value-type="string">
            <text:p>HTG MXD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Sierra</text:p>
          </table:table-cell>
          <table:table-cell table:number-columns-repeated="7"/>
        </table:table-row>
      </table:table>
      <table:table table:name="10. HTG MTY - Chime Bank - TPMXN Cuauhtemoc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2"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Chime_Bank_Cuauhtemoc_S</text:p>
          </table:table-cell>
          <table:table-cell/>
          <table:table-cell office:value-type="float" office:value="3276320" calcext:value-type="float">
            <text:p>3276320</text:p>
          </table:table-cell>
          <table:table-cell office:value-type="string" calcext:value-type="string">
            <text:p>trevinol.7</text:p>
          </table:table-cell>
          <table:table-cell office:value-type="string" calcext:value-type="string">
            <text:p>Oscar Eduardo Trevino Longoria</text:p>
          </table:table-cell>
        </table:table-row>
        <table:table-row table:style-name="ro1">
          <table:table-cell office:value-type="float" office:value="833403" calcext:value-type="float">
            <text:p>833403</text:p>
          </table:table-cell>
          <table:table-cell office:value-type="string" calcext:value-type="string">
            <text:p>Eliana Janeth Palacios Sandova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249314" calcext:value-type="float">
            <text:p>3249314</text:p>
          </table:table-cell>
          <table:table-cell office:value-type="string" calcext:value-type="string">
            <text:p>hernandez.2851</text:p>
          </table:table-cell>
          <table:table-cell office:value-type="string" calcext:value-type="string">
            <text:p>Eliud Sebastian Hernandez Rivera</text:p>
          </table:table-cell>
        </table:table-row>
        <table:table-row table:style-name="ro1">
          <table:table-cell office:value-type="float" office:value="866550" calcext:value-type="float">
            <text:p>866550</text:p>
          </table:table-cell>
          <table:table-cell office:value-type="string" calcext:value-type="string">
            <text:p>Narda Antonia Ayala Galin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235716" calcext:value-type="float">
            <text:p>3235716</text:p>
          </table:table-cell>
          <table:table-cell office:value-type="string" calcext:value-type="string">
            <text:p>salgados.8</text:p>
          </table:table-cell>
          <table:table-cell office:value-type="string" calcext:value-type="string">
            <text:p>Janet Salgado Salgado</text:p>
          </table:table-cell>
        </table:table-row>
        <table:table-row table:style-name="ro1">
          <table:table-cell office:value-type="float" office:value="876806" calcext:value-type="float">
            <text:p>876806</text:p>
          </table:table-cell>
          <table:table-cell office:value-type="string" calcext:value-type="string">
            <text:p>Santiago Gonzalez Chav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199175" calcext:value-type="float">
            <text:p>3199175</text:p>
          </table:table-cell>
          <table:table-cell office:value-type="string" calcext:value-type="string">
            <text:p>carriedoh.5</text:p>
          </table:table-cell>
          <table:table-cell office:value-type="string" calcext:value-type="string">
            <text:p>Maria De La Paz Sofia Carriedo Hernandez</text:p>
          </table:table-cell>
        </table:table-row>
        <table:table-row table:style-name="ro1">
          <table:table-cell office:value-type="float" office:value="876807" calcext:value-type="float">
            <text:p>876807</text:p>
          </table:table-cell>
          <table:table-cell office:value-type="string" calcext:value-type="string">
            <text:p>Jose Ivan Gonzalez Bazaldu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199174" calcext:value-type="float">
            <text:p>3199174</text:p>
          </table:table-cell>
          <table:table-cell office:value-type="string" calcext:value-type="string">
            <text:p>melchorh.5</text:p>
          </table:table-cell>
          <table:table-cell office:value-type="string" calcext:value-type="string">
            <text:p>Juan Manuel Melchor Hernandez</text:p>
          </table:table-cell>
        </table:table-row>
        <table:table-row table:style-name="ro1">
          <table:table-cell office:value-type="float" office:value="882654" calcext:value-type="float">
            <text:p>882654</text:p>
          </table:table-cell>
          <table:table-cell office:value-type="string" calcext:value-type="string">
            <text:p>Fidel Trevino Calv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Chime_Bank_Cuauhtemoc_A</text:p>
          </table:table-cell>
          <table:table-cell/>
          <table:table-cell office:value-type="float" office:value="3194371" calcext:value-type="float">
            <text:p>3194371</text:p>
          </table:table-cell>
          <table:table-cell office:value-type="string" calcext:value-type="string">
            <text:p>rangel.160</text:p>
          </table:table-cell>
          <table:table-cell office:value-type="string" calcext:value-type="string">
            <text:p>Alan Matthew Rangel Rosas</text:p>
          </table:table-cell>
        </table:table-row>
        <table:table-row table:style-name="ro1">
          <table:table-cell office:value-type="float" office:value="884511" calcext:value-type="float">
            <text:p>884511</text:p>
          </table:table-cell>
          <table:table-cell office:value-type="string" calcext:value-type="string">
            <text:p>Elsy Carolina Elias Rey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183273" calcext:value-type="float">
            <text:p>3183273</text:p>
          </table:table-cell>
          <table:table-cell office:value-type="string" calcext:value-type="string">
            <text:p>armijog.5</text:p>
          </table:table-cell>
          <table:table-cell office:value-type="string" calcext:value-type="string">
            <text:p>Meryanne Aglae Armijo Garza</text:p>
          </table:table-cell>
        </table:table-row>
        <table:table-row table:style-name="ro1">
          <table:table-cell office:value-type="float" office:value="887057" calcext:value-type="float">
            <text:p>887057</text:p>
          </table:table-cell>
          <table:table-cell office:value-type="string" calcext:value-type="string">
            <text:p>Diego Alejandro Morlet Aguirr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173583" calcext:value-type="float">
            <text:p>3173583</text:p>
          </table:table-cell>
          <table:table-cell office:value-type="string" calcext:value-type="string">
            <text:p>galvanr.12</text:p>
          </table:table-cell>
          <table:table-cell office:value-type="string" calcext:value-type="string">
            <text:p>Raul Galvan Rodriguez</text:p>
          </table:table-cell>
        </table:table-row>
        <table:table-row table:style-name="ro1">
          <table:table-cell office:value-type="float" office:value="942756" calcext:value-type="float">
            <text:p>942756</text:p>
          </table:table-cell>
          <table:table-cell office:value-type="string" calcext:value-type="string">
            <text:p>Miguel Angel Lopez Ser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173582" calcext:value-type="float">
            <text:p>3173582</text:p>
          </table:table-cell>
          <table:table-cell office:value-type="string" calcext:value-type="string">
            <text:p>coronar.8</text:p>
          </table:table-cell>
          <table:table-cell office:value-type="string" calcext:value-type="string">
            <text:p>Martin Alejandro Corona Ruiz</text:p>
          </table:table-cell>
        </table:table-row>
        <table:table-row table:style-name="ro1">
          <table:table-cell office:value-type="float" office:value="986006" calcext:value-type="float">
            <text:p>986006</text:p>
          </table:table-cell>
          <table:table-cell office:value-type="string" calcext:value-type="string">
            <text:p>Valdemar Gonzalez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4"/>
          <table:table-cell office:value-type="float" office:value="3173580" calcext:value-type="float">
            <text:p>3173580</text:p>
          </table:table-cell>
          <table:table-cell office:value-type="string" calcext:value-type="string">
            <text:p>hernandezu.8</text:p>
          </table:table-cell>
          <table:table-cell office:value-type="string" calcext:value-type="string">
            <text:p>Genesis Monserrat Hernandez Urbina</text:p>
          </table:table-cell>
        </table:table-row>
        <table:table-row table:style-name="ro1">
          <table:table-cell office:value-type="float" office:value="1780656" calcext:value-type="float">
            <text:p>1780656</text:p>
          </table:table-cell>
          <table:table-cell office:value-type="string" calcext:value-type="string">
            <text:p>Bryant Arturo Puente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Chime_Bank_Cuauhtemoc_R</text:p>
          </table:table-cell>
          <table:table-cell/>
          <table:table-cell office:value-type="float" office:value="2931015" calcext:value-type="float">
            <text:p>2931015</text:p>
          </table:table-cell>
          <table:table-cell office:value-type="string" calcext:value-type="string">
            <text:p>carrizalescruz.5</text:p>
          </table:table-cell>
          <table:table-cell office:value-type="string" calcext:value-type="string">
            <text:p>Brenda Elizabeth Carrizales Cruz</text:p>
          </table:table-cell>
        </table:table-row>
        <table:table-row table:style-name="ro1">
          <table:table-cell office:value-type="float" office:value="1780657" calcext:value-type="float">
            <text:p>1780657</text:p>
          </table:table-cell>
          <table:table-cell office:value-type="string" calcext:value-type="string">
            <text:p>Fabiola Mejia Zepe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822571" calcext:value-type="float">
            <text:p>1822571</text:p>
          </table:table-cell>
          <table:table-cell office:value-type="string" calcext:value-type="string">
            <text:p>Kenya Reyes Espinos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861434" calcext:value-type="float">
            <text:p>1861434</text:p>
          </table:table-cell>
          <table:table-cell office:value-type="string" calcext:value-type="string">
            <text:p>Maria Guadalupe Ibarra Gayt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01286" calcext:value-type="float">
            <text:p>1901286</text:p>
          </table:table-cell>
          <table:table-cell office:value-type="string" calcext:value-type="string">
            <text:p>Denisse Jaqueline Gonzalez Cantu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05138" calcext:value-type="float">
            <text:p>1905138</text:p>
          </table:table-cell>
          <table:table-cell office:value-type="string" calcext:value-type="string">
            <text:p>Rosa Isela Cruz Rey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88793" calcext:value-type="float">
            <text:p>1988793</text:p>
          </table:table-cell>
          <table:table-cell office:value-type="string" calcext:value-type="string">
            <text:p>Manuel Gilberto Flores X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290334" calcext:value-type="float">
            <text:p>2290334</text:p>
          </table:table-cell>
          <table:table-cell office:value-type="string" calcext:value-type="string">
            <text:p>Jose Rodolfo Saucedo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452435" calcext:value-type="float">
            <text:p>2452435</text:p>
          </table:table-cell>
          <table:table-cell office:value-type="string" calcext:value-type="string">
            <text:p>Mariela Sauceda Espin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457227" calcext:value-type="float">
            <text:p>2457227</text:p>
          </table:table-cell>
          <table:table-cell office:value-type="string" calcext:value-type="string">
            <text:p>Rodrigo Flores Salin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526523" calcext:value-type="float">
            <text:p>2526523</text:p>
          </table:table-cell>
          <table:table-cell office:value-type="string" calcext:value-type="string">
            <text:p>Francisco Javier Moreno Corpu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526728" calcext:value-type="float">
            <text:p>2526728</text:p>
          </table:table-cell>
          <table:table-cell office:value-type="string" calcext:value-type="string">
            <text:p>Yazmin Alondra Ramirez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568825" calcext:value-type="float">
            <text:p>2568825</text:p>
          </table:table-cell>
          <table:table-cell office:value-type="string" calcext:value-type="string">
            <text:p>Ada Biaanni Espinoza La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631333" calcext:value-type="float">
            <text:p>2631333</text:p>
          </table:table-cell>
          <table:table-cell office:value-type="string" calcext:value-type="string">
            <text:p>Israel Carreno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631782" calcext:value-type="float">
            <text:p>2631782</text:p>
          </table:table-cell>
          <table:table-cell office:value-type="string" calcext:value-type="string">
            <text:p>Daniel Abraham Juarez Barr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52349" calcext:value-type="float">
            <text:p>2752349</text:p>
          </table:table-cell>
          <table:table-cell office:value-type="string" calcext:value-type="string">
            <text:p>Fernando Salome Elizondo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80288" calcext:value-type="float">
            <text:p>2780288</text:p>
          </table:table-cell>
          <table:table-cell office:value-type="string" calcext:value-type="string">
            <text:p>Valeria Marcial Degant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80525" calcext:value-type="float">
            <text:p>2780525</text:p>
          </table:table-cell>
          <table:table-cell office:value-type="string" calcext:value-type="string">
            <text:p>Jose Guadalupe Hernandez Santill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80546" calcext:value-type="float">
            <text:p>2780546</text:p>
          </table:table-cell>
          <table:table-cell office:value-type="string" calcext:value-type="string">
            <text:p>Faustino Raul Rodriguez Sandova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80551" calcext:value-type="float">
            <text:p>2780551</text:p>
          </table:table-cell>
          <table:table-cell office:value-type="string" calcext:value-type="string">
            <text:p>Bibiana Stubbs Zap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869375" calcext:value-type="float">
            <text:p>2869375</text:p>
          </table:table-cell>
          <table:table-cell office:value-type="string" calcext:value-type="string">
            <text:p>Oscar Agustin Bernal Madrid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23709" calcext:value-type="float">
            <text:p>2923709</text:p>
          </table:table-cell>
          <table:table-cell office:value-type="string" calcext:value-type="string">
            <text:p>Monica Sofia Mendez Saldivar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24014" calcext:value-type="float">
            <text:p>2924014</text:p>
          </table:table-cell>
          <table:table-cell office:value-type="string" calcext:value-type="string">
            <text:p>Brenda Nayeli Resendiz Pin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27312" calcext:value-type="float">
            <text:p>2927312</text:p>
          </table:table-cell>
          <table:table-cell office:value-type="string" calcext:value-type="string">
            <text:p>Juan Manuel Badillo Tor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19044" calcext:value-type="float">
            <text:p>3019044</text:p>
          </table:table-cell>
          <table:table-cell office:value-type="string" calcext:value-type="string">
            <text:p>Manuel Alejandro Valencia Gom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43536" calcext:value-type="float">
            <text:p>3043536</text:p>
          </table:table-cell>
          <table:table-cell office:value-type="string" calcext:value-type="string">
            <text:p>Alejandro Coronado Gutier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96956" calcext:value-type="float">
            <text:p>3096956</text:p>
          </table:table-cell>
          <table:table-cell office:value-type="string" calcext:value-type="string">
            <text:p>Gloria Nataly Cuevas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96960" calcext:value-type="float">
            <text:p>3096960</text:p>
          </table:table-cell>
          <table:table-cell office:value-type="string" calcext:value-type="string">
            <text:p>Ericka Elizabeth Flores Ibar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29230" calcext:value-type="float">
            <text:p>3129230</text:p>
          </table:table-cell>
          <table:table-cell office:value-type="string" calcext:value-type="string">
            <text:p>Ivonne Vanesa Navas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31308" calcext:value-type="float">
            <text:p>3131308</text:p>
          </table:table-cell>
          <table:table-cell office:value-type="string" calcext:value-type="string">
            <text:p>Gabriela Juarez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94368" calcext:value-type="float">
            <text:p>3194368</text:p>
          </table:table-cell>
          <table:table-cell office:value-type="string" calcext:value-type="string">
            <text:p>Guadalupe Alfonso Chavarria Vill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94373" calcext:value-type="float">
            <text:p>3194373</text:p>
          </table:table-cell>
          <table:table-cell office:value-type="string" calcext:value-type="string">
            <text:p>Miriam Guadalupe Rivera Castill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18028" calcext:value-type="float">
            <text:p>3218028</text:p>
          </table:table-cell>
          <table:table-cell office:value-type="string" calcext:value-type="string">
            <text:p>Carlos Alberto Lopez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18030" calcext:value-type="float">
            <text:p>3218030</text:p>
          </table:table-cell>
          <table:table-cell office:value-type="string" calcext:value-type="string">
            <text:p>Claudia Chazaro Le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18032" calcext:value-type="float">
            <text:p>3218032</text:p>
          </table:table-cell>
          <table:table-cell office:value-type="string" calcext:value-type="string">
            <text:p>Karen Isamar Aguilar Carmo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298" calcext:value-type="float">
            <text:p>3249298</text:p>
          </table:table-cell>
          <table:table-cell office:value-type="string" calcext:value-type="string">
            <text:p>Sandy Mariela Acevedo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304" calcext:value-type="float">
            <text:p>3249304</text:p>
          </table:table-cell>
          <table:table-cell office:value-type="string" calcext:value-type="string">
            <text:p>Martha Patricia Cabrera Sos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307" calcext:value-type="float">
            <text:p>3249307</text:p>
          </table:table-cell>
          <table:table-cell office:value-type="string" calcext:value-type="string">
            <text:p>Blanca Yazmin Eguren More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318" calcext:value-type="float">
            <text:p>3249318</text:p>
          </table:table-cell>
          <table:table-cell office:value-type="string" calcext:value-type="string">
            <text:p>Jesus Gabriel Marquez Vida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320" calcext:value-type="float">
            <text:p>3249320</text:p>
          </table:table-cell>
          <table:table-cell office:value-type="string" calcext:value-type="string">
            <text:p>Valeria Oksana Medina Vaqu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329" calcext:value-type="float">
            <text:p>3249329</text:p>
          </table:table-cell>
          <table:table-cell office:value-type="string" calcext:value-type="string">
            <text:p>Dante Mauricio Perez Beltr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331" calcext:value-type="float">
            <text:p>3249331</text:p>
          </table:table-cell>
          <table:table-cell office:value-type="string" calcext:value-type="string">
            <text:p>Gregory Marnix Pinoy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479" calcext:value-type="float">
            <text:p>3249479</text:p>
          </table:table-cell>
          <table:table-cell office:value-type="string" calcext:value-type="string">
            <text:p>Nydia Fernanda Valdes Gao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49481" calcext:value-type="float">
            <text:p>3249481</text:p>
          </table:table-cell>
          <table:table-cell office:value-type="string" calcext:value-type="string">
            <text:p>Abimael Aparicio Aguirr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86694" calcext:value-type="float">
            <text:p>3286694</text:p>
          </table:table-cell>
          <table:table-cell office:value-type="string" calcext:value-type="string">
            <text:p>Bernardo Villarreal Gutier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86695" calcext:value-type="float">
            <text:p>3286695</text:p>
          </table:table-cell>
          <table:table-cell office:value-type="string" calcext:value-type="string">
            <text:p>David Alejandro Caporali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86699" calcext:value-type="float">
            <text:p>3286699</text:p>
          </table:table-cell>
          <table:table-cell office:value-type="string" calcext:value-type="string">
            <text:p>Ana Carola Urzua Flo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86701" calcext:value-type="float">
            <text:p>3286701</text:p>
          </table:table-cell>
          <table:table-cell office:value-type="string" calcext:value-type="string">
            <text:p>Luz Judith Priego Pitalu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86703" calcext:value-type="float">
            <text:p>3286703</text:p>
          </table:table-cell>
          <table:table-cell office:value-type="string" calcext:value-type="string">
            <text:p>Maria Carolina Elizondo Ru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11737" calcext:value-type="float">
            <text:p>3311737</text:p>
          </table:table-cell>
          <table:table-cell office:value-type="string" calcext:value-type="string">
            <text:p>Valeria Patricia Martinez M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11746" calcext:value-type="float">
            <text:p>3311746</text:p>
          </table:table-cell>
          <table:table-cell office:value-type="string" calcext:value-type="string">
            <text:p>Nicolas Noriega G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11747" calcext:value-type="float">
            <text:p>3311747</text:p>
          </table:table-cell>
          <table:table-cell office:value-type="string" calcext:value-type="string">
            <text:p>Cynthia Jaqueline Galindo Fuant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11748" calcext:value-type="float">
            <text:p>3311748</text:p>
          </table:table-cell>
          <table:table-cell office:value-type="string" calcext:value-type="string">
            <text:p>Diana Paula Zapata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11750" calcext:value-type="float">
            <text:p>3311750</text:p>
          </table:table-cell>
          <table:table-cell office:value-type="string" calcext:value-type="string">
            <text:p>Luz Andrea Azeneth Trevino C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42" calcext:value-type="float">
            <text:p>3343442</text:p>
          </table:table-cell>
          <table:table-cell office:value-type="string" calcext:value-type="string">
            <text:p>Antonio Ceballos Ponce De Le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45" calcext:value-type="float">
            <text:p>3343445</text:p>
          </table:table-cell>
          <table:table-cell office:value-type="string" calcext:value-type="string">
            <text:p>Daniel Alejandro Vargas Rob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69434" calcext:value-type="float">
            <text:p>3369434</text:p>
          </table:table-cell>
          <table:table-cell office:value-type="string" calcext:value-type="string">
            <text:p>Stephanie Luna Davil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69442" calcext:value-type="float">
            <text:p>3369442</text:p>
          </table:table-cell>
          <table:table-cell office:value-type="string" calcext:value-type="string">
            <text:p>Jesus Angel Lopez Ru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69445" calcext:value-type="float">
            <text:p>3369445</text:p>
          </table:table-cell>
          <table:table-cell office:value-type="string" calcext:value-type="string">
            <text:p>Mauricio Alejandro Rodriguez Aceve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69446" calcext:value-type="float">
            <text:p>3369446</text:p>
          </table:table-cell>
          <table:table-cell office:value-type="string" calcext:value-type="string">
            <text:p>Raul Mateo Tellez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004931" calcext:value-type="float">
            <text:p>1004931</text:p>
          </table:table-cell>
          <table:table-cell office:value-type="string" calcext:value-type="string">
            <text:p>Fernando Lopez Ray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045463" calcext:value-type="float">
            <text:p>1045463</text:p>
          </table:table-cell>
          <table:table-cell office:value-type="string" calcext:value-type="string">
            <text:p>Eranda Aimee Martinez Hered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050102" calcext:value-type="float">
            <text:p>1050102</text:p>
          </table:table-cell>
          <table:table-cell office:value-type="string" calcext:value-type="string">
            <text:p>Andrea Rico Monta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055424" calcext:value-type="float">
            <text:p>1055424</text:p>
          </table:table-cell>
          <table:table-cell office:value-type="string" calcext:value-type="string">
            <text:p>Alan Gustavo Garcia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060075" calcext:value-type="float">
            <text:p>1060075</text:p>
          </table:table-cell>
          <table:table-cell office:value-type="string" calcext:value-type="string">
            <text:p>Daniela Guadalupe Lopez Benit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112480" calcext:value-type="float">
            <text:p>1112480</text:p>
          </table:table-cell>
          <table:table-cell office:value-type="string" calcext:value-type="string">
            <text:p>Luis Humberto Vargas Villarrea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162128" calcext:value-type="float">
            <text:p>1162128</text:p>
          </table:table-cell>
          <table:table-cell office:value-type="string" calcext:value-type="string">
            <text:p>Rafael Avalos Rob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194532" calcext:value-type="float">
            <text:p>1194532</text:p>
          </table:table-cell>
          <table:table-cell office:value-type="string" calcext:value-type="string">
            <text:p>Jaime Israel Arias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250674" calcext:value-type="float">
            <text:p>1250674</text:p>
          </table:table-cell>
          <table:table-cell office:value-type="string" calcext:value-type="string">
            <text:p>Krizia Murielle Villarreal Trevi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262337" calcext:value-type="float">
            <text:p>1262337</text:p>
          </table:table-cell>
          <table:table-cell office:value-type="string" calcext:value-type="string">
            <text:p>Jose Alejandro Martinez Orozc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292681" calcext:value-type="float">
            <text:p>1292681</text:p>
          </table:table-cell>
          <table:table-cell office:value-type="string" calcext:value-type="string">
            <text:p>Victor Hugo Garcia Medr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325827" calcext:value-type="float">
            <text:p>1325827</text:p>
          </table:table-cell>
          <table:table-cell office:value-type="string" calcext:value-type="string">
            <text:p>Carlos Enrique Lozano Trevi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348937" calcext:value-type="float">
            <text:p>1348937</text:p>
          </table:table-cell>
          <table:table-cell office:value-type="string" calcext:value-type="string">
            <text:p>Mariel Yessenia Martinez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349310" calcext:value-type="float">
            <text:p>1349310</text:p>
          </table:table-cell>
          <table:table-cell office:value-type="string" calcext:value-type="string">
            <text:p>Erick Zanata Chac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349382" calcext:value-type="float">
            <text:p>1349382</text:p>
          </table:table-cell>
          <table:table-cell office:value-type="string" calcext:value-type="string">
            <text:p>Mario Alberto Hernandez Asi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360541" calcext:value-type="float">
            <text:p>1360541</text:p>
          </table:table-cell>
          <table:table-cell office:value-type="string" calcext:value-type="string">
            <text:p>Valeria Lizeth Ortiz Dim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393436" calcext:value-type="float">
            <text:p>1393436</text:p>
          </table:table-cell>
          <table:table-cell office:value-type="string" calcext:value-type="string">
            <text:p>Martha Ilyana Huitron Estra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403516" calcext:value-type="float">
            <text:p>1403516</text:p>
          </table:table-cell>
          <table:table-cell office:value-type="string" calcext:value-type="string">
            <text:p>Marco Alfonso Meza Truj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469180" calcext:value-type="float">
            <text:p>1469180</text:p>
          </table:table-cell>
          <table:table-cell office:value-type="string" calcext:value-type="string">
            <text:p>Cristina Fabiola Agundiz Oliv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483265" calcext:value-type="float">
            <text:p>1483265</text:p>
          </table:table-cell>
          <table:table-cell office:value-type="string" calcext:value-type="string">
            <text:p>Adriana Esther Rivera Lander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559917" calcext:value-type="float">
            <text:p>1559917</text:p>
          </table:table-cell>
          <table:table-cell office:value-type="string" calcext:value-type="string">
            <text:p>Juan Angel Medina Flo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635368" calcext:value-type="float">
            <text:p>1635368</text:p>
          </table:table-cell>
          <table:table-cell office:value-type="string" calcext:value-type="string">
            <text:p>Estefany Johana Garcia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68081" calcext:value-type="float">
            <text:p>1968081</text:p>
          </table:table-cell>
          <table:table-cell office:value-type="string" calcext:value-type="string">
            <text:p>Jairo Misael Martinez Alarc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011284" calcext:value-type="float">
            <text:p>2011284</text:p>
          </table:table-cell>
          <table:table-cell office:value-type="string" calcext:value-type="string">
            <text:p>Jose Miguel Villafranca Mend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271645" calcext:value-type="float">
            <text:p>2271645</text:p>
          </table:table-cell>
          <table:table-cell office:value-type="string" calcext:value-type="string">
            <text:p>Mariana Monares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297171" calcext:value-type="float">
            <text:p>2297171</text:p>
          </table:table-cell>
          <table:table-cell office:value-type="string" calcext:value-type="string">
            <text:p>Jaquelin Jaramillo Maci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45548" calcext:value-type="float">
            <text:p>2345548</text:p>
          </table:table-cell>
          <table:table-cell office:value-type="string" calcext:value-type="string">
            <text:p>Angelica Lizeth Neri Me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81547" calcext:value-type="float">
            <text:p>2381547</text:p>
          </table:table-cell>
          <table:table-cell office:value-type="string" calcext:value-type="string">
            <text:p>Aldo Angel Ruiz Vilchi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85790" calcext:value-type="float">
            <text:p>2385790</text:p>
          </table:table-cell>
          <table:table-cell office:value-type="string" calcext:value-type="string">
            <text:p>Carlos Adrian Hernandez Couti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449940" calcext:value-type="float">
            <text:p>2449940</text:p>
          </table:table-cell>
          <table:table-cell office:value-type="string" calcext:value-type="string">
            <text:p>Carlos Alfredo Romo Mar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449942" calcext:value-type="float">
            <text:p>2449942</text:p>
          </table:table-cell>
          <table:table-cell office:value-type="string" calcext:value-type="string">
            <text:p>Elizabeth Acosta G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560327" calcext:value-type="float">
            <text:p>2560327</text:p>
          </table:table-cell>
          <table:table-cell office:value-type="string" calcext:value-type="string">
            <text:p>Grecia Zulema Cardenas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593765" calcext:value-type="float">
            <text:p>2593765</text:p>
          </table:table-cell>
          <table:table-cell office:value-type="string" calcext:value-type="string">
            <text:p>Pablo Alejandro Carballeda Cabr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99754" calcext:value-type="float">
            <text:p>2799754</text:p>
          </table:table-cell>
          <table:table-cell office:value-type="string" calcext:value-type="string">
            <text:p>Carlos Ernesto Gaytan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859317" calcext:value-type="float">
            <text:p>2859317</text:p>
          </table:table-cell>
          <table:table-cell office:value-type="string" calcext:value-type="string">
            <text:p>Analucia Zamora De Hoy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07279" calcext:value-type="float">
            <text:p>2907279</text:p>
          </table:table-cell>
          <table:table-cell office:value-type="string" calcext:value-type="string">
            <text:p>Andrea Rodriguez Norieg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35566" calcext:value-type="float">
            <text:p>2935566</text:p>
          </table:table-cell>
          <table:table-cell office:value-type="string" calcext:value-type="string">
            <text:p>Ariel Osvaldo Bazaldua Jime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35584" calcext:value-type="float">
            <text:p>2935584</text:p>
          </table:table-cell>
          <table:table-cell office:value-type="string" calcext:value-type="string">
            <text:p>Alan Fernando Torres Gom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37291" calcext:value-type="float">
            <text:p>2937291</text:p>
          </table:table-cell>
          <table:table-cell office:value-type="string" calcext:value-type="string">
            <text:p>Gengis Cavazos G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61213" calcext:value-type="float">
            <text:p>3061213</text:p>
          </table:table-cell>
          <table:table-cell office:value-type="string" calcext:value-type="string">
            <text:p>Omar Alejandro Vazquez Pe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61240" calcext:value-type="float">
            <text:p>3061240</text:p>
          </table:table-cell>
          <table:table-cell office:value-type="string" calcext:value-type="string">
            <text:p>Jesus Mauricio Guajardo Ceball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83271" calcext:value-type="float">
            <text:p>3183271</text:p>
          </table:table-cell>
          <table:table-cell office:value-type="string" calcext:value-type="string">
            <text:p>Erick Guatemala Marcia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07098" calcext:value-type="float">
            <text:p>3207098</text:p>
          </table:table-cell>
          <table:table-cell office:value-type="string" calcext:value-type="string">
            <text:p>Lydia Alexandra Lopez Roch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11742" calcext:value-type="float">
            <text:p>3211742</text:p>
          </table:table-cell>
          <table:table-cell office:value-type="string" calcext:value-type="string">
            <text:p>Jorge Luis Rangel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318" calcext:value-type="float">
            <text:p>3276318</text:p>
          </table:table-cell>
          <table:table-cell office:value-type="string" calcext:value-type="string">
            <text:p>Claudio Emanuel Garza De La G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319" calcext:value-type="float">
            <text:p>3276319</text:p>
          </table:table-cell>
          <table:table-cell office:value-type="string" calcext:value-type="string">
            <text:p>Farid Hernandez Ja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322" calcext:value-type="float">
            <text:p>3276322</text:p>
          </table:table-cell>
          <table:table-cell office:value-type="string" calcext:value-type="string">
            <text:p>Alejandra Martinez Villalob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326" calcext:value-type="float">
            <text:p>3276326</text:p>
          </table:table-cell>
          <table:table-cell office:value-type="string" calcext:value-type="string">
            <text:p>Isis Monserrat Lopez Villeg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330" calcext:value-type="float">
            <text:p>3276330</text:p>
          </table:table-cell>
          <table:table-cell office:value-type="string" calcext:value-type="string">
            <text:p>Stephanie Sarai Munoz Zarc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369" calcext:value-type="float">
            <text:p>3276369</text:p>
          </table:table-cell>
          <table:table-cell office:value-type="string" calcext:value-type="string">
            <text:p>Jair Ivan Zavala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65" calcext:value-type="float">
            <text:p>3276565</text:p>
          </table:table-cell>
          <table:table-cell office:value-type="string" calcext:value-type="string">
            <text:p>Elliot Roberto Rodriguez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67" calcext:value-type="float">
            <text:p>3276567</text:p>
          </table:table-cell>
          <table:table-cell office:value-type="string" calcext:value-type="string">
            <text:p>Ramiro Rodriguez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70" calcext:value-type="float">
            <text:p>3276570</text:p>
          </table:table-cell>
          <table:table-cell office:value-type="string" calcext:value-type="string">
            <text:p>Chris Evelyn Lopez Valderram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71" calcext:value-type="float">
            <text:p>3276571</text:p>
          </table:table-cell>
          <table:table-cell office:value-type="string" calcext:value-type="string">
            <text:p>Diana Paulina Vargas Mend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72" calcext:value-type="float">
            <text:p>3276572</text:p>
          </table:table-cell>
          <table:table-cell office:value-type="string" calcext:value-type="string">
            <text:p>Frida Arleth Celis Estra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73" calcext:value-type="float">
            <text:p>3276573</text:p>
          </table:table-cell>
          <table:table-cell office:value-type="string" calcext:value-type="string">
            <text:p>Lesly Esperanza Ibarra Cervant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76576" calcext:value-type="float">
            <text:p>3276576</text:p>
          </table:table-cell>
          <table:table-cell office:value-type="string" calcext:value-type="string">
            <text:p>Melissa Fernanda Chavez Sal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13686" calcext:value-type="float">
            <text:p>3313686</text:p>
          </table:table-cell>
          <table:table-cell office:value-type="string" calcext:value-type="string">
            <text:p>Sarai Ramirez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20833" calcext:value-type="float">
            <text:p>3320833</text:p>
          </table:table-cell>
          <table:table-cell office:value-type="string" calcext:value-type="string">
            <text:p>Alejandro Duran Sal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20859" calcext:value-type="float">
            <text:p>3320859</text:p>
          </table:table-cell>
          <table:table-cell office:value-type="string" calcext:value-type="string">
            <text:p>Jacob Martinez Barrag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20862" calcext:value-type="float">
            <text:p>3320862</text:p>
          </table:table-cell>
          <table:table-cell office:value-type="string" calcext:value-type="string">
            <text:p>Valeria Mildred Martinez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20891" calcext:value-type="float">
            <text:p>3320891</text:p>
          </table:table-cell>
          <table:table-cell office:value-type="string" calcext:value-type="string">
            <text:p>Andrea Sofia Ramirez M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20904" calcext:value-type="float">
            <text:p>3320904</text:p>
          </table:table-cell>
          <table:table-cell office:value-type="string" calcext:value-type="string">
            <text:p>Alejandra Rodriguez Sal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53989" calcext:value-type="float">
            <text:p>3353989</text:p>
          </table:table-cell>
          <table:table-cell office:value-type="string" calcext:value-type="string">
            <text:p>Josue Manrique Gonzalez Cabr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54085" calcext:value-type="float">
            <text:p>3354085</text:p>
          </table:table-cell>
          <table:table-cell office:value-type="string" calcext:value-type="string">
            <text:p>Jose Miguel De La Vega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54092" calcext:value-type="float">
            <text:p>3354092</text:p>
          </table:table-cell>
          <table:table-cell office:value-type="string" calcext:value-type="string">
            <text:p>Elizabeth Davalos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54096" calcext:value-type="float">
            <text:p>3354096</text:p>
          </table:table-cell>
          <table:table-cell office:value-type="string" calcext:value-type="string">
            <text:p>Barbarita Gaytan V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54111" calcext:value-type="float">
            <text:p>3354111</text:p>
          </table:table-cell>
          <table:table-cell office:value-type="string" calcext:value-type="string">
            <text:p>Luis Fernando Plasencia Galleg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54583" calcext:value-type="float">
            <text:p>3454583</text:p>
          </table:table-cell>
          <table:table-cell office:value-type="string" calcext:value-type="string">
            <text:p>Cesar Valerio Chavez Belma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83227" calcext:value-type="float">
            <text:p>383227</text:p>
          </table:table-cell>
          <table:table-cell office:value-type="string" calcext:value-type="string">
            <text:p>Georgina Brocker Ort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794042" calcext:value-type="float">
            <text:p>794042</text:p>
          </table:table-cell>
          <table:table-cell office:value-type="string" calcext:value-type="string">
            <text:p>Giovana Jazmin Martinez Gutier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799423" calcext:value-type="float">
            <text:p>799423</text:p>
          </table:table-cell>
          <table:table-cell office:value-type="string" calcext:value-type="string">
            <text:p>Deisy Yuliana Saavedra Betancourt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801537" calcext:value-type="float">
            <text:p>801537</text:p>
          </table:table-cell>
          <table:table-cell office:value-type="string" calcext:value-type="string">
            <text:p>Efren Garay Contrer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750866" calcext:value-type="float">
            <text:p>1750866</text:p>
          </table:table-cell>
          <table:table-cell office:value-type="string" calcext:value-type="string">
            <text:p>Brian Garcia Pomp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756676" calcext:value-type="float">
            <text:p>1756676</text:p>
          </table:table-cell>
          <table:table-cell office:value-type="string" calcext:value-type="string">
            <text:p>Juan Pablo Gonzalez Cavaz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836200" calcext:value-type="float">
            <text:p>1836200</text:p>
          </table:table-cell>
          <table:table-cell office:value-type="string" calcext:value-type="string">
            <text:p>Alexis Javier Vazquez Alav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11257" calcext:value-type="float">
            <text:p>1911257</text:p>
          </table:table-cell>
          <table:table-cell office:value-type="string" calcext:value-type="string">
            <text:p>Alexis Cabrera Benavid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13520" calcext:value-type="float">
            <text:p>1913520</text:p>
          </table:table-cell>
          <table:table-cell office:value-type="string" calcext:value-type="string">
            <text:p>Alejandro Vasquez Loz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1959428" calcext:value-type="float">
            <text:p>1959428</text:p>
          </table:table-cell>
          <table:table-cell office:value-type="string" calcext:value-type="string">
            <text:p>Luis Angel de Leon Chav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089161" calcext:value-type="float">
            <text:p>2089161</text:p>
          </table:table-cell>
          <table:table-cell office:value-type="string" calcext:value-type="string">
            <text:p>Selene Delgado Pedra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169714" calcext:value-type="float">
            <text:p>2169714</text:p>
          </table:table-cell>
          <table:table-cell office:value-type="string" calcext:value-type="string">
            <text:p>Mauricio Gutierrez Balandr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204125" calcext:value-type="float">
            <text:p>2204125</text:p>
          </table:table-cell>
          <table:table-cell office:value-type="string" calcext:value-type="string">
            <text:p>Ricardo Ivan Recio Ort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20581" calcext:value-type="float">
            <text:p>2320581</text:p>
          </table:table-cell>
          <table:table-cell office:value-type="string" calcext:value-type="string">
            <text:p>Yazmin Martinez Cast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68386" calcext:value-type="float">
            <text:p>2368386</text:p>
          </table:table-cell>
          <table:table-cell office:value-type="string" calcext:value-type="string">
            <text:p>Erich Benjamin Silva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68872" calcext:value-type="float">
            <text:p>2368872</text:p>
          </table:table-cell>
          <table:table-cell office:value-type="string" calcext:value-type="string">
            <text:p>Guillermo Emilio Arana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398625" calcext:value-type="float">
            <text:p>2398625</text:p>
          </table:table-cell>
          <table:table-cell office:value-type="string" calcext:value-type="string">
            <text:p>Eduardo Gabriel Garcia Carmo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586124" calcext:value-type="float">
            <text:p>2586124</text:p>
          </table:table-cell>
          <table:table-cell office:value-type="string" calcext:value-type="string">
            <text:p>Gilberto Antonio Silva Magad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668311" calcext:value-type="float">
            <text:p>2668311</text:p>
          </table:table-cell>
          <table:table-cell office:value-type="string" calcext:value-type="string">
            <text:p>Mariana Jacqueline Mata Vel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792595" calcext:value-type="float">
            <text:p>2792595</text:p>
          </table:table-cell>
          <table:table-cell office:value-type="string" calcext:value-type="string">
            <text:p>Carlos Rafael Merino Ibar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830404" calcext:value-type="float">
            <text:p>2830404</text:p>
          </table:table-cell>
          <table:table-cell office:value-type="string" calcext:value-type="string">
            <text:p>Raquel Alejandra Gonzalez Villarrea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15584" calcext:value-type="float">
            <text:p>2915584</text:p>
          </table:table-cell>
          <table:table-cell office:value-type="string" calcext:value-type="string">
            <text:p>Eleazar Garza Moli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93829" calcext:value-type="float">
            <text:p>2993829</text:p>
          </table:table-cell>
          <table:table-cell office:value-type="string" calcext:value-type="string">
            <text:p>Marla Xiomara Salazar Vel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93844" calcext:value-type="float">
            <text:p>2993844</text:p>
          </table:table-cell>
          <table:table-cell office:value-type="string" calcext:value-type="string">
            <text:p>Ana Esmeralda Garcia Estra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94020" calcext:value-type="float">
            <text:p>2994020</text:p>
          </table:table-cell>
          <table:table-cell office:value-type="string" calcext:value-type="string">
            <text:p>Oscar Daniel Ornelas Cast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2996348" calcext:value-type="float">
            <text:p>2996348</text:p>
          </table:table-cell>
          <table:table-cell office:value-type="string" calcext:value-type="string">
            <text:p>Andrea Marlene Gutierrez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26005" calcext:value-type="float">
            <text:p>3026005</text:p>
          </table:table-cell>
          <table:table-cell office:value-type="string" calcext:value-type="string">
            <text:p>Erik Francisco Puente Lu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026095" calcext:value-type="float">
            <text:p>3026095</text:p>
          </table:table-cell>
          <table:table-cell office:value-type="string" calcext:value-type="string">
            <text:p>Carlos Daniel Bojorquez Atienz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07261" calcext:value-type="float">
            <text:p>3107261</text:p>
          </table:table-cell>
          <table:table-cell office:value-type="string" calcext:value-type="string">
            <text:p>Almadelia Villegas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07266" calcext:value-type="float">
            <text:p>3107266</text:p>
          </table:table-cell>
          <table:table-cell office:value-type="string" calcext:value-type="string">
            <text:p>Luis Javier Naranjo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65583" calcext:value-type="float">
            <text:p>3165583</text:p>
          </table:table-cell>
          <table:table-cell office:value-type="string" calcext:value-type="string">
            <text:p>Abraham Alvarado Gam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165587" calcext:value-type="float">
            <text:p>3165587</text:p>
          </table:table-cell>
          <table:table-cell office:value-type="string" calcext:value-type="string">
            <text:p>Cesar Romeo Vega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28622" calcext:value-type="float">
            <text:p>3228622</text:p>
          </table:table-cell>
          <table:table-cell office:value-type="string" calcext:value-type="string">
            <text:p>Alberto Aragon Loz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28624" calcext:value-type="float">
            <text:p>3228624</text:p>
          </table:table-cell>
          <table:table-cell office:value-type="string" calcext:value-type="string">
            <text:p>Esmeralda Montserat Rosales Dia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28626" calcext:value-type="float">
            <text:p>3228626</text:p>
          </table:table-cell>
          <table:table-cell office:value-type="string" calcext:value-type="string">
            <text:p>Ibeth Montserrat Martinez Salda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28629" calcext:value-type="float">
            <text:p>3228629</text:p>
          </table:table-cell>
          <table:table-cell office:value-type="string" calcext:value-type="string">
            <text:p>Jose Aaron Avila Herr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93219" calcext:value-type="float">
            <text:p>3293219</text:p>
          </table:table-cell>
          <table:table-cell office:value-type="string" calcext:value-type="string">
            <text:p>Luis David Luna Santoy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293230" calcext:value-type="float">
            <text:p>3293230</text:p>
          </table:table-cell>
          <table:table-cell office:value-type="string" calcext:value-type="string">
            <text:p>Sanjuanita Ortiz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48" calcext:value-type="float">
            <text:p>3343448</text:p>
          </table:table-cell>
          <table:table-cell office:value-type="string" calcext:value-type="string">
            <text:p>Jahaziel Aaron Martinez Puent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49" calcext:value-type="float">
            <text:p>3343449</text:p>
          </table:table-cell>
          <table:table-cell office:value-type="string" calcext:value-type="string">
            <text:p>Jorge Eliud Fonseca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50" calcext:value-type="float">
            <text:p>3343450</text:p>
          </table:table-cell>
          <table:table-cell office:value-type="string" calcext:value-type="string">
            <text:p>Jose Miguel Renteria Zap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55" calcext:value-type="float">
            <text:p>3343455</text:p>
          </table:table-cell>
          <table:table-cell office:value-type="string" calcext:value-type="string">
            <text:p>Mariana Aguilera V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43456" calcext:value-type="float">
            <text:p>3343456</text:p>
          </table:table-cell>
          <table:table-cell office:value-type="string" calcext:value-type="string">
            <text:p>Myrthala Gonzalez Val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45" calcext:value-type="float">
            <text:p>3377945</text:p>
          </table:table-cell>
          <table:table-cell office:value-type="string" calcext:value-type="string">
            <text:p>Cesar Patricio Garcia Lumbrer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47" calcext:value-type="float">
            <text:p>3377947</text:p>
          </table:table-cell>
          <table:table-cell office:value-type="string" calcext:value-type="string">
            <text:p>Ethan Omar Solano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48" calcext:value-type="float">
            <text:p>3377948</text:p>
          </table:table-cell>
          <table:table-cell office:value-type="string" calcext:value-type="string">
            <text:p>Kristoff Flores Ram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49" calcext:value-type="float">
            <text:p>3377949</text:p>
          </table:table-cell>
          <table:table-cell office:value-type="string" calcext:value-type="string">
            <text:p>Luis Alberto De Los Santos Tor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55" calcext:value-type="float">
            <text:p>3377955</text:p>
          </table:table-cell>
          <table:table-cell office:value-type="string" calcext:value-type="string">
            <text:p>Mayra Edith Morales De La Cru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57" calcext:value-type="float">
            <text:p>3377957</text:p>
          </table:table-cell>
          <table:table-cell office:value-type="string" calcext:value-type="string">
            <text:p>Natalia Andrea Cura La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89" calcext:value-type="float">
            <text:p>3377989</text:p>
          </table:table-cell>
          <table:table-cell office:value-type="string" calcext:value-type="string">
            <text:p>Diego Mauricio Campos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93" calcext:value-type="float">
            <text:p>3377993</text:p>
          </table:table-cell>
          <table:table-cell office:value-type="string" calcext:value-type="string">
            <text:p>Fernando Ramos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94" calcext:value-type="float">
            <text:p>3377994</text:p>
          </table:table-cell>
          <table:table-cell office:value-type="string" calcext:value-type="string">
            <text:p>Gerardo Ibarra Alfar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7998" calcext:value-type="float">
            <text:p>3377998</text:p>
          </table:table-cell>
          <table:table-cell office:value-type="string" calcext:value-type="string">
            <text:p>Jesus Alfonso Carranza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8005" calcext:value-type="float">
            <text:p>3378005</text:p>
          </table:table-cell>
          <table:table-cell office:value-type="string" calcext:value-type="string">
            <text:p>Leslie Alexandra Canales Riv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378008" calcext:value-type="float">
            <text:p>3378008</text:p>
          </table:table-cell>
          <table:table-cell office:value-type="string" calcext:value-type="string">
            <text:p>Michelle Canseco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13569" calcext:value-type="float">
            <text:p>3413569</text:p>
          </table:table-cell>
          <table:table-cell office:value-type="string" calcext:value-type="string">
            <text:p>Eliezer Rachmiel Sanchez Pe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13574" calcext:value-type="float">
            <text:p>3413574</text:p>
          </table:table-cell>
          <table:table-cell office:value-type="string" calcext:value-type="string">
            <text:p>Natan Hesed Crisostomo Peregri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13578" calcext:value-type="float">
            <text:p>3413578</text:p>
          </table:table-cell>
          <table:table-cell office:value-type="string" calcext:value-type="string">
            <text:p>Amairany De Anda Soli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44602" calcext:value-type="float">
            <text:p>3444602</text:p>
          </table:table-cell>
          <table:table-cell office:value-type="string" calcext:value-type="string">
            <text:p>Adrian Marcelo Diaz Brunswick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44603" calcext:value-type="float">
            <text:p>3444603</text:p>
          </table:table-cell>
          <table:table-cell office:value-type="string" calcext:value-type="string">
            <text:p>Andre Rodriguez Re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44605" calcext:value-type="float">
            <text:p>3444605</text:p>
          </table:table-cell>
          <table:table-cell office:value-type="string" calcext:value-type="string">
            <text:p>Daniel Broce Benavid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  <table:table-row table:style-name="ro1">
          <table:table-cell office:value-type="float" office:value="3444606" calcext:value-type="float">
            <text:p>3444606</text:p>
          </table:table-cell>
          <table:table-cell office:value-type="string" calcext:value-type="string">
            <text:p>Eliud Levi Garcia Gutier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Chime Bank</text:p>
          </table:table-cell>
          <table:table-cell office:value-type="string" calcext:value-type="string">
            <text:p>TPMXN Cuauhtemo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7:50:19.5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10:12.214000000</meta:creation-date>
    <dc:date>2019-11-27T16:11:48.178000000</dc:date>
    <meta:editing-duration>PT18H47M31S</meta:editing-duration>
    <meta:editing-cycles>22</meta:editing-cycles>
    <meta:generator>Neat_Office/6.2.8.2$Windows_x86 LibreOffice_project/</meta:generator>
    <meta:document-statistic meta:table-count="5" meta:cell-count="5220" meta:object-count="0"/>
  </office:meta>
</office:document-meta>
</file>